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2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68978" calcext:value-type="float">
            <text:p>8,468,978</text:p>
          </table:table-cell>
          <table:table-cell table:style-name="ce19" office:value-type="float" office:value="23492074" calcext:value-type="float">
            <text:p>23,492,074</text:p>
          </table:table-cell>
          <table:table-cell table:style-name="ce19" office:value-type="float" office:value="11712047" calcext:value-type="float">
            <text:p>11,712,047</text:p>
          </table:table-cell>
          <table:table-cell table:style-name="ce29" office:value-type="float" office:value="11780027" calcext:value-type="float">
            <text:p>11,780,02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10900" calcext:value-type="float">
            <text:p>1,510,900</text:p>
          </table:table-cell>
          <table:table-cell table:style-name="ce20" office:value-type="float" office:value="3970644" calcext:value-type="float">
            <text:p>3,970,644</text:p>
          </table:table-cell>
          <table:table-cell table:style-name="ce20" office:value-type="float" office:value="1951355" calcext:value-type="float">
            <text:p>1,951,355</text:p>
          </table:table-cell>
          <table:table-cell table:style-name="ce29" office:value-type="float" office:value="2019289" calcext:value-type="float">
            <text:p>2,019,28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3948" calcext:value-type="float">
            <text:p>1,043,948</text:p>
          </table:table-cell>
          <table:table-cell table:style-name="ce20" office:value-type="float" office:value="2704810" calcext:value-type="float">
            <text:p>2,704,810</text:p>
          </table:table-cell>
          <table:table-cell table:style-name="ce20" office:value-type="float" office:value="1295462" calcext:value-type="float">
            <text:p>1,295,462</text:p>
          </table:table-cell>
          <table:table-cell table:style-name="ce29" office:value-type="float" office:value="1409348" calcext:value-type="float">
            <text:p>1,409,34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50501" calcext:value-type="float">
            <text:p>750,501</text:p>
          </table:table-cell>
          <table:table-cell table:style-name="ce20" office:value-type="float" office:value="2105780" calcext:value-type="float">
            <text:p>2,105,780</text:p>
          </table:table-cell>
          <table:table-cell table:style-name="ce20" office:value-type="float" office:value="1053001" calcext:value-type="float">
            <text:p>1,053,001</text:p>
          </table:table-cell>
          <table:table-cell table:style-name="ce29" office:value-type="float" office:value="1052779" calcext:value-type="float">
            <text:p>1,052,77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27901" calcext:value-type="float">
            <text:p>927,901</text:p>
          </table:table-cell>
          <table:table-cell table:style-name="ce20" office:value-type="float" office:value="2744445" calcext:value-type="float">
            <text:p>2,744,445</text:p>
          </table:table-cell>
          <table:table-cell table:style-name="ce20" office:value-type="float" office:value="1357014" calcext:value-type="float">
            <text:p>1,357,014</text:p>
          </table:table-cell>
          <table:table-cell table:style-name="ce29" office:value-type="float" office:value="1387431" calcext:value-type="float">
            <text:p>1,387,43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2325" calcext:value-type="float">
            <text:p>672,325</text:p>
          </table:table-cell>
          <table:table-cell table:style-name="ce20" office:value-type="float" office:value="1885541" calcext:value-type="float">
            <text:p>1,885,541</text:p>
          </table:table-cell>
          <table:table-cell table:style-name="ce20" office:value-type="float" office:value="943804" calcext:value-type="float">
            <text:p>943,804</text:p>
          </table:table-cell>
          <table:table-cell table:style-name="ce29" office:value-type="float" office:value="941737" calcext:value-type="float">
            <text:p>941,73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72939" calcext:value-type="float">
            <text:p>1,072,939</text:p>
          </table:table-cell>
          <table:table-cell table:style-name="ce21" office:value-type="float" office:value="2778918" calcext:value-type="float">
            <text:p>2,778,918</text:p>
          </table:table-cell>
          <table:table-cell table:style-name="ce20" office:value-type="float" office:value="1380989" calcext:value-type="float">
            <text:p>1,380,989</text:p>
          </table:table-cell>
          <table:table-cell table:style-name="ce29" office:value-type="float" office:value="1397929" calcext:value-type="float">
            <text:p>1,397,92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49328" calcext:value-type="float">
            <text:p>2,449,328</text:p>
          </table:table-cell>
          <table:table-cell table:style-name="ce21" office:value-type="float" office:value="7156590" calcext:value-type="float">
            <text:p>7,156,590</text:p>
          </table:table-cell>
          <table:table-cell table:style-name="ce20" office:value-type="float" office:value="3656660" calcext:value-type="float">
            <text:p>3,656,660</text:p>
          </table:table-cell>
          <table:table-cell table:style-name="ce29" office:value-type="float" office:value="3499930" calcext:value-type="float">
            <text:p>3,499,930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4911" calcext:value-type="float">
            <text:p>164,911</text:p>
          </table:table-cell>
          <table:table-cell table:style-name="ce22" office:value-type="float" office:value="458117" calcext:value-type="float">
            <text:p>458,117</text:p>
          </table:table-cell>
          <table:table-cell table:style-name="ce22" office:value-type="float" office:value="232217" calcext:value-type="float">
            <text:p>232,217</text:p>
          </table:table-cell>
          <table:table-cell table:style-name="ce22" office:value-type="float" office:value="225900" calcext:value-type="float">
            <text:p>225,9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3110" calcext:value-type="float">
            <text:p>183,110</text:p>
          </table:table-cell>
          <table:table-cell table:style-name="ce22" office:value-type="float" office:value="542042" calcext:value-type="float">
            <text:p>542,042</text:p>
          </table:table-cell>
          <table:table-cell table:style-name="ce22" office:value-type="float" office:value="277417" calcext:value-type="float">
            <text:p>277,417</text:p>
          </table:table-cell>
          <table:table-cell table:style-name="ce22" office:value-type="float" office:value="264625" calcext:value-type="float">
            <text:p>264,62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4363" calcext:value-type="float">
            <text:p>184,363</text:p>
          </table:table-cell>
          <table:table-cell table:style-name="ce22" office:value-type="float" office:value="563912" calcext:value-type="float">
            <text:p>563,912</text:p>
          </table:table-cell>
          <table:table-cell table:style-name="ce22" office:value-type="float" office:value="290726" calcext:value-type="float">
            <text:p>290,726</text:p>
          </table:table-cell>
          <table:table-cell table:style-name="ce22" office:value-type="float" office:value="273186" calcext:value-type="float">
            <text:p>273,1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1888" calcext:value-type="float">
            <text:p>381,888</text:p>
          </table:table-cell>
          <table:table-cell table:style-name="ce22" office:value-type="float" office:value="1289072" calcext:value-type="float">
            <text:p>1,289,072</text:p>
          </table:table-cell>
          <table:table-cell table:style-name="ce22" office:value-type="float" office:value="658561" calcext:value-type="float">
            <text:p>658,561</text:p>
          </table:table-cell>
          <table:table-cell table:style-name="ce22" office:value-type="float" office:value="630511" calcext:value-type="float">
            <text:p>630,5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988" calcext:value-type="float">
            <text:p>176,988</text:p>
          </table:table-cell>
          <table:table-cell table:style-name="ce22" office:value-type="float" office:value="509490" calcext:value-type="float">
            <text:p>509,490</text:p>
          </table:table-cell>
          <table:table-cell table:style-name="ce22" office:value-type="float" office:value="261379" calcext:value-type="float">
            <text:p>261,379</text:p>
          </table:table-cell>
          <table:table-cell table:style-name="ce22" office:value-type="float" office:value="248111" calcext:value-type="float">
            <text:p>248,1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485" calcext:value-type="float">
            <text:p>238,485</text:p>
          </table:table-cell>
          <table:table-cell table:style-name="ce22" office:value-type="float" office:value="699633" calcext:value-type="float">
            <text:p>699,633</text:p>
          </table:table-cell>
          <table:table-cell table:style-name="ce22" office:value-type="float" office:value="363832" calcext:value-type="float">
            <text:p>363,832</text:p>
          </table:table-cell>
          <table:table-cell table:style-name="ce22" office:value-type="float" office:value="335801" calcext:value-type="float">
            <text:p>335,80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969" calcext:value-type="float">
            <text:p>181,969</text:p>
          </table:table-cell>
          <table:table-cell table:style-name="ce22" office:value-type="float" office:value="519839" calcext:value-type="float">
            <text:p>519,839</text:p>
          </table:table-cell>
          <table:table-cell table:style-name="ce22" office:value-type="float" office:value="270681" calcext:value-type="float">
            <text:p>270,681</text:p>
          </table:table-cell>
          <table:table-cell table:style-name="ce22" office:value-type="float" office:value="249158" calcext:value-type="float">
            <text:p>249,1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4445" calcext:value-type="float">
            <text:p>284,445</text:p>
          </table:table-cell>
          <table:table-cell table:style-name="ce22" office:value-type="float" office:value="841253" calcext:value-type="float">
            <text:p>841,253</text:p>
          </table:table-cell>
          <table:table-cell table:style-name="ce22" office:value-type="float" office:value="430925" calcext:value-type="float">
            <text:p>430,925</text:p>
          </table:table-cell>
          <table:table-cell table:style-name="ce22" office:value-type="float" office:value="410328" calcext:value-type="float">
            <text:p>410,3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326" calcext:value-type="float">
            <text:p>82,326</text:p>
          </table:table-cell>
          <table:table-cell table:style-name="ce23" office:value-type="float" office:value="222452" calcext:value-type="float">
            <text:p>222,452</text:p>
          </table:table-cell>
          <table:table-cell table:style-name="ce22" office:value-type="float" office:value="115174" calcext:value-type="float">
            <text:p>115,174</text:p>
          </table:table-cell>
          <table:table-cell table:style-name="ce22" office:value-type="float" office:value="107278" calcext:value-type="float">
            <text:p>107,27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956" calcext:value-type="float">
            <text:p>124,956</text:p>
          </table:table-cell>
          <table:table-cell table:style-name="ce22" office:value-type="float" office:value="331945" calcext:value-type="float">
            <text:p>331,945</text:p>
          </table:table-cell>
          <table:table-cell table:style-name="ce22" office:value-type="float" office:value="169335" calcext:value-type="float">
            <text:p>169,335</text:p>
          </table:table-cell>
          <table:table-cell table:style-name="ce22" office:value-type="float" office:value="162610" calcext:value-type="float">
            <text:p>162,6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612" calcext:value-type="float">
            <text:p>38,612</text:p>
          </table:table-cell>
          <table:table-cell table:style-name="ce22" office:value-type="float" office:value="102304" calcext:value-type="float">
            <text:p>102,304</text:p>
          </table:table-cell>
          <table:table-cell table:style-name="ce22" office:value-type="float" office:value="52769" calcext:value-type="float">
            <text:p>52,769</text:p>
          </table:table-cell>
          <table:table-cell table:style-name="ce22" office:value-type="float" office:value="49535" calcext:value-type="float">
            <text:p>49,53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987" calcext:value-type="float">
            <text:p>150,987</text:p>
          </table:table-cell>
          <table:table-cell table:style-name="ce22" office:value-type="float" office:value="372105" calcext:value-type="float">
            <text:p>372,105</text:p>
          </table:table-cell>
          <table:table-cell table:style-name="ce22" office:value-type="float" office:value="186942" calcext:value-type="float">
            <text:p>186,942</text:p>
          </table:table-cell>
          <table:table-cell table:style-name="ce22" office:value-type="float" office:value="185163" calcext:value-type="float">
            <text:p>185,1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7586" calcext:value-type="float">
            <text:p>157,586</text:p>
          </table:table-cell>
          <table:table-cell table:style-name="ce22" office:value-type="float" office:value="434060" calcext:value-type="float">
            <text:p>434,060</text:p>
          </table:table-cell>
          <table:table-cell table:style-name="ce22" office:value-type="float" office:value="214795" calcext:value-type="float">
            <text:p>214,795</text:p>
          </table:table-cell>
          <table:table-cell table:style-name="ce22" office:value-type="float" office:value="219265" calcext:value-type="float">
            <text:p>219,2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702" calcext:value-type="float">
            <text:p>98,702</text:p>
          </table:table-cell>
          <table:table-cell table:style-name="ce22" office:value-type="float" office:value="270366" calcext:value-type="float">
            <text:p>270,366</text:p>
          </table:table-cell>
          <table:table-cell table:style-name="ce22" office:value-type="float" office:value="131907" calcext:value-type="float">
            <text:p>131,907</text:p>
          </table:table-cell>
          <table:table-cell table:style-name="ce22" office:value-type="float" office:value="138459" calcext:value-type="float">
            <text:p>138,459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1136" calcext:value-type="float">
            <text:p>41,136</text:p>
          </table:table-cell>
          <table:table-cell table:style-name="ce21" office:value-type="float" office:value="145346" calcext:value-type="float">
            <text:p>145,346</text:p>
          </table:table-cell>
          <table:table-cell table:style-name="ce21" office:value-type="float" office:value="73762" calcext:value-type="float">
            <text:p>73,762</text:p>
          </table:table-cell>
          <table:table-cell table:style-name="ce21" office:value-type="float" office:value="71584" calcext:value-type="float">
            <text:p>71,5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588" calcext:value-type="float">
            <text:p>38,588</text:p>
          </table:table-cell>
          <table:table-cell table:style-name="ce22" office:value-type="float" office:value="132799" calcext:value-type="float">
            <text:p>132,799</text:p>
          </table:table-cell>
          <table:table-cell table:style-name="ce22" office:value-type="float" office:value="66591" calcext:value-type="float">
            <text:p>66,591</text:p>
          </table:table-cell>
          <table:table-cell table:style-name="ce22" office:value-type="float" office:value="66208" calcext:value-type="float">
            <text:p>66,208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548" calcext:value-type="float">
            <text:p>2,548</text:p>
          </table:table-cell>
          <table:table-cell table:style-name="ce24" office:value-type="float" office:value="12547" calcext:value-type="float">
            <text:p>12,547</text:p>
          </table:table-cell>
          <table:table-cell table:style-name="ce24" office:value-type="float" office:value="7171" calcext:value-type="float">
            <text:p>7,171</text:p>
          </table:table-cell>
          <table:table-cell table:style-name="ce24" office:value-type="float" office:value="5376" calcext:value-type="float">
            <text:p>5,376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5年1月5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10900" calcext:value-type="float">
            <text:p>1,510,900</text:p>
          </table:table-cell>
          <table:table-cell table:style-name="ce42" office:value-type="float" office:value="3970644" calcext:value-type="float">
            <text:p>3,970,644</text:p>
          </table:table-cell>
          <table:table-cell table:style-name="ce42" office:value-type="float" office:value="1951355" calcext:value-type="float">
            <text:p>1,951,355</text:p>
          </table:table-cell>
          <table:table-cell table:style-name="ce46" office:value-type="float" office:value="2019289" calcext:value-type="float">
            <text:p>2,019,28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731" calcext:value-type="float">
            <text:p>205,731</text:p>
          </table:table-cell>
          <table:table-cell table:style-name="ce43" office:value-type="float" office:value="554236" calcext:value-type="float">
            <text:p>554,236</text:p>
          </table:table-cell>
          <table:table-cell table:style-name="ce43" office:value-type="float" office:value="271178" calcext:value-type="float">
            <text:p>271,178</text:p>
          </table:table-cell>
          <table:table-cell table:style-name="ce47" office:value-type="float" office:value="283058" calcext:value-type="float">
            <text:p>283,05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489" calcext:value-type="float">
            <text:p>148,489</text:p>
          </table:table-cell>
          <table:table-cell table:style-name="ce43" office:value-type="float" office:value="388447" calcext:value-type="float">
            <text:p>388,447</text:p>
          </table:table-cell>
          <table:table-cell table:style-name="ce43" office:value-type="float" office:value="191757" calcext:value-type="float">
            <text:p>191,757</text:p>
          </table:table-cell>
          <table:table-cell table:style-name="ce47" office:value-type="float" office:value="196690" calcext:value-type="float">
            <text:p>196,69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3065" calcext:value-type="float">
            <text:p>163,065</text:p>
          </table:table-cell>
          <table:table-cell table:style-name="ce43" office:value-type="float" office:value="414304" calcext:value-type="float">
            <text:p>414,304</text:p>
          </table:table-cell>
          <table:table-cell table:style-name="ce43" office:value-type="float" office:value="202275" calcext:value-type="float">
            <text:p>202,275</text:p>
          </table:table-cell>
          <table:table-cell table:style-name="ce47" office:value-type="float" office:value="212029" calcext:value-type="float">
            <text:p>212,02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05" calcext:value-type="float">
            <text:p>90,705</text:p>
          </table:table-cell>
          <table:table-cell table:style-name="ce43" office:value-type="float" office:value="225409" calcext:value-type="float">
            <text:p>225,409</text:p>
          </table:table-cell>
          <table:table-cell table:style-name="ce43" office:value-type="float" office:value="107181" calcext:value-type="float">
            <text:p>107,181</text:p>
          </table:table-cell>
          <table:table-cell table:style-name="ce47" office:value-type="float" office:value="118228" calcext:value-type="float">
            <text:p>118,22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9116" calcext:value-type="float">
            <text:p>149,116</text:p>
          </table:table-cell>
          <table:table-cell table:style-name="ce43" office:value-type="float" office:value="413243" calcext:value-type="float">
            <text:p>413,243</text:p>
          </table:table-cell>
          <table:table-cell table:style-name="ce43" office:value-type="float" office:value="202452" calcext:value-type="float">
            <text:p>202,452</text:p>
          </table:table-cell>
          <table:table-cell table:style-name="ce47" office:value-type="float" office:value="210791" calcext:value-type="float">
            <text:p>210,7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873" calcext:value-type="float">
            <text:p>123,873</text:p>
          </table:table-cell>
          <table:table-cell table:style-name="ce43" office:value-type="float" office:value="300267" calcext:value-type="float">
            <text:p>300,267</text:p>
          </table:table-cell>
          <table:table-cell table:style-name="ce43" office:value-type="float" office:value="145134" calcext:value-type="float">
            <text:p>145,134</text:p>
          </table:table-cell>
          <table:table-cell table:style-name="ce47" office:value-type="float" office:value="155133" calcext:value-type="float">
            <text:p>155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432" calcext:value-type="float">
            <text:p>65,432</text:p>
          </table:table-cell>
          <table:table-cell table:style-name="ce43" office:value-type="float" office:value="184249" calcext:value-type="float">
            <text:p>184,249</text:p>
          </table:table-cell>
          <table:table-cell table:style-name="ce43" office:value-type="float" office:value="92082" calcext:value-type="float">
            <text:p>92,082</text:p>
          </table:table-cell>
          <table:table-cell table:style-name="ce47" office:value-type="float" office:value="92167" calcext:value-type="float">
            <text:p>92,1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425" calcext:value-type="float">
            <text:p>29,425</text:p>
          </table:table-cell>
          <table:table-cell table:style-name="ce43" office:value-type="float" office:value="87965" calcext:value-type="float">
            <text:p>87,965</text:p>
          </table:table-cell>
          <table:table-cell table:style-name="ce43" office:value-type="float" office:value="44144" calcext:value-type="float">
            <text:p>44,144</text:p>
          </table:table-cell>
          <table:table-cell table:style-name="ce47" office:value-type="float" office:value="43821" calcext:value-type="float">
            <text:p>43,8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1141" calcext:value-type="float">
            <text:p>41,141</text:p>
          </table:table-cell>
          <table:table-cell table:style-name="ce43" office:value-type="float" office:value="112708" calcext:value-type="float">
            <text:p>112,708</text:p>
          </table:table-cell>
          <table:table-cell table:style-name="ce43" office:value-type="float" office:value="56701" calcext:value-type="float">
            <text:p>56,701</text:p>
          </table:table-cell>
          <table:table-cell table:style-name="ce47" office:value-type="float" office:value="56007" calcext:value-type="float">
            <text:p>56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70294" calcext:value-type="float">
            <text:p>70,294</text:p>
          </table:table-cell>
          <table:table-cell table:style-name="ce43" office:value-type="float" office:value="162221" calcext:value-type="float">
            <text:p>162,221</text:p>
          </table:table-cell>
          <table:table-cell table:style-name="ce43" office:value-type="float" office:value="78033" calcext:value-type="float">
            <text:p>78,033</text:p>
          </table:table-cell>
          <table:table-cell table:style-name="ce47" office:value-type="float" office:value="84188" calcext:value-type="float">
            <text:p>84,1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5024" calcext:value-type="float">
            <text:p>85,024</text:p>
          </table:table-cell>
          <table:table-cell table:style-name="ce43" office:value-type="float" office:value="196028" calcext:value-type="float">
            <text:p>196,028</text:p>
          </table:table-cell>
          <table:table-cell table:style-name="ce43" office:value-type="float" office:value="95902" calcext:value-type="float">
            <text:p>95,902</text:p>
          </table:table-cell>
          <table:table-cell table:style-name="ce47" office:value-type="float" office:value="100126" calcext:value-type="float">
            <text:p>100,1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142" calcext:value-type="float">
            <text:p>16,142</text:p>
          </table:table-cell>
          <table:table-cell table:style-name="ce43" office:value-type="float" office:value="40976" calcext:value-type="float">
            <text:p>40,976</text:p>
          </table:table-cell>
          <table:table-cell table:style-name="ce43" office:value-type="float" office:value="20708" calcext:value-type="float">
            <text:p>20,708</text:p>
          </table:table-cell>
          <table:table-cell table:style-name="ce47" office:value-type="float" office:value="20268" calcext:value-type="float">
            <text:p>20,2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968" calcext:value-type="float">
            <text:p>85,968</text:p>
          </table:table-cell>
          <table:table-cell table:style-name="ce43" office:value-type="float" office:value="238703" calcext:value-type="float">
            <text:p>238,703</text:p>
          </table:table-cell>
          <table:table-cell table:style-name="ce43" office:value-type="float" office:value="118153" calcext:value-type="float">
            <text:p>118,153</text:p>
          </table:table-cell>
          <table:table-cell table:style-name="ce47" office:value-type="float" office:value="120550" calcext:value-type="float">
            <text:p>120,5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521" calcext:value-type="float">
            <text:p>69,521</text:p>
          </table:table-cell>
          <table:table-cell table:style-name="ce43" office:value-type="float" office:value="200095" calcext:value-type="float">
            <text:p>200,095</text:p>
          </table:table-cell>
          <table:table-cell table:style-name="ce43" office:value-type="float" office:value="98555" calcext:value-type="float">
            <text:p>98,555</text:p>
          </table:table-cell>
          <table:table-cell table:style-name="ce47" office:value-type="float" office:value="101540" calcext:value-type="float">
            <text:p>101,5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946" calcext:value-type="float">
            <text:p>29,946</text:p>
          </table:table-cell>
          <table:table-cell table:style-name="ce43" office:value-type="float" office:value="82923" calcext:value-type="float">
            <text:p>82,923</text:p>
          </table:table-cell>
          <table:table-cell table:style-name="ce43" office:value-type="float" office:value="41842" calcext:value-type="float">
            <text:p>41,842</text:p>
          </table:table-cell>
          <table:table-cell table:style-name="ce47" office:value-type="float" office:value="41081" calcext:value-type="float">
            <text:p>41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996" calcext:value-type="float">
            <text:p>27,996</text:p>
          </table:table-cell>
          <table:table-cell table:style-name="ce43" office:value-type="float" office:value="78707" calcext:value-type="float">
            <text:p>78,707</text:p>
          </table:table-cell>
          <table:table-cell table:style-name="ce43" office:value-type="float" office:value="39152" calcext:value-type="float">
            <text:p>39,152</text:p>
          </table:table-cell>
          <table:table-cell table:style-name="ce47" office:value-type="float" office:value="39555" calcext:value-type="float">
            <text:p>39,5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9143" calcext:value-type="float">
            <text:p>39,143</text:p>
          </table:table-cell>
          <table:table-cell table:style-name="ce43" office:value-type="float" office:value="100350" calcext:value-type="float">
            <text:p>100,350</text:p>
          </table:table-cell>
          <table:table-cell table:style-name="ce43" office:value-type="float" office:value="49125" calcext:value-type="float">
            <text:p>49,125</text:p>
          </table:table-cell>
          <table:table-cell table:style-name="ce47" office:value-type="float" office:value="51225" calcext:value-type="float">
            <text:p>51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58" calcext:value-type="float">
            <text:p>9,458</text:p>
          </table:table-cell>
          <table:table-cell table:style-name="ce43" office:value-type="float" office:value="23594" calcext:value-type="float">
            <text:p>23,594</text:p>
          </table:table-cell>
          <table:table-cell table:style-name="ce43" office:value-type="float" office:value="11811" calcext:value-type="float">
            <text:p>11,811</text:p>
          </table:table-cell>
          <table:table-cell table:style-name="ce47" office:value-type="float" office:value="11783" calcext:value-type="float">
            <text:p>11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2" calcext:value-type="float">
            <text:p>3,372</text:p>
          </table:table-cell>
          <table:table-cell table:style-name="ce43" office:value-type="float" office:value="7855" calcext:value-type="float">
            <text:p>7,855</text:p>
          </table:table-cell>
          <table:table-cell table:style-name="ce43" office:value-type="float" office:value="4336" calcext:value-type="float">
            <text:p>4,336</text:p>
          </table:table-cell>
          <table:table-cell table:style-name="ce47" office:value-type="float" office:value="3519" calcext:value-type="float">
            <text:p>3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5" calcext:value-type="float">
            <text:p>2,495</text:p>
          </table:table-cell>
          <table:table-cell table:style-name="ce43" office:value-type="float" office:value="6490" calcext:value-type="float">
            <text:p>6,490</text:p>
          </table:table-cell>
          <table:table-cell table:style-name="ce43" office:value-type="float" office:value="3618" calcext:value-type="float">
            <text:p>3,618</text:p>
          </table:table-cell>
          <table:table-cell table:style-name="ce47" office:value-type="float" office:value="2872" calcext:value-type="float">
            <text:p>2,8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71" calcext:value-type="float">
            <text:p>9,371</text:p>
          </table:table-cell>
          <table:table-cell table:style-name="ce43" office:value-type="float" office:value="23487" calcext:value-type="float">
            <text:p>23,487</text:p>
          </table:table-cell>
          <table:table-cell table:style-name="ce43" office:value-type="float" office:value="12098" calcext:value-type="float">
            <text:p>12,098</text:p>
          </table:table-cell>
          <table:table-cell table:style-name="ce47" office:value-type="float" office:value="11389" calcext:value-type="float">
            <text:p>11,3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11" calcext:value-type="float">
            <text:p>4,311</text:p>
          </table:table-cell>
          <table:table-cell table:style-name="ce43" office:value-type="float" office:value="12641" calcext:value-type="float">
            <text:p>12,641</text:p>
          </table:table-cell>
          <table:table-cell table:style-name="ce43" office:value-type="float" office:value="6550" calcext:value-type="float">
            <text:p>6,550</text:p>
          </table:table-cell>
          <table:table-cell table:style-name="ce47" office:value-type="float" office:value="6091" calcext:value-type="float">
            <text:p>6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4017" calcext:value-type="float">
            <text:p>14,017</text:p>
          </table:table-cell>
          <table:table-cell table:style-name="ce43" office:value-type="float" office:value="37678" calcext:value-type="float">
            <text:p>37,678</text:p>
          </table:table-cell>
          <table:table-cell table:style-name="ce43" office:value-type="float" office:value="18814" calcext:value-type="float">
            <text:p>18,814</text:p>
          </table:table-cell>
          <table:table-cell table:style-name="ce47" office:value-type="float" office:value="18864" calcext:value-type="float">
            <text:p>18,8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2" calcext:value-type="float">
            <text:p>2,352</text:p>
          </table:table-cell>
          <table:table-cell table:style-name="ce43" office:value-type="float" office:value="4874" calcext:value-type="float">
            <text:p>4,874</text:p>
          </table:table-cell>
          <table:table-cell table:style-name="ce43" office:value-type="float" office:value="2691" calcext:value-type="float">
            <text:p>2,691</text:p>
          </table:table-cell>
          <table:table-cell table:style-name="ce47" office:value-type="float" office:value="2183" calcext:value-type="float">
            <text:p>2,1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40" calcext:value-type="float">
            <text:p>3,840</text:p>
          </table:table-cell>
          <table:table-cell table:style-name="ce43" office:value-type="float" office:value="9245" calcext:value-type="float">
            <text:p>9,245</text:p>
          </table:table-cell>
          <table:table-cell table:style-name="ce43" office:value-type="float" office:value="4995" calcext:value-type="float">
            <text:p>4,995</text:p>
          </table:table-cell>
          <table:table-cell table:style-name="ce47" office:value-type="float" office:value="4250" calcext:value-type="float">
            <text:p>4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2" calcext:value-type="float">
            <text:p>4,402</text:p>
          </table:table-cell>
          <table:table-cell table:style-name="ce43" office:value-type="float" office:value="12860" calcext:value-type="float">
            <text:p>12,860</text:p>
          </table:table-cell>
          <table:table-cell table:style-name="ce43" office:value-type="float" office:value="6560" calcext:value-type="float">
            <text:p>6,560</text:p>
          </table:table-cell>
          <table:table-cell table:style-name="ce47" office:value-type="float" office:value="6300" calcext:value-type="float">
            <text:p>6,3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24" calcext:value-type="float">
            <text:p>7,024</text:p>
          </table:table-cell>
          <table:table-cell table:style-name="ce43" office:value-type="float" office:value="22260" calcext:value-type="float">
            <text:p>22,260</text:p>
          </table:table-cell>
          <table:table-cell table:style-name="ce43" office:value-type="float" office:value="11024" calcext:value-type="float">
            <text:p>11,024</text:p>
          </table:table-cell>
          <table:table-cell table:style-name="ce47" office:value-type="float" office:value="11236" calcext:value-type="float">
            <text:p>11,2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16" calcext:value-type="float">
            <text:p>7,416</text:p>
          </table:table-cell>
          <table:table-cell table:style-name="ce43" office:value-type="float" office:value="22642" calcext:value-type="float">
            <text:p>22,642</text:p>
          </table:table-cell>
          <table:table-cell table:style-name="ce43" office:value-type="float" office:value="11412" calcext:value-type="float">
            <text:p>11,412</text:p>
          </table:table-cell>
          <table:table-cell table:style-name="ce47" office:value-type="float" office:value="11230" calcext:value-type="float">
            <text:p>11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31" calcext:value-type="float">
            <text:p>1,831</text:p>
          </table:table-cell>
          <table:table-cell table:style-name="ce44" office:value-type="float" office:value="6187" calcext:value-type="float">
            <text:p>6,187</text:p>
          </table:table-cell>
          <table:table-cell table:style-name="ce44" office:value-type="float" office:value="3072" calcext:value-type="float">
            <text:p>3,072</text:p>
          </table:table-cell>
          <table:table-cell table:style-name="ce48" office:value-type="float" office:value="3115" calcext:value-type="float">
            <text:p>3,11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3948" calcext:value-type="float">
            <text:p>1,043,948</text:p>
          </table:table-cell>
          <table:table-cell table:style-name="ce42" office:value-type="float" office:value="2704810" calcext:value-type="float">
            <text:p>2,704,810</text:p>
          </table:table-cell>
          <table:table-cell table:style-name="ce42" office:value-type="float" office:value="1295462" calcext:value-type="float">
            <text:p>1,295,462</text:p>
          </table:table-cell>
          <table:table-cell table:style-name="ce58" office:value-type="float" office:value="1409348" calcext:value-type="float">
            <text:p>1,409,3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93" calcext:value-type="float">
            <text:p>80,293</text:p>
          </table:table-cell>
          <table:table-cell table:style-name="ce43" office:value-type="float" office:value="209714" calcext:value-type="float">
            <text:p>209,714</text:p>
          </table:table-cell>
          <table:table-cell table:style-name="ce43" office:value-type="float" office:value="98853" calcext:value-type="float">
            <text:p>98,853</text:p>
          </table:table-cell>
          <table:table-cell table:style-name="ce59" office:value-type="float" office:value="110861" calcext:value-type="float">
            <text:p>110,8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546" calcext:value-type="float">
            <text:p>89,546</text:p>
          </table:table-cell>
          <table:table-cell table:style-name="ce43" office:value-type="float" office:value="229211" calcext:value-type="float">
            <text:p>229,211</text:p>
          </table:table-cell>
          <table:table-cell table:style-name="ce43" office:value-type="float" office:value="109806" calcext:value-type="float">
            <text:p>109,806</text:p>
          </table:table-cell>
          <table:table-cell table:style-name="ce59" office:value-type="float" office:value="119405" calcext:value-type="float">
            <text:p>119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402" calcext:value-type="float">
            <text:p>120,402</text:p>
          </table:table-cell>
          <table:table-cell table:style-name="ce43" office:value-type="float" office:value="313058" calcext:value-type="float">
            <text:p>313,058</text:p>
          </table:table-cell>
          <table:table-cell table:style-name="ce43" office:value-type="float" office:value="146483" calcext:value-type="float">
            <text:p>146,483</text:p>
          </table:table-cell>
          <table:table-cell table:style-name="ce59" office:value-type="float" office:value="166575" calcext:value-type="float">
            <text:p>166,5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9158" calcext:value-type="float">
            <text:p>99,158</text:p>
          </table:table-cell>
          <table:table-cell table:style-name="ce43" office:value-type="float" office:value="231350" calcext:value-type="float">
            <text:p>231,350</text:p>
          </table:table-cell>
          <table:table-cell table:style-name="ce43" office:value-type="float" office:value="107979" calcext:value-type="float">
            <text:p>107,979</text:p>
          </table:table-cell>
          <table:table-cell table:style-name="ce59" office:value-type="float" office:value="123371" calcext:value-type="float">
            <text:p>123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296" calcext:value-type="float">
            <text:p>65,296</text:p>
          </table:table-cell>
          <table:table-cell table:style-name="ce43" office:value-type="float" office:value="162475" calcext:value-type="float">
            <text:p>162,475</text:p>
          </table:table-cell>
          <table:table-cell table:style-name="ce43" office:value-type="float" office:value="77598" calcext:value-type="float">
            <text:p>77,598</text:p>
          </table:table-cell>
          <table:table-cell table:style-name="ce59" office:value-type="float" office:value="84877" calcext:value-type="float">
            <text:p>84,8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516" calcext:value-type="float">
            <text:p>51,516</text:p>
          </table:table-cell>
          <table:table-cell table:style-name="ce43" office:value-type="float" office:value="130929" calcext:value-type="float">
            <text:p>130,929</text:p>
          </table:table-cell>
          <table:table-cell table:style-name="ce43" office:value-type="float" office:value="63996" calcext:value-type="float">
            <text:p>63,996</text:p>
          </table:table-cell>
          <table:table-cell table:style-name="ce59" office:value-type="float" office:value="66933" calcext:value-type="float">
            <text:p>66,9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316" calcext:value-type="float">
            <text:p>78,316</text:p>
          </table:table-cell>
          <table:table-cell table:style-name="ce43" office:value-type="float" office:value="194339" calcext:value-type="float">
            <text:p>194,339</text:p>
          </table:table-cell>
          <table:table-cell table:style-name="ce43" office:value-type="float" office:value="95916" calcext:value-type="float">
            <text:p>95,916</text:p>
          </table:table-cell>
          <table:table-cell table:style-name="ce59" office:value-type="float" office:value="98423" calcext:value-type="float">
            <text:p>98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415" calcext:value-type="float">
            <text:p>104,415</text:p>
          </table:table-cell>
          <table:table-cell table:style-name="ce43" office:value-type="float" office:value="275367" calcext:value-type="float">
            <text:p>275,367</text:p>
          </table:table-cell>
          <table:table-cell table:style-name="ce43" office:value-type="float" office:value="132457" calcext:value-type="float">
            <text:p>132,457</text:p>
          </table:table-cell>
          <table:table-cell table:style-name="ce59" office:value-type="float" office:value="142910" calcext:value-type="float">
            <text:p>142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428" calcext:value-type="float">
            <text:p>46,428</text:p>
          </table:table-cell>
          <table:table-cell table:style-name="ce43" office:value-type="float" office:value="122245" calcext:value-type="float">
            <text:p>122,245</text:p>
          </table:table-cell>
          <table:table-cell table:style-name="ce43" office:value-type="float" office:value="59710" calcext:value-type="float">
            <text:p>59,710</text:p>
          </table:table-cell>
          <table:table-cell table:style-name="ce59" office:value-type="float" office:value="62535" calcext:value-type="float">
            <text:p>62,5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545" calcext:value-type="float">
            <text:p>106,545</text:p>
          </table:table-cell>
          <table:table-cell table:style-name="ce43" office:value-type="float" office:value="287566" calcext:value-type="float">
            <text:p>287,566</text:p>
          </table:table-cell>
          <table:table-cell table:style-name="ce43" office:value-type="float" office:value="137719" calcext:value-type="float">
            <text:p>137,719</text:p>
          </table:table-cell>
          <table:table-cell table:style-name="ce59" office:value-type="float" office:value="149847" calcext:value-type="float">
            <text:p>149,8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323" calcext:value-type="float">
            <text:p>106,323</text:p>
          </table:table-cell>
          <table:table-cell table:style-name="ce43" office:value-type="float" office:value="290694" calcext:value-type="float">
            <text:p>290,694</text:p>
          </table:table-cell>
          <table:table-cell table:style-name="ce43" office:value-type="float" office:value="140453" calcext:value-type="float">
            <text:p>140,453</text:p>
          </table:table-cell>
          <table:table-cell table:style-name="ce59" office:value-type="float" office:value="150241" calcext:value-type="float">
            <text:p>150,24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710" calcext:value-type="float">
            <text:p>95,710</text:p>
          </table:table-cell>
          <table:table-cell table:style-name="ce44" office:value-type="float" office:value="257862" calcext:value-type="float">
            <text:p>257,862</text:p>
          </table:table-cell>
          <table:table-cell table:style-name="ce44" office:value-type="float" office:value="124492" calcext:value-type="float">
            <text:p>124,492</text:p>
          </table:table-cell>
          <table:table-cell table:style-name="ce60" office:value-type="float" office:value="133370" calcext:value-type="float">
            <text:p>133,37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50501" calcext:value-type="float">
            <text:p>750,501</text:p>
          </table:table-cell>
          <table:table-cell table:style-name="ce46" office:value-type="float" office:value="2105780" calcext:value-type="float">
            <text:p>2,105,780</text:p>
          </table:table-cell>
          <table:table-cell table:style-name="ce46" office:value-type="float" office:value="1053001" calcext:value-type="float">
            <text:p>1,053,001</text:p>
          </table:table-cell>
          <table:table-cell table:style-name="ce46" office:value-type="float" office:value="1052779" calcext:value-type="float">
            <text:p>1,052,77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9731" calcext:value-type="float">
            <text:p>159,731</text:p>
          </table:table-cell>
          <table:table-cell table:style-name="ce47" office:value-type="float" office:value="427145" calcext:value-type="float">
            <text:p>427,145</text:p>
          </table:table-cell>
          <table:table-cell table:style-name="ce47" office:value-type="float" office:value="208038" calcext:value-type="float">
            <text:p>208,038</text:p>
          </table:table-cell>
          <table:table-cell table:style-name="ce47" office:value-type="float" office:value="219107" calcext:value-type="float">
            <text:p>219,10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1551" calcext:value-type="float">
            <text:p>141,551</text:p>
          </table:table-cell>
          <table:table-cell table:style-name="ce47" office:value-type="float" office:value="389782" calcext:value-type="float">
            <text:p>389,782</text:p>
          </table:table-cell>
          <table:table-cell table:style-name="ce47" office:value-type="float" office:value="192765" calcext:value-type="float">
            <text:p>192,765</text:p>
          </table:table-cell>
          <table:table-cell table:style-name="ce47" office:value-type="float" office:value="197017" calcext:value-type="float">
            <text:p>197,01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456" calcext:value-type="float">
            <text:p>31,456</text:p>
          </table:table-cell>
          <table:table-cell table:style-name="ce47" office:value-type="float" office:value="93343" calcext:value-type="float">
            <text:p>93,343</text:p>
          </table:table-cell>
          <table:table-cell table:style-name="ce47" office:value-type="float" office:value="47861" calcext:value-type="float">
            <text:p>47,861</text:p>
          </table:table-cell>
          <table:table-cell table:style-name="ce47" office:value-type="float" office:value="45482" calcext:value-type="float">
            <text:p>45,48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5072" calcext:value-type="float">
            <text:p>55,072</text:p>
          </table:table-cell>
          <table:table-cell table:style-name="ce47" office:value-type="float" office:value="161098" calcext:value-type="float">
            <text:p>161,098</text:p>
          </table:table-cell>
          <table:table-cell table:style-name="ce47" office:value-type="float" office:value="81505" calcext:value-type="float">
            <text:p>81,505</text:p>
          </table:table-cell>
          <table:table-cell table:style-name="ce47" office:value-type="float" office:value="79593" calcext:value-type="float">
            <text:p>79,59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5315" calcext:value-type="float">
            <text:p>55,315</text:p>
          </table:table-cell>
          <table:table-cell table:style-name="ce47" office:value-type="float" office:value="155403" calcext:value-type="float">
            <text:p>155,403</text:p>
          </table:table-cell>
          <table:table-cell table:style-name="ce47" office:value-type="float" office:value="77458" calcext:value-type="float">
            <text:p>77,458</text:p>
          </table:table-cell>
          <table:table-cell table:style-name="ce47" office:value-type="float" office:value="77945" calcext:value-type="float">
            <text:p>77,94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549" calcext:value-type="float">
            <text:p>30,549</text:p>
          </table:table-cell>
          <table:table-cell table:style-name="ce47" office:value-type="float" office:value="85565" calcext:value-type="float">
            <text:p>85,565</text:p>
          </table:table-cell>
          <table:table-cell table:style-name="ce47" office:value-type="float" office:value="43953" calcext:value-type="float">
            <text:p>43,953</text:p>
          </table:table-cell>
          <table:table-cell table:style-name="ce47" office:value-type="float" office:value="41612" calcext:value-type="float">
            <text:p>41,61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547" calcext:value-type="float">
            <text:p>55,547</text:p>
          </table:table-cell>
          <table:table-cell table:style-name="ce47" office:value-type="float" office:value="145580" calcext:value-type="float">
            <text:p>145,580</text:p>
          </table:table-cell>
          <table:table-cell table:style-name="ce47" office:value-type="float" office:value="73047" calcext:value-type="float">
            <text:p>73,047</text:p>
          </table:table-cell>
          <table:table-cell table:style-name="ce47" office:value-type="float" office:value="72533" calcext:value-type="float">
            <text:p>72,53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5893" calcext:value-type="float">
            <text:p>65,893</text:p>
          </table:table-cell>
          <table:table-cell table:style-name="ce47" office:value-type="float" office:value="187420" calcext:value-type="float">
            <text:p>187,420</text:p>
          </table:table-cell>
          <table:table-cell table:style-name="ce47" office:value-type="float" office:value="94315" calcext:value-type="float">
            <text:p>94,315</text:p>
          </table:table-cell>
          <table:table-cell table:style-name="ce47" office:value-type="float" office:value="93105" calcext:value-type="float">
            <text:p>93,10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40095" calcext:value-type="float">
            <text:p>40,095</text:p>
          </table:table-cell>
          <table:table-cell table:style-name="ce47" office:value-type="float" office:value="118433" calcext:value-type="float">
            <text:p>118,433</text:p>
          </table:table-cell>
          <table:table-cell table:style-name="ce47" office:value-type="float" office:value="59636" calcext:value-type="float">
            <text:p>59,636</text:p>
          </table:table-cell>
          <table:table-cell table:style-name="ce47" office:value-type="float" office:value="58797" calcext:value-type="float">
            <text:p>58,79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4198" calcext:value-type="float">
            <text:p>74,198</text:p>
          </table:table-cell>
          <table:table-cell table:style-name="ce47" office:value-type="float" office:value="217887" calcext:value-type="float">
            <text:p>217,887</text:p>
          </table:table-cell>
          <table:table-cell table:style-name="ce47" office:value-type="float" office:value="108707" calcext:value-type="float">
            <text:p>108,707</text:p>
          </table:table-cell>
          <table:table-cell table:style-name="ce47" office:value-type="float" office:value="109180" calcext:value-type="float">
            <text:p>109,18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751" calcext:value-type="float">
            <text:p>15,751</text:p>
          </table:table-cell>
          <table:table-cell table:style-name="ce47" office:value-type="float" office:value="48409" calcext:value-type="float">
            <text:p>48,409</text:p>
          </table:table-cell>
          <table:table-cell table:style-name="ce47" office:value-type="float" office:value="25884" calcext:value-type="float">
            <text:p>25,884</text:p>
          </table:table-cell>
          <table:table-cell table:style-name="ce47" office:value-type="float" office:value="22525" calcext:value-type="float">
            <text:p>22,52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614" calcext:value-type="float">
            <text:p>21,614</text:p>
          </table:table-cell>
          <table:table-cell table:style-name="ce47" office:value-type="float" office:value="64785" calcext:value-type="float">
            <text:p>64,785</text:p>
          </table:table-cell>
          <table:table-cell table:style-name="ce47" office:value-type="float" office:value="33849" calcext:value-type="float">
            <text:p>33,849</text:p>
          </table:table-cell>
          <table:table-cell table:style-name="ce47" office:value-type="float" office:value="30936" calcext:value-type="float">
            <text:p>30,936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29" calcext:value-type="float">
            <text:p>3,729</text:p>
          </table:table-cell>
          <table:table-cell table:style-name="ce48" office:value-type="float" office:value="10930" calcext:value-type="float">
            <text:p>10,930</text:p>
          </table:table-cell>
          <table:table-cell table:style-name="ce48" office:value-type="float" office:value="5983" calcext:value-type="float">
            <text:p>5,983</text:p>
          </table:table-cell>
          <table:table-cell table:style-name="ce48" office:value-type="float" office:value="4947" calcext:value-type="float">
            <text:p>4,947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12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27901" calcext:value-type="float">
            <text:p>927,901</text:p>
          </table:table-cell>
          <table:table-cell table:style-name="ce42" office:value-type="float" office:value="2744445" calcext:value-type="float">
            <text:p>2,744,445</text:p>
          </table:table-cell>
          <table:table-cell table:style-name="ce42" office:value-type="float" office:value="1357014" calcext:value-type="float">
            <text:p>1,357,014</text:p>
          </table:table-cell>
          <table:table-cell table:style-name="ce58" office:value-type="float" office:value="1387431" calcext:value-type="float">
            <text:p>1,387,43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79" calcext:value-type="float">
            <text:p>7,879</text:p>
          </table:table-cell>
          <table:table-cell table:style-name="ce43" office:value-type="float" office:value="19020" calcext:value-type="float">
            <text:p>19,020</text:p>
          </table:table-cell>
          <table:table-cell table:style-name="ce43" office:value-type="float" office:value="9501" calcext:value-type="float">
            <text:p>9,501</text:p>
          </table:table-cell>
          <table:table-cell table:style-name="ce59" office:value-type="float" office:value="9519" calcext:value-type="float">
            <text:p>9,51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381" calcext:value-type="float">
            <text:p>27,381</text:p>
          </table:table-cell>
          <table:table-cell table:style-name="ce43" office:value-type="float" office:value="75182" calcext:value-type="float">
            <text:p>75,182</text:p>
          </table:table-cell>
          <table:table-cell table:style-name="ce43" office:value-type="float" office:value="37544" calcext:value-type="float">
            <text:p>37,544</text:p>
          </table:table-cell>
          <table:table-cell table:style-name="ce59" office:value-type="float" office:value="37638" calcext:value-type="float">
            <text:p>37,63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738" calcext:value-type="float">
            <text:p>46,738</text:p>
          </table:table-cell>
          <table:table-cell table:style-name="ce43" office:value-type="float" office:value="121786" calcext:value-type="float">
            <text:p>121,786</text:p>
          </table:table-cell>
          <table:table-cell table:style-name="ce43" office:value-type="float" office:value="58656" calcext:value-type="float">
            <text:p>58,656</text:p>
          </table:table-cell>
          <table:table-cell table:style-name="ce59" office:value-type="float" office:value="63130" calcext:value-type="float">
            <text:p>63,13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057" calcext:value-type="float">
            <text:p>45,057</text:p>
          </table:table-cell>
          <table:table-cell table:style-name="ce43" office:value-type="float" office:value="115693" calcext:value-type="float">
            <text:p>115,693</text:p>
          </table:table-cell>
          <table:table-cell table:style-name="ce43" office:value-type="float" office:value="55080" calcext:value-type="float">
            <text:p>55,080</text:p>
          </table:table-cell>
          <table:table-cell table:style-name="ce59" office:value-type="float" office:value="60613" calcext:value-type="float">
            <text:p>60,61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528" calcext:value-type="float">
            <text:p>58,528</text:p>
          </table:table-cell>
          <table:table-cell table:style-name="ce43" office:value-type="float" office:value="147547" calcext:value-type="float">
            <text:p>147,547</text:p>
          </table:table-cell>
          <table:table-cell table:style-name="ce43" office:value-type="float" office:value="70773" calcext:value-type="float">
            <text:p>70,773</text:p>
          </table:table-cell>
          <table:table-cell table:style-name="ce59" office:value-type="float" office:value="76774" calcext:value-type="float">
            <text:p>76,77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2387" calcext:value-type="float">
            <text:p>82,387</text:p>
          </table:table-cell>
          <table:table-cell table:style-name="ce43" office:value-type="float" office:value="221785" calcext:value-type="float">
            <text:p>221,785</text:p>
          </table:table-cell>
          <table:table-cell table:style-name="ce43" office:value-type="float" office:value="106891" calcext:value-type="float">
            <text:p>106,891</text:p>
          </table:table-cell>
          <table:table-cell table:style-name="ce59" office:value-type="float" office:value="114894" calcext:value-type="float">
            <text:p>114,89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732" calcext:value-type="float">
            <text:p>59,732</text:p>
          </table:table-cell>
          <table:table-cell table:style-name="ce43" office:value-type="float" office:value="164575" calcext:value-type="float">
            <text:p>164,575</text:p>
          </table:table-cell>
          <table:table-cell table:style-name="ce43" office:value-type="float" office:value="78850" calcext:value-type="float">
            <text:p>78,850</text:p>
          </table:table-cell>
          <table:table-cell table:style-name="ce59" office:value-type="float" office:value="85725" calcext:value-type="float">
            <text:p>85,72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4794" calcext:value-type="float">
            <text:p>94,794</text:p>
          </table:table-cell>
          <table:table-cell table:style-name="ce43" office:value-type="float" office:value="265159" calcext:value-type="float">
            <text:p>265,159</text:p>
          </table:table-cell>
          <table:table-cell table:style-name="ce43" office:value-type="float" office:value="127599" calcext:value-type="float">
            <text:p>127,599</text:p>
          </table:table-cell>
          <table:table-cell table:style-name="ce59" office:value-type="float" office:value="137560" calcext:value-type="float">
            <text:p>137,56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663" calcext:value-type="float">
            <text:p>52,663</text:p>
          </table:table-cell>
          <table:table-cell table:style-name="ce43" office:value-type="float" office:value="166749" calcext:value-type="float">
            <text:p>166,749</text:p>
          </table:table-cell>
          <table:table-cell table:style-name="ce43" office:value-type="float" office:value="82566" calcext:value-type="float">
            <text:p>82,566</text:p>
          </table:table-cell>
          <table:table-cell table:style-name="ce59" office:value-type="float" office:value="84183" calcext:value-type="float">
            <text:p>84,18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306" calcext:value-type="float">
            <text:p>17,306</text:p>
          </table:table-cell>
          <table:table-cell table:style-name="ce43" office:value-type="float" office:value="51308" calcext:value-type="float">
            <text:p>51,308</text:p>
          </table:table-cell>
          <table:table-cell table:style-name="ce43" office:value-type="float" office:value="26446" calcext:value-type="float">
            <text:p>26,446</text:p>
          </table:table-cell>
          <table:table-cell table:style-name="ce59" office:value-type="float" office:value="24862" calcext:value-type="float">
            <text:p>24,86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718" calcext:value-type="float">
            <text:p>22,718</text:p>
          </table:table-cell>
          <table:table-cell table:style-name="ce43" office:value-type="float" office:value="77714" calcext:value-type="float">
            <text:p>77,714</text:p>
          </table:table-cell>
          <table:table-cell table:style-name="ce43" office:value-type="float" office:value="39171" calcext:value-type="float">
            <text:p>39,171</text:p>
          </table:table-cell>
          <table:table-cell table:style-name="ce59" office:value-type="float" office:value="38543" calcext:value-type="float">
            <text:p>38,54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452" calcext:value-type="float">
            <text:p>26,452</text:p>
          </table:table-cell>
          <table:table-cell table:style-name="ce43" office:value-type="float" office:value="86146" calcext:value-type="float">
            <text:p>86,146</text:p>
          </table:table-cell>
          <table:table-cell table:style-name="ce43" office:value-type="float" office:value="44291" calcext:value-type="float">
            <text:p>44,291</text:p>
          </table:table-cell>
          <table:table-cell table:style-name="ce59" office:value-type="float" office:value="41855" calcext:value-type="float">
            <text:p>41,85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988" calcext:value-type="float">
            <text:p>27,988</text:p>
          </table:table-cell>
          <table:table-cell table:style-name="ce43" office:value-type="float" office:value="89592" calcext:value-type="float">
            <text:p>89,592</text:p>
          </table:table-cell>
          <table:table-cell table:style-name="ce43" office:value-type="float" office:value="45399" calcext:value-type="float">
            <text:p>45,399</text:p>
          </table:table-cell>
          <table:table-cell table:style-name="ce59" office:value-type="float" office:value="44193" calcext:value-type="float">
            <text:p>44,1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179" calcext:value-type="float">
            <text:p>17,179</text:p>
          </table:table-cell>
          <table:table-cell table:style-name="ce43" office:value-type="float" office:value="57108" calcext:value-type="float">
            <text:p>57,108</text:p>
          </table:table-cell>
          <table:table-cell table:style-name="ce43" office:value-type="float" office:value="28755" calcext:value-type="float">
            <text:p>28,755</text:p>
          </table:table-cell>
          <table:table-cell table:style-name="ce59" office:value-type="float" office:value="28353" calcext:value-type="float">
            <text:p>28,35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707" calcext:value-type="float">
            <text:p>15,707</text:p>
          </table:table-cell>
          <table:table-cell table:style-name="ce43" office:value-type="float" office:value="54344" calcext:value-type="float">
            <text:p>54,344</text:p>
          </table:table-cell>
          <table:table-cell table:style-name="ce43" office:value-type="float" office:value="27633" calcext:value-type="float">
            <text:p>27,633</text:p>
          </table:table-cell>
          <table:table-cell table:style-name="ce59" office:value-type="float" office:value="26711" calcext:value-type="float">
            <text:p>26,71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921" calcext:value-type="float">
            <text:p>18,921</text:p>
          </table:table-cell>
          <table:table-cell table:style-name="ce43" office:value-type="float" office:value="65178" calcext:value-type="float">
            <text:p>65,178</text:p>
          </table:table-cell>
          <table:table-cell table:style-name="ce43" office:value-type="float" office:value="33338" calcext:value-type="float">
            <text:p>33,338</text:p>
          </table:table-cell>
          <table:table-cell table:style-name="ce59" office:value-type="float" office:value="31840" calcext:value-type="float">
            <text:p>31,84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466" calcext:value-type="float">
            <text:p>35,466</text:p>
          </table:table-cell>
          <table:table-cell table:style-name="ce43" office:value-type="float" office:value="106557" calcext:value-type="float">
            <text:p>106,557</text:p>
          </table:table-cell>
          <table:table-cell table:style-name="ce43" office:value-type="float" office:value="52838" calcext:value-type="float">
            <text:p>52,838</text:p>
          </table:table-cell>
          <table:table-cell table:style-name="ce59" office:value-type="float" office:value="53719" calcext:value-type="float">
            <text:p>53,71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428" calcext:value-type="float">
            <text:p>28,428</text:p>
          </table:table-cell>
          <table:table-cell table:style-name="ce43" office:value-type="float" office:value="93661" calcext:value-type="float">
            <text:p>93,661</text:p>
          </table:table-cell>
          <table:table-cell table:style-name="ce43" office:value-type="float" office:value="46816" calcext:value-type="float">
            <text:p>46,816</text:p>
          </table:table-cell>
          <table:table-cell table:style-name="ce59" office:value-type="float" office:value="46845" calcext:value-type="float">
            <text:p>46,84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512" calcext:value-type="float">
            <text:p>7,512</text:p>
          </table:table-cell>
          <table:table-cell table:style-name="ce43" office:value-type="float" office:value="25086" calcext:value-type="float">
            <text:p>25,086</text:p>
          </table:table-cell>
          <table:table-cell table:style-name="ce43" office:value-type="float" office:value="13062" calcext:value-type="float">
            <text:p>13,062</text:p>
          </table:table-cell>
          <table:table-cell table:style-name="ce59" office:value-type="float" office:value="12024" calcext:value-type="float">
            <text:p>12,0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1" calcext:value-type="float">
            <text:p>4,901</text:p>
          </table:table-cell>
          <table:table-cell table:style-name="ce43" office:value-type="float" office:value="15295" calcext:value-type="float">
            <text:p>15,295</text:p>
          </table:table-cell>
          <table:table-cell table:style-name="ce43" office:value-type="float" office:value="7948" calcext:value-type="float">
            <text:p>7,948</text:p>
          </table:table-cell>
          <table:table-cell table:style-name="ce59" office:value-type="float" office:value="7347" calcext:value-type="float">
            <text:p>7,3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414" calcext:value-type="float">
            <text:p>9,414</text:p>
          </table:table-cell>
          <table:table-cell table:style-name="ce43" office:value-type="float" office:value="31899" calcext:value-type="float">
            <text:p>31,899</text:p>
          </table:table-cell>
          <table:table-cell table:style-name="ce43" office:value-type="float" office:value="16375" calcext:value-type="float">
            <text:p>16,375</text:p>
          </table:table-cell>
          <table:table-cell table:style-name="ce59" office:value-type="float" office:value="15524" calcext:value-type="float">
            <text:p>15,5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413" calcext:value-type="float">
            <text:p>5,413</text:p>
          </table:table-cell>
          <table:table-cell table:style-name="ce43" office:value-type="float" office:value="19542" calcext:value-type="float">
            <text:p>19,542</text:p>
          </table:table-cell>
          <table:table-cell table:style-name="ce43" office:value-type="float" office:value="10318" calcext:value-type="float">
            <text:p>10,318</text:p>
          </table:table-cell>
          <table:table-cell table:style-name="ce59" office:value-type="float" office:value="9224" calcext:value-type="float">
            <text:p>9,2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158" calcext:value-type="float">
            <text:p>23,158</text:p>
          </table:table-cell>
          <table:table-cell table:style-name="ce43" office:value-type="float" office:value="72514" calcext:value-type="float">
            <text:p>72,514</text:p>
          </table:table-cell>
          <table:table-cell table:style-name="ce43" office:value-type="float" office:value="36517" calcext:value-type="float">
            <text:p>36,517</text:p>
          </table:table-cell>
          <table:table-cell table:style-name="ce59" office:value-type="float" office:value="35997" calcext:value-type="float">
            <text:p>35,99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7020" calcext:value-type="float">
            <text:p>17,020</text:p>
          </table:table-cell>
          <table:table-cell table:style-name="ce43" office:value-type="float" office:value="56627" calcext:value-type="float">
            <text:p>56,627</text:p>
          </table:table-cell>
          <table:table-cell table:style-name="ce43" office:value-type="float" office:value="29011" calcext:value-type="float">
            <text:p>29,011</text:p>
          </table:table-cell>
          <table:table-cell table:style-name="ce59" office:value-type="float" office:value="27616" calcext:value-type="float">
            <text:p>27,61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343" calcext:value-type="float">
            <text:p>22,343</text:p>
          </table:table-cell>
          <table:table-cell table:style-name="ce43" office:value-type="float" office:value="76666" calcext:value-type="float">
            <text:p>76,666</text:p>
          </table:table-cell>
          <table:table-cell table:style-name="ce43" office:value-type="float" office:value="38812" calcext:value-type="float">
            <text:p>38,812</text:p>
          </table:table-cell>
          <table:table-cell table:style-name="ce59" office:value-type="float" office:value="37854" calcext:value-type="float">
            <text:p>37,85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724" calcext:value-type="float">
            <text:p>19,724</text:p>
          </table:table-cell>
          <table:table-cell table:style-name="ce43" office:value-type="float" office:value="64657" calcext:value-type="float">
            <text:p>64,657</text:p>
          </table:table-cell>
          <table:table-cell table:style-name="ce43" office:value-type="float" office:value="32906" calcext:value-type="float">
            <text:p>32,906</text:p>
          </table:table-cell>
          <table:table-cell table:style-name="ce59" office:value-type="float" office:value="31751" calcext:value-type="float">
            <text:p>31,75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1055" calcext:value-type="float">
            <text:p>61,055</text:p>
          </table:table-cell>
          <table:table-cell table:style-name="ce43" office:value-type="float" office:value="183923" calcext:value-type="float">
            <text:p>183,923</text:p>
          </table:table-cell>
          <table:table-cell table:style-name="ce43" office:value-type="float" office:value="91503" calcext:value-type="float">
            <text:p>91,503</text:p>
          </table:table-cell>
          <table:table-cell table:style-name="ce59" office:value-type="float" office:value="92420" calcext:value-type="float">
            <text:p>92,42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607" calcext:value-type="float">
            <text:p>67,607</text:p>
          </table:table-cell>
          <table:table-cell table:style-name="ce43" office:value-type="float" office:value="208406" calcext:value-type="float">
            <text:p>208,406</text:p>
          </table:table-cell>
          <table:table-cell table:style-name="ce43" office:value-type="float" office:value="102662" calcext:value-type="float">
            <text:p>102,662</text:p>
          </table:table-cell>
          <table:table-cell table:style-name="ce59" office:value-type="float" office:value="105744" calcext:value-type="float">
            <text:p>105,744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30" calcext:value-type="float">
            <text:p>4,430</text:p>
          </table:table-cell>
          <table:table-cell table:style-name="ce44" office:value-type="float" office:value="10726" calcext:value-type="float">
            <text:p>10,726</text:p>
          </table:table-cell>
          <table:table-cell table:style-name="ce44" office:value-type="float" office:value="5753" calcext:value-type="float">
            <text:p>5,753</text:p>
          </table:table-cell>
          <table:table-cell table:style-name="ce60" office:value-type="float" office:value="4973" calcext:value-type="float">
            <text:p>4,97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2325" calcext:value-type="float">
            <text:p>672,325</text:p>
          </table:table-cell>
          <table:table-cell table:style-name="ce42" office:value-type="float" office:value="1885541" calcext:value-type="float">
            <text:p>1,885,541</text:p>
          </table:table-cell>
          <table:table-cell table:style-name="ce42" office:value-type="float" office:value="943804" calcext:value-type="float">
            <text:p>943,804</text:p>
          </table:table-cell>
          <table:table-cell table:style-name="ce58" office:value-type="float" office:value="941737" calcext:value-type="float">
            <text:p>941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669" calcext:value-type="float">
            <text:p>28,669</text:p>
          </table:table-cell>
          <table:table-cell table:style-name="ce43" office:value-type="float" office:value="78165" calcext:value-type="float">
            <text:p>78,165</text:p>
          </table:table-cell>
          <table:table-cell table:style-name="ce43" office:value-type="float" office:value="38706" calcext:value-type="float">
            <text:p>38,706</text:p>
          </table:table-cell>
          <table:table-cell table:style-name="ce59" office:value-type="float" office:value="39459" calcext:value-type="float">
            <text:p>39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92" calcext:value-type="float">
            <text:p>10,092</text:p>
          </table:table-cell>
          <table:table-cell table:style-name="ce43" office:value-type="float" office:value="26085" calcext:value-type="float">
            <text:p>26,085</text:p>
          </table:table-cell>
          <table:table-cell table:style-name="ce43" office:value-type="float" office:value="13628" calcext:value-type="float">
            <text:p>13,628</text:p>
          </table:table-cell>
          <table:table-cell table:style-name="ce59" office:value-type="float" office:value="12457" calcext:value-type="float">
            <text:p>12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24" calcext:value-type="float">
            <text:p>10,924</text:p>
          </table:table-cell>
          <table:table-cell table:style-name="ce43" office:value-type="float" office:value="29271" calcext:value-type="float">
            <text:p>29,271</text:p>
          </table:table-cell>
          <table:table-cell table:style-name="ce43" office:value-type="float" office:value="15323" calcext:value-type="float">
            <text:p>15,323</text:p>
          </table:table-cell>
          <table:table-cell table:style-name="ce59" office:value-type="float" office:value="13948" calcext:value-type="float">
            <text:p>13,9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41" calcext:value-type="float">
            <text:p>7,841</text:p>
          </table:table-cell>
          <table:table-cell table:style-name="ce43" office:value-type="float" office:value="21629" calcext:value-type="float">
            <text:p>21,629</text:p>
          </table:table-cell>
          <table:table-cell table:style-name="ce43" office:value-type="float" office:value="11295" calcext:value-type="float">
            <text:p>11,295</text:p>
          </table:table-cell>
          <table:table-cell table:style-name="ce59" office:value-type="float" office:value="10334" calcext:value-type="float">
            <text:p>10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07" calcext:value-type="float">
            <text:p>8,907</text:p>
          </table:table-cell>
          <table:table-cell table:style-name="ce43" office:value-type="float" office:value="24329" calcext:value-type="float">
            <text:p>24,329</text:p>
          </table:table-cell>
          <table:table-cell table:style-name="ce43" office:value-type="float" office:value="12638" calcext:value-type="float">
            <text:p>12,638</text:p>
          </table:table-cell>
          <table:table-cell table:style-name="ce59" office:value-type="float" office:value="11691" calcext:value-type="float">
            <text:p>11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42" calcext:value-type="float">
            <text:p>8,242</text:p>
          </table:table-cell>
          <table:table-cell table:style-name="ce43" office:value-type="float" office:value="21603" calcext:value-type="float">
            <text:p>21,603</text:p>
          </table:table-cell>
          <table:table-cell table:style-name="ce43" office:value-type="float" office:value="11482" calcext:value-type="float">
            <text:p>11,482</text:p>
          </table:table-cell>
          <table:table-cell table:style-name="ce59" office:value-type="float" office:value="10121" calcext:value-type="float">
            <text:p>10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584" calcext:value-type="float">
            <text:p>15,584</text:p>
          </table:table-cell>
          <table:table-cell table:style-name="ce43" office:value-type="float" office:value="44987" calcext:value-type="float">
            <text:p>44,987</text:p>
          </table:table-cell>
          <table:table-cell table:style-name="ce43" office:value-type="float" office:value="22844" calcext:value-type="float">
            <text:p>22,844</text:p>
          </table:table-cell>
          <table:table-cell table:style-name="ce59" office:value-type="float" office:value="22143" calcext:value-type="float">
            <text:p>22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099" calcext:value-type="float">
            <text:p>9,099</text:p>
          </table:table-cell>
          <table:table-cell table:style-name="ce43" office:value-type="float" office:value="24786" calcext:value-type="float">
            <text:p>24,786</text:p>
          </table:table-cell>
          <table:table-cell table:style-name="ce43" office:value-type="float" office:value="12768" calcext:value-type="float">
            <text:p>12,768</text:p>
          </table:table-cell>
          <table:table-cell table:style-name="ce59" office:value-type="float" office:value="12018" calcext:value-type="float">
            <text:p>12,0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30" calcext:value-type="float">
            <text:p>7,730</text:p>
          </table:table-cell>
          <table:table-cell table:style-name="ce43" office:value-type="float" office:value="22586" calcext:value-type="float">
            <text:p>22,586</text:p>
          </table:table-cell>
          <table:table-cell table:style-name="ce43" office:value-type="float" office:value="11673" calcext:value-type="float">
            <text:p>11,673</text:p>
          </table:table-cell>
          <table:table-cell table:style-name="ce59" office:value-type="float" office:value="10913" calcext:value-type="float">
            <text:p>10,9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54" calcext:value-type="float">
            <text:p>7,854</text:p>
          </table:table-cell>
          <table:table-cell table:style-name="ce43" office:value-type="float" office:value="21685" calcext:value-type="float">
            <text:p>21,685</text:p>
          </table:table-cell>
          <table:table-cell table:style-name="ce43" office:value-type="float" office:value="11096" calcext:value-type="float">
            <text:p>11,096</text:p>
          </table:table-cell>
          <table:table-cell table:style-name="ce59" office:value-type="float" office:value="10589" calcext:value-type="float">
            <text:p>10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07" calcext:value-type="float">
            <text:p>3,907</text:p>
          </table:table-cell>
          <table:table-cell table:style-name="ce43" office:value-type="float" office:value="10054" calcext:value-type="float">
            <text:p>10,054</text:p>
          </table:table-cell>
          <table:table-cell table:style-name="ce43" office:value-type="float" office:value="5393" calcext:value-type="float">
            <text:p>5,393</text:p>
          </table:table-cell>
          <table:table-cell table:style-name="ce59" office:value-type="float" office:value="4661" calcext:value-type="float">
            <text:p>4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403" calcext:value-type="float">
            <text:p>20,403</text:p>
          </table:table-cell>
          <table:table-cell table:style-name="ce43" office:value-type="float" office:value="59555" calcext:value-type="float">
            <text:p>59,555</text:p>
          </table:table-cell>
          <table:table-cell table:style-name="ce43" office:value-type="float" office:value="29542" calcext:value-type="float">
            <text:p>29,542</text:p>
          </table:table-cell>
          <table:table-cell table:style-name="ce59" office:value-type="float" office:value="30013" calcext:value-type="float">
            <text:p>30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65" calcext:value-type="float">
            <text:p>9,665</text:p>
          </table:table-cell>
          <table:table-cell table:style-name="ce43" office:value-type="float" office:value="26652" calcext:value-type="float">
            <text:p>26,652</text:p>
          </table:table-cell>
          <table:table-cell table:style-name="ce43" office:value-type="float" office:value="13645" calcext:value-type="float">
            <text:p>13,645</text:p>
          </table:table-cell>
          <table:table-cell table:style-name="ce59" office:value-type="float" office:value="13007" calcext:value-type="float">
            <text:p>13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15" calcext:value-type="float">
            <text:p>8,115</text:p>
          </table:table-cell>
          <table:table-cell table:style-name="ce43" office:value-type="float" office:value="24921" calcext:value-type="float">
            <text:p>24,921</text:p>
          </table:table-cell>
          <table:table-cell table:style-name="ce43" office:value-type="float" office:value="12617" calcext:value-type="float">
            <text:p>12,617</text:p>
          </table:table-cell>
          <table:table-cell table:style-name="ce59" office:value-type="float" office:value="12304" calcext:value-type="float">
            <text:p>12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69" calcext:value-type="float">
            <text:p>8,069</text:p>
          </table:table-cell>
          <table:table-cell table:style-name="ce43" office:value-type="float" office:value="23365" calcext:value-type="float">
            <text:p>23,365</text:p>
          </table:table-cell>
          <table:table-cell table:style-name="ce43" office:value-type="float" office:value="12128" calcext:value-type="float">
            <text:p>12,128</text:p>
          </table:table-cell>
          <table:table-cell table:style-name="ce59" office:value-type="float" office:value="11237" calcext:value-type="float">
            <text:p>11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11" calcext:value-type="float">
            <text:p>7,311</text:p>
          </table:table-cell>
          <table:table-cell table:style-name="ce43" office:value-type="float" office:value="20309" calcext:value-type="float">
            <text:p>20,309</text:p>
          </table:table-cell>
          <table:table-cell table:style-name="ce43" office:value-type="float" office:value="10343" calcext:value-type="float">
            <text:p>10,343</text:p>
          </table:table-cell>
          <table:table-cell table:style-name="ce59" office:value-type="float" office:value="9966" calcext:value-type="float">
            <text:p>9,9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19" calcext:value-type="float">
            <text:p>4,319</text:p>
          </table:table-cell>
          <table:table-cell table:style-name="ce43" office:value-type="float" office:value="11527" calcext:value-type="float">
            <text:p>11,527</text:p>
          </table:table-cell>
          <table:table-cell table:style-name="ce43" office:value-type="float" office:value="5823" calcext:value-type="float">
            <text:p>5,823</text:p>
          </table:table-cell>
          <table:table-cell table:style-name="ce59" office:value-type="float" office:value="5704" calcext:value-type="float">
            <text:p>5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94" calcext:value-type="float">
            <text:p>14,294</text:p>
          </table:table-cell>
          <table:table-cell table:style-name="ce43" office:value-type="float" office:value="43828" calcext:value-type="float">
            <text:p>43,828</text:p>
          </table:table-cell>
          <table:table-cell table:style-name="ce43" office:value-type="float" office:value="22366" calcext:value-type="float">
            <text:p>22,366</text:p>
          </table:table-cell>
          <table:table-cell table:style-name="ce59" office:value-type="float" office:value="21462" calcext:value-type="float">
            <text:p>21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803" calcext:value-type="float">
            <text:p>16,803</text:p>
          </table:table-cell>
          <table:table-cell table:style-name="ce43" office:value-type="float" office:value="46933" calcext:value-type="float">
            <text:p>46,933</text:p>
          </table:table-cell>
          <table:table-cell table:style-name="ce43" office:value-type="float" office:value="23695" calcext:value-type="float">
            <text:p>23,695</text:p>
          </table:table-cell>
          <table:table-cell table:style-name="ce59" office:value-type="float" office:value="23238" calcext:value-type="float">
            <text:p>23,2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746" calcext:value-type="float">
            <text:p>11,746</text:p>
          </table:table-cell>
          <table:table-cell table:style-name="ce43" office:value-type="float" office:value="35853" calcext:value-type="float">
            <text:p>35,853</text:p>
          </table:table-cell>
          <table:table-cell table:style-name="ce43" office:value-type="float" office:value="18018" calcext:value-type="float">
            <text:p>18,018</text:p>
          </table:table-cell>
          <table:table-cell table:style-name="ce59" office:value-type="float" office:value="17835" calcext:value-type="float">
            <text:p>17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76" calcext:value-type="float">
            <text:p>9,876</text:p>
          </table:table-cell>
          <table:table-cell table:style-name="ce43" office:value-type="float" office:value="30331" calcext:value-type="float">
            <text:p>30,331</text:p>
          </table:table-cell>
          <table:table-cell table:style-name="ce43" office:value-type="float" office:value="15560" calcext:value-type="float">
            <text:p>15,560</text:p>
          </table:table-cell>
          <table:table-cell table:style-name="ce59" office:value-type="float" office:value="14771" calcext:value-type="float">
            <text:p>14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78" calcext:value-type="float">
            <text:p>2,678</text:p>
          </table:table-cell>
          <table:table-cell table:style-name="ce43" office:value-type="float" office:value="7437" calcext:value-type="float">
            <text:p>7,437</text:p>
          </table:table-cell>
          <table:table-cell table:style-name="ce43" office:value-type="float" office:value="3889" calcext:value-type="float">
            <text:p>3,889</text:p>
          </table:table-cell>
          <table:table-cell table:style-name="ce59" office:value-type="float" office:value="3548" calcext:value-type="float">
            <text:p>3,5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0" calcext:value-type="float">
            <text:p>5,110</text:p>
          </table:table-cell>
          <table:table-cell table:style-name="ce43" office:value-type="float" office:value="14388" calcext:value-type="float">
            <text:p>14,388</text:p>
          </table:table-cell>
          <table:table-cell table:style-name="ce43" office:value-type="float" office:value="7472" calcext:value-type="float">
            <text:p>7,472</text:p>
          </table:table-cell>
          <table:table-cell table:style-name="ce59" office:value-type="float" office:value="6916" calcext:value-type="float">
            <text:p>6,9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8" calcext:value-type="float">
            <text:p>3,538</text:p>
          </table:table-cell>
          <table:table-cell table:style-name="ce43" office:value-type="float" office:value="10032" calcext:value-type="float">
            <text:p>10,032</text:p>
          </table:table-cell>
          <table:table-cell table:style-name="ce43" office:value-type="float" office:value="5318" calcext:value-type="float">
            <text:p>5,318</text:p>
          </table:table-cell>
          <table:table-cell table:style-name="ce59" office:value-type="float" office:value="4714" calcext:value-type="float">
            <text:p>4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59" calcext:value-type="float">
            <text:p>2,859</text:p>
          </table:table-cell>
          <table:table-cell table:style-name="ce43" office:value-type="float" office:value="8893" calcext:value-type="float">
            <text:p>8,893</text:p>
          </table:table-cell>
          <table:table-cell table:style-name="ce43" office:value-type="float" office:value="4810" calcext:value-type="float">
            <text:p>4,810</text:p>
          </table:table-cell>
          <table:table-cell table:style-name="ce59" office:value-type="float" office:value="4083" calcext:value-type="float">
            <text:p>4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0" calcext:value-type="float">
            <text:p>1,990</text:p>
          </table:table-cell>
          <table:table-cell table:style-name="ce43" office:value-type="float" office:value="5071" calcext:value-type="float">
            <text:p>5,071</text:p>
          </table:table-cell>
          <table:table-cell table:style-name="ce43" office:value-type="float" office:value="2841" calcext:value-type="float">
            <text:p>2,841</text:p>
          </table:table-cell>
          <table:table-cell table:style-name="ce59" office:value-type="float" office:value="2230" calcext:value-type="float">
            <text:p>2,2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859" calcext:value-type="float">
            <text:p>26,859</text:p>
          </table:table-cell>
          <table:table-cell table:style-name="ce43" office:value-type="float" office:value="73887" calcext:value-type="float">
            <text:p>73,887</text:p>
          </table:table-cell>
          <table:table-cell table:style-name="ce43" office:value-type="float" office:value="37590" calcext:value-type="float">
            <text:p>37,590</text:p>
          </table:table-cell>
          <table:table-cell table:style-name="ce59" office:value-type="float" office:value="36297" calcext:value-type="float">
            <text:p>36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252" calcext:value-type="float">
            <text:p>22,252</text:p>
          </table:table-cell>
          <table:table-cell table:style-name="ce43" office:value-type="float" office:value="67906" calcext:value-type="float">
            <text:p>67,906</text:p>
          </table:table-cell>
          <table:table-cell table:style-name="ce43" office:value-type="float" office:value="34503" calcext:value-type="float">
            <text:p>34,503</text:p>
          </table:table-cell>
          <table:table-cell table:style-name="ce59" office:value-type="float" office:value="33403" calcext:value-type="float">
            <text:p>33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74" calcext:value-type="float">
            <text:p>10,974</text:p>
          </table:table-cell>
          <table:table-cell table:style-name="ce43" office:value-type="float" office:value="34719" calcext:value-type="float">
            <text:p>34,719</text:p>
          </table:table-cell>
          <table:table-cell table:style-name="ce43" office:value-type="float" office:value="17939" calcext:value-type="float">
            <text:p>17,939</text:p>
          </table:table-cell>
          <table:table-cell table:style-name="ce59" office:value-type="float" office:value="16780" calcext:value-type="float">
            <text:p>16,7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67" calcext:value-type="float">
            <text:p>1,567</text:p>
          </table:table-cell>
          <table:table-cell table:style-name="ce43" office:value-type="float" office:value="4196" calcext:value-type="float">
            <text:p>4,196</text:p>
          </table:table-cell>
          <table:table-cell table:style-name="ce43" office:value-type="float" office:value="2271" calcext:value-type="float">
            <text:p>2,271</text:p>
          </table:table-cell>
          <table:table-cell table:style-name="ce59" office:value-type="float" office:value="1925" calcext:value-type="float">
            <text:p>1,9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796" calcext:value-type="float">
            <text:p>81,796</text:p>
          </table:table-cell>
          <table:table-cell table:style-name="ce43" office:value-type="float" office:value="230806" calcext:value-type="float">
            <text:p>230,806</text:p>
          </table:table-cell>
          <table:table-cell table:style-name="ce43" office:value-type="float" office:value="113945" calcext:value-type="float">
            <text:p>113,945</text:p>
          </table:table-cell>
          <table:table-cell table:style-name="ce59" office:value-type="float" office:value="116861" calcext:value-type="float">
            <text:p>116,8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44" calcext:value-type="float">
            <text:p>71,744</text:p>
          </table:table-cell>
          <table:table-cell table:style-name="ce43" office:value-type="float" office:value="188865" calcext:value-type="float">
            <text:p>188,865</text:p>
          </table:table-cell>
          <table:table-cell table:style-name="ce43" office:value-type="float" office:value="90780" calcext:value-type="float">
            <text:p>90,780</text:p>
          </table:table-cell>
          <table:table-cell table:style-name="ce59" office:value-type="float" office:value="98085" calcext:value-type="float">
            <text:p>98,0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941" calcext:value-type="float">
            <text:p>44,941</text:p>
          </table:table-cell>
          <table:table-cell table:style-name="ce43" office:value-type="float" office:value="125738" calcext:value-type="float">
            <text:p>125,738</text:p>
          </table:table-cell>
          <table:table-cell table:style-name="ce43" office:value-type="float" office:value="62473" calcext:value-type="float">
            <text:p>62,473</text:p>
          </table:table-cell>
          <table:table-cell table:style-name="ce59" office:value-type="float" office:value="63265" calcext:value-type="float">
            <text:p>63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896" calcext:value-type="float">
            <text:p>49,896</text:p>
          </table:table-cell>
          <table:table-cell table:style-name="ce43" office:value-type="float" office:value="132651" calcext:value-type="float">
            <text:p>132,651</text:p>
          </table:table-cell>
          <table:table-cell table:style-name="ce43" office:value-type="float" office:value="64782" calcext:value-type="float">
            <text:p>64,782</text:p>
          </table:table-cell>
          <table:table-cell table:style-name="ce59" office:value-type="float" office:value="67869" calcext:value-type="float">
            <text:p>67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1064" calcext:value-type="float">
            <text:p>61,064</text:p>
          </table:table-cell>
          <table:table-cell table:style-name="ce43" office:value-type="float" office:value="189620" calcext:value-type="float">
            <text:p>189,620</text:p>
          </table:table-cell>
          <table:table-cell table:style-name="ce43" office:value-type="float" office:value="95852" calcext:value-type="float">
            <text:p>95,852</text:p>
          </table:table-cell>
          <table:table-cell table:style-name="ce59" office:value-type="float" office:value="93768" calcext:value-type="float">
            <text:p>93,7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836" calcext:value-type="float">
            <text:p>24,836</text:p>
          </table:table-cell>
          <table:table-cell table:style-name="ce43" office:value-type="float" office:value="65380" calcext:value-type="float">
            <text:p>65,380</text:p>
          </table:table-cell>
          <table:table-cell table:style-name="ce43" office:value-type="float" office:value="31065" calcext:value-type="float">
            <text:p>31,065</text:p>
          </table:table-cell>
          <table:table-cell table:style-name="ce59" office:value-type="float" office:value="34315" calcext:value-type="float">
            <text:p>34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71" calcext:value-type="float">
            <text:p>30,771</text:p>
          </table:table-cell>
          <table:table-cell table:style-name="ce44" office:value-type="float" office:value="77498" calcext:value-type="float">
            <text:p>77,498</text:p>
          </table:table-cell>
          <table:table-cell table:style-name="ce44" office:value-type="float" office:value="37691" calcext:value-type="float">
            <text:p>37,691</text:p>
          </table:table-cell>
          <table:table-cell table:style-name="ce60" office:value-type="float" office:value="39807" calcext:value-type="float">
            <text:p>39,807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2939" calcext:value-type="float">
            <text:p>1,072,939</text:p>
          </table:table-cell>
          <table:table-cell table:style-name="ce42" office:value-type="float" office:value="2778918" calcext:value-type="float">
            <text:p>2,778,918</text:p>
          </table:table-cell>
          <table:table-cell table:style-name="ce72" office:value-type="float" office:value="1380989" calcext:value-type="float">
            <text:p>1,380,989</text:p>
          </table:table-cell>
          <table:table-cell table:style-name="ce73" office:value-type="float" office:value="1397929" calcext:value-type="float">
            <text:p>1,397,9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33" calcext:value-type="float">
            <text:p>10,833</text:p>
          </table:table-cell>
          <table:table-cell table:style-name="ce43" office:value-type="float" office:value="25032" calcext:value-type="float">
            <text:p>25,032</text:p>
          </table:table-cell>
          <table:table-cell table:style-name="ce38" office:value-type="float" office:value="12458" calcext:value-type="float">
            <text:p>12,458</text:p>
          </table:table-cell>
          <table:table-cell table:style-name="ce38" office:value-type="float" office:value="12574" calcext:value-type="float">
            <text:p>12,5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6184" calcext:value-type="float">
            <text:p>56,184</text:p>
          </table:table-cell>
          <table:table-cell table:style-name="ce43" office:value-type="float" office:value="136665" calcext:value-type="float">
            <text:p>136,665</text:p>
          </table:table-cell>
          <table:table-cell table:style-name="ce38" office:value-type="float" office:value="66270" calcext:value-type="float">
            <text:p>66,270</text:p>
          </table:table-cell>
          <table:table-cell table:style-name="ce38" office:value-type="float" office:value="70395" calcext:value-type="float">
            <text:p>70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616" calcext:value-type="float">
            <text:p>77,616</text:p>
          </table:table-cell>
          <table:table-cell table:style-name="ce43" office:value-type="float" office:value="196244" calcext:value-type="float">
            <text:p>196,244</text:p>
          </table:table-cell>
          <table:table-cell table:style-name="ce38" office:value-type="float" office:value="94865" calcext:value-type="float">
            <text:p>94,865</text:p>
          </table:table-cell>
          <table:table-cell table:style-name="ce38" office:value-type="float" office:value="101379" calcext:value-type="float">
            <text:p>101,3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7419" calcext:value-type="float">
            <text:p>67,419</text:p>
          </table:table-cell>
          <table:table-cell table:style-name="ce43" office:value-type="float" office:value="179931" calcext:value-type="float">
            <text:p>179,931</text:p>
          </table:table-cell>
          <table:table-cell table:style-name="ce38" office:value-type="float" office:value="88660" calcext:value-type="float">
            <text:p>88,660</text:p>
          </table:table-cell>
          <table:table-cell table:style-name="ce38" office:value-type="float" office:value="91271" calcext:value-type="float">
            <text:p>91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265" calcext:value-type="float">
            <text:p>135,265</text:p>
          </table:table-cell>
          <table:table-cell table:style-name="ce43" office:value-type="float" office:value="346169" calcext:value-type="float">
            <text:p>346,169</text:p>
          </table:table-cell>
          <table:table-cell table:style-name="ce38" office:value-type="float" office:value="168063" calcext:value-type="float">
            <text:p>168,063</text:p>
          </table:table-cell>
          <table:table-cell table:style-name="ce38" office:value-type="float" office:value="178106" calcext:value-type="float">
            <text:p>178,1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684" calcext:value-type="float">
            <text:p>22,684</text:p>
          </table:table-cell>
          <table:table-cell table:style-name="ce43" office:value-type="float" office:value="51955" calcext:value-type="float">
            <text:p>51,955</text:p>
          </table:table-cell>
          <table:table-cell table:style-name="ce38" office:value-type="float" office:value="25061" calcext:value-type="float">
            <text:p>25,061</text:p>
          </table:table-cell>
          <table:table-cell table:style-name="ce38" office:value-type="float" office:value="26894" calcext:value-type="float">
            <text:p>26,8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47" calcext:value-type="float">
            <text:p>12,547</text:p>
          </table:table-cell>
          <table:table-cell table:style-name="ce43" office:value-type="float" office:value="27388" calcext:value-type="float">
            <text:p>27,388</text:p>
          </table:table-cell>
          <table:table-cell table:style-name="ce38" office:value-type="float" office:value="13192" calcext:value-type="float">
            <text:p>13,192</text:p>
          </table:table-cell>
          <table:table-cell table:style-name="ce38" office:value-type="float" office:value="14196" calcext:value-type="float">
            <text:p>14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63" calcext:value-type="float">
            <text:p>72,263</text:p>
          </table:table-cell>
          <table:table-cell table:style-name="ce43" office:value-type="float" office:value="174515" calcext:value-type="float">
            <text:p>174,515</text:p>
          </table:table-cell>
          <table:table-cell table:style-name="ce38" office:value-type="float" office:value="84324" calcext:value-type="float">
            <text:p>84,324</text:p>
          </table:table-cell>
          <table:table-cell table:style-name="ce38" office:value-type="float" office:value="90191" calcext:value-type="float">
            <text:p>90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388" calcext:value-type="float">
            <text:p>78,388</text:p>
          </table:table-cell>
          <table:table-cell table:style-name="ce43" office:value-type="float" office:value="192593" calcext:value-type="float">
            <text:p>192,593</text:p>
          </table:table-cell>
          <table:table-cell table:style-name="ce38" office:value-type="float" office:value="94900" calcext:value-type="float">
            <text:p>94,900</text:p>
          </table:table-cell>
          <table:table-cell table:style-name="ce38" office:value-type="float" office:value="97693" calcext:value-type="float">
            <text:p>97,6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54" calcext:value-type="float">
            <text:p>11,054</text:p>
          </table:table-cell>
          <table:table-cell table:style-name="ce43" office:value-type="float" office:value="29008" calcext:value-type="float">
            <text:p>29,008</text:p>
          </table:table-cell>
          <table:table-cell table:style-name="ce38" office:value-type="float" office:value="15043" calcext:value-type="float">
            <text:p>15,043</text:p>
          </table:table-cell>
          <table:table-cell table:style-name="ce38" office:value-type="float" office:value="13965" calcext:value-type="float">
            <text:p>13,96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516" calcext:value-type="float">
            <text:p>66,516</text:p>
          </table:table-cell>
          <table:table-cell table:style-name="ce43" office:value-type="float" office:value="156256" calcext:value-type="float">
            <text:p>156,256</text:p>
          </table:table-cell>
          <table:table-cell table:style-name="ce38" office:value-type="float" office:value="77842" calcext:value-type="float">
            <text:p>77,842</text:p>
          </table:table-cell>
          <table:table-cell table:style-name="ce38" office:value-type="float" office:value="78414" calcext:value-type="float">
            <text:p>78,4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7162" calcext:value-type="float">
            <text:p>137,162</text:p>
          </table:table-cell>
          <table:table-cell table:style-name="ce43" office:value-type="float" office:value="356320" calcext:value-type="float">
            <text:p>356,320</text:p>
          </table:table-cell>
          <table:table-cell table:style-name="ce38" office:value-type="float" office:value="175150" calcext:value-type="float">
            <text:p>175,150</text:p>
          </table:table-cell>
          <table:table-cell table:style-name="ce38" office:value-type="float" office:value="181170" calcext:value-type="float">
            <text:p>181,1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559" calcext:value-type="float">
            <text:p>25,559</text:p>
          </table:table-cell>
          <table:table-cell table:style-name="ce43" office:value-type="float" office:value="70401" calcext:value-type="float">
            <text:p>70,401</text:p>
          </table:table-cell>
          <table:table-cell table:style-name="ce38" office:value-type="float" office:value="35727" calcext:value-type="float">
            <text:p>35,727</text:p>
          </table:table-cell>
          <table:table-cell table:style-name="ce38" office:value-type="float" office:value="34674" calcext:value-type="float">
            <text:p>34,6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360" calcext:value-type="float">
            <text:p>41,360</text:p>
          </table:table-cell>
          <table:table-cell table:style-name="ce43" office:value-type="float" office:value="111663" calcext:value-type="float">
            <text:p>111,663</text:p>
          </table:table-cell>
          <table:table-cell table:style-name="ce38" office:value-type="float" office:value="57346" calcext:value-type="float">
            <text:p>57,346</text:p>
          </table:table-cell>
          <table:table-cell table:style-name="ce38" office:value-type="float" office:value="54317" calcext:value-type="float">
            <text:p>54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403" calcext:value-type="float">
            <text:p>13,403</text:p>
          </table:table-cell>
          <table:table-cell table:style-name="ce43" office:value-type="float" office:value="43161" calcext:value-type="float">
            <text:p>43,161</text:p>
          </table:table-cell>
          <table:table-cell table:style-name="ce38" office:value-type="float" office:value="22181" calcext:value-type="float">
            <text:p>22,181</text:p>
          </table:table-cell>
          <table:table-cell table:style-name="ce38" office:value-type="float" office:value="20980" calcext:value-type="float">
            <text:p>20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35" calcext:value-type="float">
            <text:p>12,735</text:p>
          </table:table-cell>
          <table:table-cell table:style-name="ce43" office:value-type="float" office:value="34566" calcext:value-type="float">
            <text:p>34,566</text:p>
          </table:table-cell>
          <table:table-cell table:style-name="ce38" office:value-type="float" office:value="17593" calcext:value-type="float">
            <text:p>17,593</text:p>
          </table:table-cell>
          <table:table-cell table:style-name="ce38" office:value-type="float" office:value="16973" calcext:value-type="float">
            <text:p>16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1183" calcext:value-type="float">
            <text:p>31,183</text:p>
          </table:table-cell>
          <table:table-cell table:style-name="ce43" office:value-type="float" office:value="82614" calcext:value-type="float">
            <text:p>82,614</text:p>
          </table:table-cell>
          <table:table-cell table:style-name="ce38" office:value-type="float" office:value="42119" calcext:value-type="float">
            <text:p>42,119</text:p>
          </table:table-cell>
          <table:table-cell table:style-name="ce38" office:value-type="float" office:value="40495" calcext:value-type="float">
            <text:p>40,4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746" calcext:value-type="float">
            <text:p>17,746</text:p>
          </table:table-cell>
          <table:table-cell table:style-name="ce43" office:value-type="float" office:value="43965" calcext:value-type="float">
            <text:p>43,965</text:p>
          </table:table-cell>
          <table:table-cell table:style-name="ce38" office:value-type="float" office:value="22353" calcext:value-type="float">
            <text:p>22,353</text:p>
          </table:table-cell>
          <table:table-cell table:style-name="ce38" office:value-type="float" office:value="21612" calcext:value-type="float">
            <text:p>21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654" calcext:value-type="float">
            <text:p>34,654</text:p>
          </table:table-cell>
          <table:table-cell table:style-name="ce43" office:value-type="float" office:value="97827" calcext:value-type="float">
            <text:p>97,827</text:p>
          </table:table-cell>
          <table:table-cell table:style-name="ce38" office:value-type="float" office:value="48635" calcext:value-type="float">
            <text:p>48,635</text:p>
          </table:table-cell>
          <table:table-cell table:style-name="ce38" office:value-type="float" office:value="49192" calcext:value-type="float">
            <text:p>49,1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68" calcext:value-type="float">
            <text:p>13,268</text:p>
          </table:table-cell>
          <table:table-cell table:style-name="ce43" office:value-type="float" office:value="37317" calcext:value-type="float">
            <text:p>37,317</text:p>
          </table:table-cell>
          <table:table-cell table:style-name="ce38" office:value-type="float" office:value="19002" calcext:value-type="float">
            <text:p>19,002</text:p>
          </table:table-cell>
          <table:table-cell table:style-name="ce38" office:value-type="float" office:value="18315" calcext:value-type="float">
            <text:p>18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95" calcext:value-type="float">
            <text:p>10,395</text:p>
          </table:table-cell>
          <table:table-cell table:style-name="ce43" office:value-type="float" office:value="30124" calcext:value-type="float">
            <text:p>30,124</text:p>
          </table:table-cell>
          <table:table-cell table:style-name="ce38" office:value-type="float" office:value="15956" calcext:value-type="float">
            <text:p>15,956</text:p>
          </table:table-cell>
          <table:table-cell table:style-name="ce38" office:value-type="float" office:value="14168" calcext:value-type="float">
            <text:p>14,1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60" calcext:value-type="float">
            <text:p>3,360</text:p>
          </table:table-cell>
          <table:table-cell table:style-name="ce43" office:value-type="float" office:value="7473" calcext:value-type="float">
            <text:p>7,473</text:p>
          </table:table-cell>
          <table:table-cell table:style-name="ce38" office:value-type="float" office:value="4151" calcext:value-type="float">
            <text:p>4,151</text:p>
          </table:table-cell>
          <table:table-cell table:style-name="ce38" office:value-type="float" office:value="3322" calcext:value-type="float">
            <text:p>3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1" calcext:value-type="float">
            <text:p>9,361</text:p>
          </table:table-cell>
          <table:table-cell table:style-name="ce43" office:value-type="float" office:value="29319" calcext:value-type="float">
            <text:p>29,319</text:p>
          </table:table-cell>
          <table:table-cell table:style-name="ce38" office:value-type="float" office:value="14777" calcext:value-type="float">
            <text:p>14,777</text:p>
          </table:table-cell>
          <table:table-cell table:style-name="ce38" office:value-type="float" office:value="14542" calcext:value-type="float">
            <text:p>14,5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818" calcext:value-type="float">
            <text:p>16,818</text:p>
          </table:table-cell>
          <table:table-cell table:style-name="ce43" office:value-type="float" office:value="53033" calcext:value-type="float">
            <text:p>53,033</text:p>
          </table:table-cell>
          <table:table-cell table:style-name="ce38" office:value-type="float" office:value="27086" calcext:value-type="float">
            <text:p>27,086</text:p>
          </table:table-cell>
          <table:table-cell table:style-name="ce38" office:value-type="float" office:value="25947" calcext:value-type="float">
            <text:p>25,9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571" calcext:value-type="float">
            <text:p>10,571</text:p>
          </table:table-cell>
          <table:table-cell table:style-name="ce43" office:value-type="float" office:value="29615" calcext:value-type="float">
            <text:p>29,615</text:p>
          </table:table-cell>
          <table:table-cell table:style-name="ce38" office:value-type="float" office:value="15129" calcext:value-type="float">
            <text:p>15,129</text:p>
          </table:table-cell>
          <table:table-cell table:style-name="ce38" office:value-type="float" office:value="14486" calcext:value-type="float">
            <text:p>14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73" calcext:value-type="float">
            <text:p>10,473</text:p>
          </table:table-cell>
          <table:table-cell table:style-name="ce43" office:value-type="float" office:value="30551" calcext:value-type="float">
            <text:p>30,551</text:p>
          </table:table-cell>
          <table:table-cell table:style-name="ce38" office:value-type="float" office:value="15791" calcext:value-type="float">
            <text:p>15,791</text:p>
          </table:table-cell>
          <table:table-cell table:style-name="ce38" office:value-type="float" office:value="14760" calcext:value-type="float">
            <text:p>14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43" calcext:value-type="float">
            <text:p>5,743</text:p>
          </table:table-cell>
          <table:table-cell table:style-name="ce43" office:value-type="float" office:value="14152" calcext:value-type="float">
            <text:p>14,152</text:p>
          </table:table-cell>
          <table:table-cell table:style-name="ce38" office:value-type="float" office:value="7097" calcext:value-type="float">
            <text:p>7,097</text:p>
          </table:table-cell>
          <table:table-cell table:style-name="ce38" office:value-type="float" office:value="7055" calcext:value-type="float">
            <text:p>7,0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54" calcext:value-type="float">
            <text:p>6,754</text:p>
          </table:table-cell>
          <table:table-cell table:style-name="ce43" office:value-type="float" office:value="19655" calcext:value-type="float">
            <text:p>19,655</text:p>
          </table:table-cell>
          <table:table-cell table:style-name="ce38" office:value-type="float" office:value="10154" calcext:value-type="float">
            <text:p>10,154</text:p>
          </table:table-cell>
          <table:table-cell table:style-name="ce38" office:value-type="float" office:value="9501" calcext:value-type="float">
            <text:p>9,5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67" calcext:value-type="float">
            <text:p>12,567</text:p>
          </table:table-cell>
          <table:table-cell table:style-name="ce43" office:value-type="float" office:value="36429" calcext:value-type="float">
            <text:p>36,429</text:p>
          </table:table-cell>
          <table:table-cell table:style-name="ce38" office:value-type="float" office:value="18829" calcext:value-type="float">
            <text:p>18,829</text:p>
          </table:table-cell>
          <table:table-cell table:style-name="ce38" office:value-type="float" office:value="17600" calcext:value-type="float">
            <text:p>17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2" calcext:value-type="float">
            <text:p>13,862</text:p>
          </table:table-cell>
          <table:table-cell table:style-name="ce43" office:value-type="float" office:value="37770" calcext:value-type="float">
            <text:p>37,770</text:p>
          </table:table-cell>
          <table:table-cell table:style-name="ce38" office:value-type="float" office:value="19576" calcext:value-type="float">
            <text:p>19,576</text:p>
          </table:table-cell>
          <table:table-cell table:style-name="ce38" office:value-type="float" office:value="18194" calcext:value-type="float">
            <text:p>18,1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52" calcext:value-type="float">
            <text:p>14,552</text:p>
          </table:table-cell>
          <table:table-cell table:style-name="ce43" office:value-type="float" office:value="40810" calcext:value-type="float">
            <text:p>40,810</text:p>
          </table:table-cell>
          <table:table-cell table:style-name="ce38" office:value-type="float" office:value="21410" calcext:value-type="float">
            <text:p>21,410</text:p>
          </table:table-cell>
          <table:table-cell table:style-name="ce38" office:value-type="float" office:value="19400" calcext:value-type="float">
            <text:p>19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39" calcext:value-type="float">
            <text:p>5,639</text:p>
          </table:table-cell>
          <table:table-cell table:style-name="ce43" office:value-type="float" office:value="13467" calcext:value-type="float">
            <text:p>13,467</text:p>
          </table:table-cell>
          <table:table-cell table:style-name="ce38" office:value-type="float" office:value="7261" calcext:value-type="float">
            <text:p>7,261</text:p>
          </table:table-cell>
          <table:table-cell table:style-name="ce38" office:value-type="float" office:value="6206" calcext:value-type="float">
            <text:p>6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2" calcext:value-type="float">
            <text:p>2,362</text:p>
          </table:table-cell>
          <table:table-cell table:style-name="ce43" office:value-type="float" office:value="6291" calcext:value-type="float">
            <text:p>6,291</text:p>
          </table:table-cell>
          <table:table-cell table:style-name="ce38" office:value-type="float" office:value="3341" calcext:value-type="float">
            <text:p>3,341</text:p>
          </table:table-cell>
          <table:table-cell table:style-name="ce38" office:value-type="float" office:value="2950" calcext:value-type="float">
            <text:p>2,950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05" calcext:value-type="float">
            <text:p>4,805</text:p>
          </table:table-cell>
          <table:table-cell table:style-name="ce43" office:value-type="float" office:value="12383" calcext:value-type="float">
            <text:p>12,383</text:p>
          </table:table-cell>
          <table:table-cell table:style-name="ce38" office:value-type="float" office:value="6765" calcext:value-type="float">
            <text:p>6,765</text:p>
          </table:table-cell>
          <table:table-cell table:style-name="ce38" office:value-type="float" office:value="5618" calcext:value-type="float">
            <text:p>5,61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74" calcext:value-type="float">
            <text:p>5,074</text:p>
          </table:table-cell>
          <table:table-cell table:style-name="ce43" office:value-type="float" office:value="14978" calcext:value-type="float">
            <text:p>14,978</text:p>
          </table:table-cell>
          <table:table-cell table:style-name="ce38" office:value-type="float" office:value="8100" calcext:value-type="float">
            <text:p>8,100</text:p>
          </table:table-cell>
          <table:table-cell table:style-name="ce38" office:value-type="float" office:value="6878" calcext:value-type="float">
            <text:p>6,87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2" calcext:value-type="float">
            <text:p>582</text:p>
          </table:table-cell>
          <table:table-cell table:style-name="ce43" office:value-type="float" office:value="1890" calcext:value-type="float">
            <text:p>1,890</text:p>
          </table:table-cell>
          <table:table-cell table:style-name="ce38" office:value-type="float" office:value="932" calcext:value-type="float">
            <text:p>932</text:p>
          </table:table-cell>
          <table:table-cell table:style-name="ce38" office:value-type="float" office:value="958" calcext:value-type="float">
            <text:p>95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4" calcext:value-type="float">
            <text:p>1,324</text:p>
          </table:table-cell>
          <table:table-cell table:style-name="ce43" office:value-type="float" office:value="4239" calcext:value-type="float">
            <text:p>4,239</text:p>
          </table:table-cell>
          <table:table-cell table:style-name="ce38" office:value-type="float" office:value="2221" calcext:value-type="float">
            <text:p>2,221</text:p>
          </table:table-cell>
          <table:table-cell table:style-name="ce38" office:value-type="float" office:value="2018" calcext:value-type="float">
            <text:p>2,018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58" calcext:value-type="float">
            <text:p>858</text:p>
          </table:table-cell>
          <table:table-cell table:style-name="ce44" office:value-type="float" office:value="3149" calcext:value-type="float">
            <text:p>3,149</text:p>
          </table:table-cell>
          <table:table-cell table:style-name="ce39" office:value-type="float" office:value="1629" calcext:value-type="float">
            <text:p>1,629</text:p>
          </table:table-cell>
          <table:table-cell table:style-name="ce39" office:value-type="float" office:value="1520" calcext:value-type="float">
            <text:p>1,520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4911" calcext:value-type="float">
            <text:p>164,911</text:p>
          </table:table-cell>
          <table:table-cell table:style-name="ce42" office:value-type="float" office:value="458117" calcext:value-type="float">
            <text:p>458,117</text:p>
          </table:table-cell>
          <table:table-cell table:style-name="ce42" office:value-type="float" office:value="232217" calcext:value-type="float">
            <text:p>232,217</text:p>
          </table:table-cell>
          <table:table-cell table:style-name="ce58" office:value-type="float" office:value="225900" calcext:value-type="float">
            <text:p>225,9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640" calcext:value-type="float">
            <text:p>35,640</text:p>
          </table:table-cell>
          <table:table-cell table:style-name="ce43" office:value-type="float" office:value="96051" calcext:value-type="float">
            <text:p>96,051</text:p>
          </table:table-cell>
          <table:table-cell table:style-name="ce43" office:value-type="float" office:value="46907" calcext:value-type="float">
            <text:p>46,907</text:p>
          </table:table-cell>
          <table:table-cell table:style-name="ce59" office:value-type="float" office:value="49144" calcext:value-type="float">
            <text:p>49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44" calcext:value-type="float">
            <text:p>26,044</text:p>
          </table:table-cell>
          <table:table-cell table:style-name="ce43" office:value-type="float" office:value="72404" calcext:value-type="float">
            <text:p>72,404</text:p>
          </table:table-cell>
          <table:table-cell table:style-name="ce43" office:value-type="float" office:value="34420" calcext:value-type="float">
            <text:p>34,420</text:p>
          </table:table-cell>
          <table:table-cell table:style-name="ce59" office:value-type="float" office:value="37984" calcext:value-type="float">
            <text:p>37,9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78" calcext:value-type="float">
            <text:p>14,078</text:p>
          </table:table-cell>
          <table:table-cell table:style-name="ce43" office:value-type="float" office:value="40726" calcext:value-type="float">
            <text:p>40,726</text:p>
          </table:table-cell>
          <table:table-cell table:style-name="ce43" office:value-type="float" office:value="20760" calcext:value-type="float">
            <text:p>20,760</text:p>
          </table:table-cell>
          <table:table-cell table:style-name="ce59" office:value-type="float" office:value="19966" calcext:value-type="float">
            <text:p>19,9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40" calcext:value-type="float">
            <text:p>10,140</text:p>
          </table:table-cell>
          <table:table-cell table:style-name="ce43" office:value-type="float" office:value="29798" calcext:value-type="float">
            <text:p>29,798</text:p>
          </table:table-cell>
          <table:table-cell table:style-name="ce43" office:value-type="float" office:value="15376" calcext:value-type="float">
            <text:p>15,376</text:p>
          </table:table-cell>
          <table:table-cell table:style-name="ce59" office:value-type="float" office:value="14422" calcext:value-type="float">
            <text:p>14,4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574" calcext:value-type="float">
            <text:p>13,574</text:p>
          </table:table-cell>
          <table:table-cell table:style-name="ce43" office:value-type="float" office:value="35838" calcext:value-type="float">
            <text:p>35,838</text:p>
          </table:table-cell>
          <table:table-cell table:style-name="ce43" office:value-type="float" office:value="18711" calcext:value-type="float">
            <text:p>18,711</text:p>
          </table:table-cell>
          <table:table-cell table:style-name="ce59" office:value-type="float" office:value="17127" calcext:value-type="float">
            <text:p>17,1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529" calcext:value-type="float">
            <text:p>8,529</text:p>
          </table:table-cell>
          <table:table-cell table:style-name="ce43" office:value-type="float" office:value="24258" calcext:value-type="float">
            <text:p>24,258</text:p>
          </table:table-cell>
          <table:table-cell table:style-name="ce43" office:value-type="float" office:value="12837" calcext:value-type="float">
            <text:p>12,837</text:p>
          </table:table-cell>
          <table:table-cell table:style-name="ce59" office:value-type="float" office:value="11421" calcext:value-type="float">
            <text:p>11,4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500" calcext:value-type="float">
            <text:p>11,500</text:p>
          </table:table-cell>
          <table:table-cell table:style-name="ce43" office:value-type="float" office:value="32277" calcext:value-type="float">
            <text:p>32,277</text:p>
          </table:table-cell>
          <table:table-cell table:style-name="ce43" office:value-type="float" office:value="17123" calcext:value-type="float">
            <text:p>17,123</text:p>
          </table:table-cell>
          <table:table-cell table:style-name="ce59" office:value-type="float" office:value="15154" calcext:value-type="float">
            <text:p>15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866" calcext:value-type="float">
            <text:p>18,866</text:p>
          </table:table-cell>
          <table:table-cell table:style-name="ce43" office:value-type="float" office:value="53634" calcext:value-type="float">
            <text:p>53,634</text:p>
          </table:table-cell>
          <table:table-cell table:style-name="ce43" office:value-type="float" office:value="27573" calcext:value-type="float">
            <text:p>27,573</text:p>
          </table:table-cell>
          <table:table-cell table:style-name="ce59" office:value-type="float" office:value="26061" calcext:value-type="float">
            <text:p>26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422" calcext:value-type="float">
            <text:p>14,422</text:p>
          </table:table-cell>
          <table:table-cell table:style-name="ce43" office:value-type="float" office:value="39559" calcext:value-type="float">
            <text:p>39,559</text:p>
          </table:table-cell>
          <table:table-cell table:style-name="ce43" office:value-type="float" office:value="20476" calcext:value-type="float">
            <text:p>20,476</text:p>
          </table:table-cell>
          <table:table-cell table:style-name="ce59" office:value-type="float" office:value="19083" calcext:value-type="float">
            <text:p>19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17" calcext:value-type="float">
            <text:p>8,317</text:p>
          </table:table-cell>
          <table:table-cell table:style-name="ce43" office:value-type="float" office:value="21441" calcext:value-type="float">
            <text:p>21,441</text:p>
          </table:table-cell>
          <table:table-cell table:style-name="ce43" office:value-type="float" office:value="11563" calcext:value-type="float">
            <text:p>11,563</text:p>
          </table:table-cell>
          <table:table-cell table:style-name="ce59" office:value-type="float" office:value="9878" calcext:value-type="float">
            <text:p>9,8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6" calcext:value-type="float">
            <text:p>1,886</text:p>
          </table:table-cell>
          <table:table-cell table:style-name="ce43" office:value-type="float" office:value="6080" calcext:value-type="float">
            <text:p>6,080</text:p>
          </table:table-cell>
          <table:table-cell table:style-name="ce43" office:value-type="float" office:value="3300" calcext:value-type="float">
            <text:p>3,300</text:p>
          </table:table-cell>
          <table:table-cell table:style-name="ce59" office:value-type="float" office:value="2780" calcext:value-type="float">
            <text:p>2,78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15" calcext:value-type="float">
            <text:p>1,915</text:p>
          </table:table-cell>
          <table:table-cell table:style-name="ce44" office:value-type="float" office:value="6051" calcext:value-type="float">
            <text:p>6,051</text:p>
          </table:table-cell>
          <table:table-cell table:style-name="ce44" office:value-type="float" office:value="3171" calcext:value-type="float">
            <text:p>3,171</text:p>
          </table:table-cell>
          <table:table-cell table:style-name="ce60" office:value-type="float" office:value="2880" calcext:value-type="float">
            <text:p>2,88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3110" calcext:value-type="float">
            <text:p>183,110</text:p>
          </table:table-cell>
          <table:table-cell table:style-name="ce42" office:value-type="float" office:value="542042" calcext:value-type="float">
            <text:p>542,042</text:p>
          </table:table-cell>
          <table:table-cell table:style-name="ce42" office:value-type="float" office:value="277417" calcext:value-type="float">
            <text:p>277,417</text:p>
          </table:table-cell>
          <table:table-cell table:style-name="ce58" office:value-type="float" office:value="264625" calcext:value-type="float">
            <text:p>264,62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0662" calcext:value-type="float">
            <text:p>60,662</text:p>
          </table:table-cell>
          <table:table-cell table:style-name="ce43" office:value-type="float" office:value="170790" calcext:value-type="float">
            <text:p>170,790</text:p>
          </table:table-cell>
          <table:table-cell table:style-name="ce43" office:value-type="float" office:value="85135" calcext:value-type="float">
            <text:p>85,135</text:p>
          </table:table-cell>
          <table:table-cell table:style-name="ce59" office:value-type="float" office:value="85655" calcext:value-type="float">
            <text:p>85,65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35" calcext:value-type="float">
            <text:p>9,535</text:p>
          </table:table-cell>
          <table:table-cell table:style-name="ce83" office:value-type="float" office:value="29936" calcext:value-type="float">
            <text:p>29,936</text:p>
          </table:table-cell>
          <table:table-cell table:style-name="ce43" office:value-type="float" office:value="16005" calcext:value-type="float">
            <text:p>16,005</text:p>
          </table:table-cell>
          <table:table-cell table:style-name="ce59" office:value-type="float" office:value="13931" calcext:value-type="float">
            <text:p>13,93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80" calcext:value-type="float">
            <text:p>10,680</text:p>
          </table:table-cell>
          <table:table-cell table:style-name="ce83" office:value-type="float" office:value="34111" calcext:value-type="float">
            <text:p>34,111</text:p>
          </table:table-cell>
          <table:table-cell table:style-name="ce43" office:value-type="float" office:value="18173" calcext:value-type="float">
            <text:p>18,173</text:p>
          </table:table-cell>
          <table:table-cell table:style-name="ce59" office:value-type="float" office:value="15938" calcext:value-type="float">
            <text:p>15,93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817" calcext:value-type="float">
            <text:p>32,817</text:p>
          </table:table-cell>
          <table:table-cell table:style-name="ce83" office:value-type="float" office:value="96311" calcext:value-type="float">
            <text:p>96,311</text:p>
          </table:table-cell>
          <table:table-cell table:style-name="ce43" office:value-type="float" office:value="48375" calcext:value-type="float">
            <text:p>48,375</text:p>
          </table:table-cell>
          <table:table-cell table:style-name="ce59" office:value-type="float" office:value="47936" calcext:value-type="float">
            <text:p>47,93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675" calcext:value-type="float">
            <text:p>25,675</text:p>
          </table:table-cell>
          <table:table-cell table:style-name="ce83" office:value-type="float" office:value="77280" calcext:value-type="float">
            <text:p>77,280</text:p>
          </table:table-cell>
          <table:table-cell table:style-name="ce43" office:value-type="float" office:value="39267" calcext:value-type="float">
            <text:p>39,267</text:p>
          </table:table-cell>
          <table:table-cell table:style-name="ce59" office:value-type="float" office:value="38013" calcext:value-type="float">
            <text:p>38,01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90" calcext:value-type="float">
            <text:p>4,490</text:p>
          </table:table-cell>
          <table:table-cell table:style-name="ce83" office:value-type="float" office:value="13515" calcext:value-type="float">
            <text:p>13,515</text:p>
          </table:table-cell>
          <table:table-cell table:style-name="ce43" office:value-type="float" office:value="7337" calcext:value-type="float">
            <text:p>7,337</text:p>
          </table:table-cell>
          <table:table-cell table:style-name="ce59" office:value-type="float" office:value="6178" calcext:value-type="float">
            <text:p>6,17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783" calcext:value-type="float">
            <text:p>17,783</text:p>
          </table:table-cell>
          <table:table-cell table:style-name="ce83" office:value-type="float" office:value="56125" calcext:value-type="float">
            <text:p>56,125</text:p>
          </table:table-cell>
          <table:table-cell table:style-name="ce43" office:value-type="float" office:value="28779" calcext:value-type="float">
            <text:p>28,779</text:p>
          </table:table-cell>
          <table:table-cell table:style-name="ce59" office:value-type="float" office:value="27346" calcext:value-type="float">
            <text:p>27,34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75" calcext:value-type="float">
            <text:p>6,475</text:p>
          </table:table-cell>
          <table:table-cell table:style-name="ce83" office:value-type="float" office:value="20284" calcext:value-type="float">
            <text:p>20,284</text:p>
          </table:table-cell>
          <table:table-cell table:style-name="ce43" office:value-type="float" office:value="10757" calcext:value-type="float">
            <text:p>10,757</text:p>
          </table:table-cell>
          <table:table-cell table:style-name="ce59" office:value-type="float" office:value="9527" calcext:value-type="float">
            <text:p>9,52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84" calcext:value-type="float">
            <text:p>5,184</text:p>
          </table:table-cell>
          <table:table-cell table:style-name="ce83" office:value-type="float" office:value="14325" calcext:value-type="float">
            <text:p>14,325</text:p>
          </table:table-cell>
          <table:table-cell table:style-name="ce43" office:value-type="float" office:value="7739" calcext:value-type="float">
            <text:p>7,739</text:p>
          </table:table-cell>
          <table:table-cell table:style-name="ce59" office:value-type="float" office:value="6586" calcext:value-type="float">
            <text:p>6,58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4" calcext:value-type="float">
            <text:p>3,134</text:p>
          </table:table-cell>
          <table:table-cell table:style-name="ce83" office:value-type="float" office:value="9691" calcext:value-type="float">
            <text:p>9,691</text:p>
          </table:table-cell>
          <table:table-cell table:style-name="ce43" office:value-type="float" office:value="5232" calcext:value-type="float">
            <text:p>5,232</text:p>
          </table:table-cell>
          <table:table-cell table:style-name="ce59" office:value-type="float" office:value="4459" calcext:value-type="float">
            <text:p>4,4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0" calcext:value-type="float">
            <text:p>2,080</text:p>
          </table:table-cell>
          <table:table-cell table:style-name="ce83" office:value-type="float" office:value="5642" calcext:value-type="float">
            <text:p>5,642</text:p>
          </table:table-cell>
          <table:table-cell table:style-name="ce43" office:value-type="float" office:value="3119" calcext:value-type="float">
            <text:p>3,119</text:p>
          </table:table-cell>
          <table:table-cell table:style-name="ce59" office:value-type="float" office:value="2523" calcext:value-type="float">
            <text:p>2,52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53" calcext:value-type="float">
            <text:p>2,853</text:p>
          </table:table-cell>
          <table:table-cell table:style-name="ce83" office:value-type="float" office:value="9417" calcext:value-type="float">
            <text:p>9,417</text:p>
          </table:table-cell>
          <table:table-cell table:style-name="ce43" office:value-type="float" office:value="4982" calcext:value-type="float">
            <text:p>4,982</text:p>
          </table:table-cell>
          <table:table-cell table:style-name="ce59" office:value-type="float" office:value="4435" calcext:value-type="float">
            <text:p>4,435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2" calcext:value-type="float">
            <text:p>1,742</text:p>
          </table:table-cell>
          <table:table-cell table:style-name="ce84" office:value-type="float" office:value="4615" calcext:value-type="float">
            <text:p>4,615</text:p>
          </table:table-cell>
          <table:table-cell table:style-name="ce44" office:value-type="float" office:value="2517" calcext:value-type="float">
            <text:p>2,517</text:p>
          </table:table-cell>
          <table:table-cell table:style-name="ce60" office:value-type="float" office:value="2098" calcext:value-type="float">
            <text:p>2,09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4363" calcext:value-type="float">
            <text:p>184,363</text:p>
          </table:table-cell>
          <table:table-cell table:style-name="ce42" office:value-type="float" office:value="563912" calcext:value-type="float">
            <text:p>563,912</text:p>
          </table:table-cell>
          <table:table-cell table:style-name="ce42" office:value-type="float" office:value="290726" calcext:value-type="float">
            <text:p>290,726</text:p>
          </table:table-cell>
          <table:table-cell table:style-name="ce58" office:value-type="float" office:value="273186" calcext:value-type="float">
            <text:p>273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30" calcext:value-type="float">
            <text:p>30,730</text:p>
          </table:table-cell>
          <table:table-cell table:style-name="ce43" office:value-type="float" office:value="90469" calcext:value-type="float">
            <text:p>90,469</text:p>
          </table:table-cell>
          <table:table-cell table:style-name="ce43" office:value-type="float" office:value="45204" calcext:value-type="float">
            <text:p>45,204</text:p>
          </table:table-cell>
          <table:table-cell table:style-name="ce59" office:value-type="float" office:value="45265" calcext:value-type="float">
            <text:p>45,26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頭份市</text:p>
          </table:table-cell>
          <table:table-cell table:style-name="ce52" office:value-type="float" office:value="33544" calcext:value-type="float">
            <text:p>33,544</text:p>
          </table:table-cell>
          <table:table-cell table:style-name="ce43" office:value-type="float" office:value="103239" calcext:value-type="float">
            <text:p>103,239</text:p>
          </table:table-cell>
          <table:table-cell table:style-name="ce43" office:value-type="float" office:value="52104" calcext:value-type="float">
            <text:p>52,104</text:p>
          </table:table-cell>
          <table:table-cell table:style-name="ce59" office:value-type="float" office:value="51135" calcext:value-type="float">
            <text:p>51,13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苑裡鎮</text:p>
          </table:table-cell>
          <table:table-cell table:style-name="ce52" office:value-type="float" office:value="14467" calcext:value-type="float">
            <text:p>14,467</text:p>
          </table:table-cell>
          <table:table-cell table:style-name="ce43" office:value-type="float" office:value="47849" calcext:value-type="float">
            <text:p>47,849</text:p>
          </table:table-cell>
          <table:table-cell table:style-name="ce43" office:value-type="float" office:value="24841" calcext:value-type="float">
            <text:p>24,841</text:p>
          </table:table-cell>
          <table:table-cell table:style-name="ce59" office:value-type="float" office:value="23008" calcext:value-type="float">
            <text:p>23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67" calcext:value-type="float">
            <text:p>11,567</text:p>
          </table:table-cell>
          <table:table-cell table:style-name="ce43" office:value-type="float" office:value="36172" calcext:value-type="float">
            <text:p>36,172</text:p>
          </table:table-cell>
          <table:table-cell table:style-name="ce43" office:value-type="float" office:value="19076" calcext:value-type="float">
            <text:p>19,076</text:p>
          </table:table-cell>
          <table:table-cell table:style-name="ce59" office:value-type="float" office:value="17096" calcext:value-type="float">
            <text:p>17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842" calcext:value-type="float">
            <text:p>27,842</text:p>
          </table:table-cell>
          <table:table-cell table:style-name="ce43" office:value-type="float" office:value="84469" calcext:value-type="float">
            <text:p>84,469</text:p>
          </table:table-cell>
          <table:table-cell table:style-name="ce43" office:value-type="float" office:value="42634" calcext:value-type="float">
            <text:p>42,634</text:p>
          </table:table-cell>
          <table:table-cell table:style-name="ce59" office:value-type="float" office:value="41835" calcext:value-type="float">
            <text:p>41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58" calcext:value-type="float">
            <text:p>11,858</text:p>
          </table:table-cell>
          <table:table-cell table:style-name="ce43" office:value-type="float" office:value="37837" calcext:value-type="float">
            <text:p>37,837</text:p>
          </table:table-cell>
          <table:table-cell table:style-name="ce43" office:value-type="float" office:value="19939" calcext:value-type="float">
            <text:p>19,939</text:p>
          </table:table-cell>
          <table:table-cell table:style-name="ce59" office:value-type="float" office:value="17898" calcext:value-type="float">
            <text:p>17,8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22" calcext:value-type="float">
            <text:p>6,122</text:p>
          </table:table-cell>
          <table:table-cell table:style-name="ce43" office:value-type="float" office:value="18057" calcext:value-type="float">
            <text:p>18,057</text:p>
          </table:table-cell>
          <table:table-cell table:style-name="ce43" office:value-type="float" office:value="9440" calcext:value-type="float">
            <text:p>9,440</text:p>
          </table:table-cell>
          <table:table-cell table:style-name="ce59" office:value-type="float" office:value="8617" calcext:value-type="float">
            <text:p>8,6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0" calcext:value-type="float">
            <text:p>5,430</text:p>
          </table:table-cell>
          <table:table-cell table:style-name="ce43" office:value-type="float" office:value="15276" calcext:value-type="float">
            <text:p>15,276</text:p>
          </table:table-cell>
          <table:table-cell table:style-name="ce43" office:value-type="float" office:value="8117" calcext:value-type="float">
            <text:p>8,117</text:p>
          </table:table-cell>
          <table:table-cell table:style-name="ce59" office:value-type="float" office:value="7159" calcext:value-type="float">
            <text:p>7,1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18" calcext:value-type="float">
            <text:p>10,618</text:p>
          </table:table-cell>
          <table:table-cell table:style-name="ce43" office:value-type="float" office:value="34536" calcext:value-type="float">
            <text:p>34,536</text:p>
          </table:table-cell>
          <table:table-cell table:style-name="ce43" office:value-type="float" office:value="17990" calcext:value-type="float">
            <text:p>17,990</text:p>
          </table:table-cell>
          <table:table-cell table:style-name="ce59" office:value-type="float" office:value="16546" calcext:value-type="float">
            <text:p>16,5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4" calcext:value-type="float">
            <text:p>6,144</text:p>
          </table:table-cell>
          <table:table-cell table:style-name="ce43" office:value-type="float" office:value="18710" calcext:value-type="float">
            <text:p>18,710</text:p>
          </table:table-cell>
          <table:table-cell table:style-name="ce43" office:value-type="float" office:value="9910" calcext:value-type="float">
            <text:p>9,910</text:p>
          </table:table-cell>
          <table:table-cell table:style-name="ce59" office:value-type="float" office:value="8800" calcext:value-type="float">
            <text:p>8,8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8" calcext:value-type="float">
            <text:p>3,978</text:p>
          </table:table-cell>
          <table:table-cell table:style-name="ce43" office:value-type="float" office:value="10577" calcext:value-type="float">
            <text:p>10,577</text:p>
          </table:table-cell>
          <table:table-cell table:style-name="ce43" office:value-type="float" office:value="5818" calcext:value-type="float">
            <text:p>5,818</text:p>
          </table:table-cell>
          <table:table-cell table:style-name="ce59" office:value-type="float" office:value="4759" calcext:value-type="float">
            <text:p>4,7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63" calcext:value-type="float">
            <text:p>3,663</text:p>
          </table:table-cell>
          <table:table-cell table:style-name="ce43" office:value-type="float" office:value="11236" calcext:value-type="float">
            <text:p>11,236</text:p>
          </table:table-cell>
          <table:table-cell table:style-name="ce43" office:value-type="float" office:value="5932" calcext:value-type="float">
            <text:p>5,932</text:p>
          </table:table-cell>
          <table:table-cell table:style-name="ce59" office:value-type="float" office:value="5304" calcext:value-type="float">
            <text:p>5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81" calcext:value-type="float">
            <text:p>5,481</text:p>
          </table:table-cell>
          <table:table-cell table:style-name="ce43" office:value-type="float" office:value="17020" calcext:value-type="float">
            <text:p>17,020</text:p>
          </table:table-cell>
          <table:table-cell table:style-name="ce43" office:value-type="float" office:value="8932" calcext:value-type="float">
            <text:p>8,932</text:p>
          </table:table-cell>
          <table:table-cell table:style-name="ce59" office:value-type="float" office:value="8088" calcext:value-type="float">
            <text:p>8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78" calcext:value-type="float">
            <text:p>2,678</text:p>
          </table:table-cell>
          <table:table-cell table:style-name="ce43" office:value-type="float" office:value="7466" calcext:value-type="float">
            <text:p>7,466</text:p>
          </table:table-cell>
          <table:table-cell table:style-name="ce43" office:value-type="float" office:value="4149" calcext:value-type="float">
            <text:p>4,149</text:p>
          </table:table-cell>
          <table:table-cell table:style-name="ce59" office:value-type="float" office:value="3317" calcext:value-type="float">
            <text:p>3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8" calcext:value-type="float">
            <text:p>4,138</text:p>
          </table:table-cell>
          <table:table-cell table:style-name="ce43" office:value-type="float" office:value="13354" calcext:value-type="float">
            <text:p>13,354</text:p>
          </table:table-cell>
          <table:table-cell table:style-name="ce43" office:value-type="float" office:value="7005" calcext:value-type="float">
            <text:p>7,005</text:p>
          </table:table-cell>
          <table:table-cell table:style-name="ce59" office:value-type="float" office:value="6349" calcext:value-type="float">
            <text:p>6,3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2" calcext:value-type="float">
            <text:p>2,412</text:p>
          </table:table-cell>
          <table:table-cell table:style-name="ce43" office:value-type="float" office:value="6994" calcext:value-type="float">
            <text:p>6,994</text:p>
          </table:table-cell>
          <table:table-cell table:style-name="ce43" office:value-type="float" office:value="3831" calcext:value-type="float">
            <text:p>3,831</text:p>
          </table:table-cell>
          <table:table-cell table:style-name="ce59" office:value-type="float" office:value="3163" calcext:value-type="float">
            <text:p>3,1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29" calcext:value-type="float">
            <text:p>1,729</text:p>
          </table:table-cell>
          <table:table-cell table:style-name="ce43" office:value-type="float" office:value="4606" calcext:value-type="float">
            <text:p>4,606</text:p>
          </table:table-cell>
          <table:table-cell table:style-name="ce43" office:value-type="float" office:value="2566" calcext:value-type="float">
            <text:p>2,566</text:p>
          </table:table-cell>
          <table:table-cell table:style-name="ce59" office:value-type="float" office:value="2040" calcext:value-type="float">
            <text:p>2,04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2" calcext:value-type="float">
            <text:p>1,962</text:p>
          </table:table-cell>
          <table:table-cell table:style-name="ce44" office:value-type="float" office:value="6045" calcext:value-type="float">
            <text:p>6,045</text:p>
          </table:table-cell>
          <table:table-cell table:style-name="ce44" office:value-type="float" office:value="3238" calcext:value-type="float">
            <text:p>3,238</text:p>
          </table:table-cell>
          <table:table-cell table:style-name="ce60" office:value-type="float" office:value="2807" calcext:value-type="float">
            <text:p>2,8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說明：頭份鎮於104年10月5日改制為頭份市。</text:p>
          </table:table-cell>
          <table:table-cell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1888" calcext:value-type="float">
            <text:p>381,888</text:p>
          </table:table-cell>
          <table:table-cell table:style-name="ce42" office:value-type="float" office:value="1289072" calcext:value-type="float">
            <text:p>1,289,072</text:p>
          </table:table-cell>
          <table:table-cell table:style-name="ce42" office:value-type="float" office:value="658561" calcext:value-type="float">
            <text:p>658,561</text:p>
          </table:table-cell>
          <table:table-cell table:style-name="ce58" office:value-type="float" office:value="630511" calcext:value-type="float">
            <text:p>630,5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469" calcext:value-type="float">
            <text:p>75,469</text:p>
          </table:table-cell>
          <table:table-cell table:style-name="ce43" office:value-type="float" office:value="235010" calcext:value-type="float">
            <text:p>235,010</text:p>
          </table:table-cell>
          <table:table-cell table:style-name="ce43" office:value-type="float" office:value="116336" calcext:value-type="float">
            <text:p>116,336</text:p>
          </table:table-cell>
          <table:table-cell table:style-name="ce59" office:value-type="float" office:value="118674" calcext:value-type="float">
            <text:p>118,674</text:p>
          </table:table-cell>
          <table:table-cell table:number-columns-repeated="1019"/>
        </table:table-row>
        <table:table-row table:style-name="ro4">
          <table:table-cell table:style-name="ce89" office:value-type="string" calcext:value-type="string">
            <text:p>員林市</text:p>
          </table:table-cell>
          <table:table-cell table:style-name="ce52" office:value-type="float" office:value="38712" calcext:value-type="float">
            <text:p>38,712</text:p>
          </table:table-cell>
          <table:table-cell table:style-name="ce43" office:value-type="float" office:value="124837" calcext:value-type="float">
            <text:p>124,837</text:p>
          </table:table-cell>
          <table:table-cell table:style-name="ce43" office:value-type="float" office:value="62218" calcext:value-type="float">
            <text:p>62,218</text:p>
          </table:table-cell>
          <table:table-cell table:style-name="ce59" office:value-type="float" office:value="62619" calcext:value-type="float">
            <text:p>62,619</text:p>
          </table:table-cell>
          <table:table-cell/>
          <table:table-cell table:style-name="ce90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4068" calcext:value-type="float">
            <text:p>24,068</text:p>
          </table:table-cell>
          <table:table-cell table:style-name="ce43" office:value-type="float" office:value="86407" calcext:value-type="float">
            <text:p>86,407</text:p>
          </table:table-cell>
          <table:table-cell table:style-name="ce43" office:value-type="float" office:value="43998" calcext:value-type="float">
            <text:p>43,998</text:p>
          </table:table-cell>
          <table:table-cell table:style-name="ce59" office:value-type="float" office:value="42409" calcext:value-type="float">
            <text:p>42,4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305" calcext:value-type="float">
            <text:p>26,305</text:p>
          </table:table-cell>
          <table:table-cell table:style-name="ce43" office:value-type="float" office:value="91113" calcext:value-type="float">
            <text:p>91,113</text:p>
          </table:table-cell>
          <table:table-cell table:style-name="ce43" office:value-type="float" office:value="46521" calcext:value-type="float">
            <text:p>46,521</text:p>
          </table:table-cell>
          <table:table-cell table:style-name="ce59" office:value-type="float" office:value="44592" calcext:value-type="float">
            <text:p>44,5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528" calcext:value-type="float">
            <text:p>10,528</text:p>
          </table:table-cell>
          <table:table-cell table:style-name="ce43" office:value-type="float" office:value="33225" calcext:value-type="float">
            <text:p>33,225</text:p>
          </table:table-cell>
          <table:table-cell table:style-name="ce43" office:value-type="float" office:value="16770" calcext:value-type="float">
            <text:p>16,770</text:p>
          </table:table-cell>
          <table:table-cell table:style-name="ce59" office:value-type="float" office:value="16455" calcext:value-type="float">
            <text:p>16,4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080" calcext:value-type="float">
            <text:p>16,080</text:p>
          </table:table-cell>
          <table:table-cell table:style-name="ce43" office:value-type="float" office:value="55742" calcext:value-type="float">
            <text:p>55,742</text:p>
          </table:table-cell>
          <table:table-cell table:style-name="ce43" office:value-type="float" office:value="28349" calcext:value-type="float">
            <text:p>28,349</text:p>
          </table:table-cell>
          <table:table-cell table:style-name="ce59" office:value-type="float" office:value="27393" calcext:value-type="float">
            <text:p>27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34" calcext:value-type="float">
            <text:p>13,034</text:p>
          </table:table-cell>
          <table:table-cell table:style-name="ce43" office:value-type="float" office:value="42490" calcext:value-type="float">
            <text:p>42,490</text:p>
          </table:table-cell>
          <table:table-cell table:style-name="ce43" office:value-type="float" office:value="21971" calcext:value-type="float">
            <text:p>21,971</text:p>
          </table:table-cell>
          <table:table-cell table:style-name="ce59" office:value-type="float" office:value="20519" calcext:value-type="float">
            <text:p>20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55" calcext:value-type="float">
            <text:p>14,855</text:p>
          </table:table-cell>
          <table:table-cell table:style-name="ce43" office:value-type="float" office:value="51882" calcext:value-type="float">
            <text:p>51,882</text:p>
          </table:table-cell>
          <table:table-cell table:style-name="ce43" office:value-type="float" office:value="26750" calcext:value-type="float">
            <text:p>26,750</text:p>
          </table:table-cell>
          <table:table-cell table:style-name="ce59" office:value-type="float" office:value="25132" calcext:value-type="float">
            <text:p>25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31" calcext:value-type="float">
            <text:p>4,331</text:p>
          </table:table-cell>
          <table:table-cell table:style-name="ce43" office:value-type="float" office:value="17040" calcext:value-type="float">
            <text:p>17,040</text:p>
          </table:table-cell>
          <table:table-cell table:style-name="ce43" office:value-type="float" office:value="8809" calcext:value-type="float">
            <text:p>8,809</text:p>
          </table:table-cell>
          <table:table-cell table:style-name="ce59" office:value-type="float" office:value="8231" calcext:value-type="float">
            <text:p>8,2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639" calcext:value-type="float">
            <text:p>9,639</text:p>
          </table:table-cell>
          <table:table-cell table:style-name="ce43" office:value-type="float" office:value="36464" calcext:value-type="float">
            <text:p>36,464</text:p>
          </table:table-cell>
          <table:table-cell table:style-name="ce43" office:value-type="float" office:value="18643" calcext:value-type="float">
            <text:p>18,643</text:p>
          </table:table-cell>
          <table:table-cell table:style-name="ce59" office:value-type="float" office:value="17821" calcext:value-type="float">
            <text:p>17,8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72" calcext:value-type="float">
            <text:p>12,572</text:p>
          </table:table-cell>
          <table:table-cell table:style-name="ce43" office:value-type="float" office:value="47618" calcext:value-type="float">
            <text:p>47,618</text:p>
          </table:table-cell>
          <table:table-cell table:style-name="ce43" office:value-type="float" office:value="24823" calcext:value-type="float">
            <text:p>24,823</text:p>
          </table:table-cell>
          <table:table-cell table:style-name="ce59" office:value-type="float" office:value="22795" calcext:value-type="float">
            <text:p>22,7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511" calcext:value-type="float">
            <text:p>10,511</text:p>
          </table:table-cell>
          <table:table-cell table:style-name="ce43" office:value-type="float" office:value="39352" calcext:value-type="float">
            <text:p>39,352</text:p>
          </table:table-cell>
          <table:table-cell table:style-name="ce43" office:value-type="float" office:value="20352" calcext:value-type="float">
            <text:p>20,352</text:p>
          </table:table-cell>
          <table:table-cell table:style-name="ce59" office:value-type="float" office:value="19000" calcext:value-type="float">
            <text:p>19,0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826" calcext:value-type="float">
            <text:p>13,826</text:p>
          </table:table-cell>
          <table:table-cell table:style-name="ce43" office:value-type="float" office:value="45984" calcext:value-type="float">
            <text:p>45,984</text:p>
          </table:table-cell>
          <table:table-cell table:style-name="ce43" office:value-type="float" office:value="23656" calcext:value-type="float">
            <text:p>23,656</text:p>
          </table:table-cell>
          <table:table-cell table:style-name="ce59" office:value-type="float" office:value="22328" calcext:value-type="float">
            <text:p>22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73" calcext:value-type="float">
            <text:p>6,873</text:p>
          </table:table-cell>
          <table:table-cell table:style-name="ce43" office:value-type="float" office:value="24003" calcext:value-type="float">
            <text:p>24,003</text:p>
          </table:table-cell>
          <table:table-cell table:style-name="ce43" office:value-type="float" office:value="12632" calcext:value-type="float">
            <text:p>12,632</text:p>
          </table:table-cell>
          <table:table-cell table:style-name="ce59" office:value-type="float" office:value="11371" calcext:value-type="float">
            <text:p>11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877" calcext:value-type="float">
            <text:p>10,877</text:p>
          </table:table-cell>
          <table:table-cell table:style-name="ce43" office:value-type="float" office:value="36531" calcext:value-type="float">
            <text:p>36,531</text:p>
          </table:table-cell>
          <table:table-cell table:style-name="ce43" office:value-type="float" office:value="18938" calcext:value-type="float">
            <text:p>18,938</text:p>
          </table:table-cell>
          <table:table-cell table:style-name="ce59" office:value-type="float" office:value="17593" calcext:value-type="float">
            <text:p>17,5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9005" calcext:value-type="float">
            <text:p>9,005</text:p>
          </table:table-cell>
          <table:table-cell table:style-name="ce43" office:value-type="float" office:value="32954" calcext:value-type="float">
            <text:p>32,954</text:p>
          </table:table-cell>
          <table:table-cell table:style-name="ce43" office:value-type="float" office:value="17313" calcext:value-type="float">
            <text:p>17,313</text:p>
          </table:table-cell>
          <table:table-cell table:style-name="ce59" office:value-type="float" office:value="15641" calcext:value-type="float">
            <text:p>15,6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403" calcext:value-type="float">
            <text:p>10,403</text:p>
          </table:table-cell>
          <table:table-cell table:style-name="ce43" office:value-type="float" office:value="34833" calcext:value-type="float">
            <text:p>34,833</text:p>
          </table:table-cell>
          <table:table-cell table:style-name="ce43" office:value-type="float" office:value="17950" calcext:value-type="float">
            <text:p>17,950</text:p>
          </table:table-cell>
          <table:table-cell table:style-name="ce59" office:value-type="float" office:value="16883" calcext:value-type="float">
            <text:p>16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49" calcext:value-type="float">
            <text:p>10,849</text:p>
          </table:table-cell>
          <table:table-cell table:style-name="ce43" office:value-type="float" office:value="37985" calcext:value-type="float">
            <text:p>37,985</text:p>
          </table:table-cell>
          <table:table-cell table:style-name="ce43" office:value-type="float" office:value="19764" calcext:value-type="float">
            <text:p>19,764</text:p>
          </table:table-cell>
          <table:table-cell table:style-name="ce59" office:value-type="float" office:value="18221" calcext:value-type="float">
            <text:p>18,2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84" calcext:value-type="float">
            <text:p>12,784</text:p>
          </table:table-cell>
          <table:table-cell table:style-name="ce43" office:value-type="float" office:value="43492" calcext:value-type="float">
            <text:p>43,492</text:p>
          </table:table-cell>
          <table:table-cell table:style-name="ce43" office:value-type="float" office:value="22337" calcext:value-type="float">
            <text:p>22,337</text:p>
          </table:table-cell>
          <table:table-cell table:style-name="ce59" office:value-type="float" office:value="21155" calcext:value-type="float">
            <text:p>21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5" calcext:value-type="float">
            <text:p>5,335</text:p>
          </table:table-cell>
          <table:table-cell table:style-name="ce43" office:value-type="float" office:value="15629" calcext:value-type="float">
            <text:p>15,629</text:p>
          </table:table-cell>
          <table:table-cell table:style-name="ce43" office:value-type="float" office:value="8183" calcext:value-type="float">
            <text:p>8,183</text:p>
          </table:table-cell>
          <table:table-cell table:style-name="ce59" office:value-type="float" office:value="7446" calcext:value-type="float">
            <text:p>7,4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93" calcext:value-type="float">
            <text:p>7,893</text:p>
          </table:table-cell>
          <table:table-cell table:style-name="ce43" office:value-type="float" office:value="27567" calcext:value-type="float">
            <text:p>27,567</text:p>
          </table:table-cell>
          <table:table-cell table:style-name="ce43" office:value-type="float" office:value="14268" calcext:value-type="float">
            <text:p>14,268</text:p>
          </table:table-cell>
          <table:table-cell table:style-name="ce59" office:value-type="float" office:value="13299" calcext:value-type="float">
            <text:p>13,2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44" calcext:value-type="float">
            <text:p>8,944</text:p>
          </table:table-cell>
          <table:table-cell table:style-name="ce43" office:value-type="float" office:value="30869" calcext:value-type="float">
            <text:p>30,869</text:p>
          </table:table-cell>
          <table:table-cell table:style-name="ce43" office:value-type="float" office:value="16039" calcext:value-type="float">
            <text:p>16,039</text:p>
          </table:table-cell>
          <table:table-cell table:style-name="ce59" office:value-type="float" office:value="14830" calcext:value-type="float">
            <text:p>14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36" calcext:value-type="float">
            <text:p>10,136</text:p>
          </table:table-cell>
          <table:table-cell table:style-name="ce43" office:value-type="float" office:value="34352" calcext:value-type="float">
            <text:p>34,352</text:p>
          </table:table-cell>
          <table:table-cell table:style-name="ce43" office:value-type="float" office:value="18177" calcext:value-type="float">
            <text:p>18,177</text:p>
          </table:table-cell>
          <table:table-cell table:style-name="ce59" office:value-type="float" office:value="16175" calcext:value-type="float">
            <text:p>16,1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19" calcext:value-type="float">
            <text:p>5,319</text:p>
          </table:table-cell>
          <table:table-cell table:style-name="ce43" office:value-type="float" office:value="17516" calcext:value-type="float">
            <text:p>17,516</text:p>
          </table:table-cell>
          <table:table-cell table:style-name="ce43" office:value-type="float" office:value="9499" calcext:value-type="float">
            <text:p>9,499</text:p>
          </table:table-cell>
          <table:table-cell table:style-name="ce59" office:value-type="float" office:value="8017" calcext:value-type="float">
            <text:p>8,0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30" calcext:value-type="float">
            <text:p>4,630</text:p>
          </table:table-cell>
          <table:table-cell table:style-name="ce43" office:value-type="float" office:value="15638" calcext:value-type="float">
            <text:p>15,638</text:p>
          </table:table-cell>
          <table:table-cell table:style-name="ce43" office:value-type="float" office:value="8262" calcext:value-type="float">
            <text:p>8,262</text:p>
          </table:table-cell>
          <table:table-cell table:style-name="ce59" office:value-type="float" office:value="7376" calcext:value-type="float">
            <text:p>7,37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10" calcext:value-type="float">
            <text:p>8,910</text:p>
          </table:table-cell>
          <table:table-cell table:style-name="ce44" office:value-type="float" office:value="30539" calcext:value-type="float">
            <text:p>30,539</text:p>
          </table:table-cell>
          <table:table-cell table:style-name="ce44" office:value-type="float" office:value="16003" calcext:value-type="float">
            <text:p>16,003</text:p>
          </table:table-cell>
          <table:table-cell table:style-name="ce60" office:value-type="float" office:value="14536" calcext:value-type="float">
            <text:p>14,536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員林鎮於104年8月8日改制為員林市。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988" calcext:value-type="float">
            <text:p>176,988</text:p>
          </table:table-cell>
          <table:table-cell table:style-name="ce42" office:value-type="float" office:value="509490" calcext:value-type="float">
            <text:p>509,490</text:p>
          </table:table-cell>
          <table:table-cell table:style-name="ce42" office:value-type="float" office:value="261379" calcext:value-type="float">
            <text:p>261,379</text:p>
          </table:table-cell>
          <table:table-cell table:style-name="ce58" office:value-type="float" office:value="248111" calcext:value-type="float">
            <text:p>248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90" calcext:value-type="float">
            <text:p>34,490</text:p>
          </table:table-cell>
          <table:table-cell table:style-name="ce43" office:value-type="float" office:value="101622" calcext:value-type="float">
            <text:p>101,622</text:p>
          </table:table-cell>
          <table:table-cell table:style-name="ce43" office:value-type="float" office:value="50992" calcext:value-type="float">
            <text:p>50,992</text:p>
          </table:table-cell>
          <table:table-cell table:style-name="ce59" office:value-type="float" office:value="50630" calcext:value-type="float">
            <text:p>50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55" calcext:value-type="float">
            <text:p>28,955</text:p>
          </table:table-cell>
          <table:table-cell table:style-name="ce43" office:value-type="float" office:value="82212" calcext:value-type="float">
            <text:p>82,212</text:p>
          </table:table-cell>
          <table:table-cell table:style-name="ce43" office:value-type="float" office:value="41233" calcext:value-type="float">
            <text:p>41,233</text:p>
          </table:table-cell>
          <table:table-cell table:style-name="ce59" office:value-type="float" office:value="40979" calcext:value-type="float">
            <text:p>40,9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776" calcext:value-type="float">
            <text:p>32,776</text:p>
          </table:table-cell>
          <table:table-cell table:style-name="ce43" office:value-type="float" office:value="98837" calcext:value-type="float">
            <text:p>98,837</text:p>
          </table:table-cell>
          <table:table-cell table:style-name="ce43" office:value-type="float" office:value="49957" calcext:value-type="float">
            <text:p>49,957</text:p>
          </table:table-cell>
          <table:table-cell table:style-name="ce59" office:value-type="float" office:value="48880" calcext:value-type="float">
            <text:p>48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41" calcext:value-type="float">
            <text:p>20,041</text:p>
          </table:table-cell>
          <table:table-cell table:style-name="ce43" office:value-type="float" office:value="56053" calcext:value-type="float">
            <text:p>56,053</text:p>
          </table:table-cell>
          <table:table-cell table:style-name="ce43" office:value-type="float" office:value="28781" calcext:value-type="float">
            <text:p>28,781</text:p>
          </table:table-cell>
          <table:table-cell table:style-name="ce59" office:value-type="float" office:value="27272" calcext:value-type="float">
            <text:p>27,2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49" calcext:value-type="float">
            <text:p>4,349</text:p>
          </table:table-cell>
          <table:table-cell table:style-name="ce43" office:value-type="float" office:value="11229" calcext:value-type="float">
            <text:p>11,229</text:p>
          </table:table-cell>
          <table:table-cell table:style-name="ce43" office:value-type="float" office:value="5848" calcext:value-type="float">
            <text:p>5,848</text:p>
          </table:table-cell>
          <table:table-cell table:style-name="ce59" office:value-type="float" office:value="5381" calcext:value-type="float">
            <text:p>5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92" calcext:value-type="float">
            <text:p>12,592</text:p>
          </table:table-cell>
          <table:table-cell table:style-name="ce43" office:value-type="float" office:value="39666" calcext:value-type="float">
            <text:p>39,666</text:p>
          </table:table-cell>
          <table:table-cell table:style-name="ce43" office:value-type="float" office:value="20835" calcext:value-type="float">
            <text:p>20,835</text:p>
          </table:table-cell>
          <table:table-cell table:style-name="ce59" office:value-type="float" office:value="18831" calcext:value-type="float">
            <text:p>18,8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96" calcext:value-type="float">
            <text:p>7,696</text:p>
          </table:table-cell>
          <table:table-cell table:style-name="ce43" office:value-type="float" office:value="18234" calcext:value-type="float">
            <text:p>18,234</text:p>
          </table:table-cell>
          <table:table-cell table:style-name="ce43" office:value-type="float" office:value="9704" calcext:value-type="float">
            <text:p>9,704</text:p>
          </table:table-cell>
          <table:table-cell table:style-name="ce59" office:value-type="float" office:value="8530" calcext:value-type="float">
            <text:p>8,5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6" calcext:value-type="float">
            <text:p>5,656</text:p>
          </table:table-cell>
          <table:table-cell table:style-name="ce43" office:value-type="float" office:value="15353" calcext:value-type="float">
            <text:p>15,353</text:p>
          </table:table-cell>
          <table:table-cell table:style-name="ce43" office:value-type="float" office:value="8351" calcext:value-type="float">
            <text:p>8,351</text:p>
          </table:table-cell>
          <table:table-cell table:style-name="ce59" office:value-type="float" office:value="7002" calcext:value-type="float">
            <text:p>7,0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58" calcext:value-type="float">
            <text:p>5,758</text:p>
          </table:table-cell>
          <table:table-cell table:style-name="ce43" office:value-type="float" office:value="16289" calcext:value-type="float">
            <text:p>16,289</text:p>
          </table:table-cell>
          <table:table-cell table:style-name="ce43" office:value-type="float" office:value="8534" calcext:value-type="float">
            <text:p>8,534</text:p>
          </table:table-cell>
          <table:table-cell table:style-name="ce59" office:value-type="float" office:value="7755" calcext:value-type="float">
            <text:p>7,7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9" calcext:value-type="float">
            <text:p>7,309</text:p>
          </table:table-cell>
          <table:table-cell table:style-name="ce43" office:value-type="float" office:value="19360" calcext:value-type="float">
            <text:p>19,360</text:p>
          </table:table-cell>
          <table:table-cell table:style-name="ce43" office:value-type="float" office:value="10487" calcext:value-type="float">
            <text:p>10,487</text:p>
          </table:table-cell>
          <table:table-cell table:style-name="ce59" office:value-type="float" office:value="8873" calcext:value-type="float">
            <text:p>8,8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94" calcext:value-type="float">
            <text:p>7,194</text:p>
          </table:table-cell>
          <table:table-cell table:style-name="ce43" office:value-type="float" office:value="18339" calcext:value-type="float">
            <text:p>18,339</text:p>
          </table:table-cell>
          <table:table-cell table:style-name="ce43" office:value-type="float" office:value="9629" calcext:value-type="float">
            <text:p>9,629</text:p>
          </table:table-cell>
          <table:table-cell table:style-name="ce59" office:value-type="float" office:value="8710" calcext:value-type="float">
            <text:p>8,7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38" calcext:value-type="float">
            <text:p>5,238</text:p>
          </table:table-cell>
          <table:table-cell table:style-name="ce43" office:value-type="float" office:value="16525" calcext:value-type="float">
            <text:p>16,525</text:p>
          </table:table-cell>
          <table:table-cell table:style-name="ce43" office:value-type="float" office:value="8875" calcext:value-type="float">
            <text:p>8,875</text:p>
          </table:table-cell>
          <table:table-cell table:style-name="ce59" office:value-type="float" office:value="7650" calcext:value-type="float">
            <text:p>7,65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4" calcext:value-type="float">
            <text:p>4,934</text:p>
          </table:table-cell>
          <table:table-cell table:style-name="ce44" office:value-type="float" office:value="15771" calcext:value-type="float">
            <text:p>15,771</text:p>
          </table:table-cell>
          <table:table-cell table:style-name="ce44" office:value-type="float" office:value="8153" calcext:value-type="float">
            <text:p>8,153</text:p>
          </table:table-cell>
          <table:table-cell table:style-name="ce60" office:value-type="float" office:value="7618" calcext:value-type="float">
            <text:p>7,61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485" calcext:value-type="float">
            <text:p>238,485</text:p>
          </table:table-cell>
          <table:table-cell table:style-name="ce42" office:value-type="float" office:value="699633" calcext:value-type="float">
            <text:p>699,633</text:p>
          </table:table-cell>
          <table:table-cell table:style-name="ce42" office:value-type="float" office:value="363832" calcext:value-type="float">
            <text:p>363,832</text:p>
          </table:table-cell>
          <table:table-cell table:style-name="ce58" office:value-type="float" office:value="335801" calcext:value-type="float">
            <text:p>335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558" calcext:value-type="float">
            <text:p>37,558</text:p>
          </table:table-cell>
          <table:table-cell table:style-name="ce43" office:value-type="float" office:value="108359" calcext:value-type="float">
            <text:p>108,359</text:p>
          </table:table-cell>
          <table:table-cell table:style-name="ce43" office:value-type="float" office:value="54065" calcext:value-type="float">
            <text:p>54,065</text:p>
          </table:table-cell>
          <table:table-cell table:style-name="ce59" office:value-type="float" office:value="54294" calcext:value-type="float">
            <text:p>54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74" calcext:value-type="float">
            <text:p>15,774</text:p>
          </table:table-cell>
          <table:table-cell table:style-name="ce43" office:value-type="float" office:value="45590" calcext:value-type="float">
            <text:p>45,590</text:p>
          </table:table-cell>
          <table:table-cell table:style-name="ce43" office:value-type="float" office:value="23151" calcext:value-type="float">
            <text:p>23,151</text:p>
          </table:table-cell>
          <table:table-cell table:style-name="ce59" office:value-type="float" office:value="22439" calcext:value-type="float">
            <text:p>22,4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381" calcext:value-type="float">
            <text:p>24,381</text:p>
          </table:table-cell>
          <table:table-cell table:style-name="ce43" office:value-type="float" office:value="70551" calcext:value-type="float">
            <text:p>70,551</text:p>
          </table:table-cell>
          <table:table-cell table:style-name="ce43" office:value-type="float" office:value="35806" calcext:value-type="float">
            <text:p>35,806</text:p>
          </table:table-cell>
          <table:table-cell table:style-name="ce59" office:value-type="float" office:value="34745" calcext:value-type="float">
            <text:p>34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83" calcext:value-type="float">
            <text:p>14,483</text:p>
          </table:table-cell>
          <table:table-cell table:style-name="ce43" office:value-type="float" office:value="46840" calcext:value-type="float">
            <text:p>46,840</text:p>
          </table:table-cell>
          <table:table-cell table:style-name="ce43" office:value-type="float" office:value="23787" calcext:value-type="float">
            <text:p>23,787</text:p>
          </table:table-cell>
          <table:table-cell table:style-name="ce59" office:value-type="float" office:value="23053" calcext:value-type="float">
            <text:p>23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24" calcext:value-type="float">
            <text:p>9,224</text:p>
          </table:table-cell>
          <table:table-cell table:style-name="ce43" office:value-type="float" office:value="29401" calcext:value-type="float">
            <text:p>29,401</text:p>
          </table:table-cell>
          <table:table-cell table:style-name="ce43" office:value-type="float" office:value="15368" calcext:value-type="float">
            <text:p>15,368</text:p>
          </table:table-cell>
          <table:table-cell table:style-name="ce59" office:value-type="float" office:value="14033" calcext:value-type="float">
            <text:p>14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03" calcext:value-type="float">
            <text:p>15,903</text:p>
          </table:table-cell>
          <table:table-cell table:style-name="ce43" office:value-type="float" office:value="41006" calcext:value-type="float">
            <text:p>41,006</text:p>
          </table:table-cell>
          <table:table-cell table:style-name="ce43" office:value-type="float" office:value="21297" calcext:value-type="float">
            <text:p>21,297</text:p>
          </table:table-cell>
          <table:table-cell table:style-name="ce59" office:value-type="float" office:value="19709" calcext:value-type="float">
            <text:p>19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46" calcext:value-type="float">
            <text:p>10,946</text:p>
          </table:table-cell>
          <table:table-cell table:style-name="ce43" office:value-type="float" office:value="32326" calcext:value-type="float">
            <text:p>32,326</text:p>
          </table:table-cell>
          <table:table-cell table:style-name="ce43" office:value-type="float" office:value="17048" calcext:value-type="float">
            <text:p>17,048</text:p>
          </table:table-cell>
          <table:table-cell table:style-name="ce59" office:value-type="float" office:value="15278" calcext:value-type="float">
            <text:p>15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1" calcext:value-type="float">
            <text:p>6,741</text:p>
          </table:table-cell>
          <table:table-cell table:style-name="ce43" office:value-type="float" office:value="19727" calcext:value-type="float">
            <text:p>19,727</text:p>
          </table:table-cell>
          <table:table-cell table:style-name="ce43" office:value-type="float" office:value="10616" calcext:value-type="float">
            <text:p>10,616</text:p>
          </table:table-cell>
          <table:table-cell table:style-name="ce59" office:value-type="float" office:value="9111" calcext:value-type="float">
            <text:p>9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6" calcext:value-type="float">
            <text:p>9,256</text:p>
          </table:table-cell>
          <table:table-cell table:style-name="ce43" office:value-type="float" office:value="29232" calcext:value-type="float">
            <text:p>29,232</text:p>
          </table:table-cell>
          <table:table-cell table:style-name="ce43" office:value-type="float" office:value="15363" calcext:value-type="float">
            <text:p>15,363</text:p>
          </table:table-cell>
          <table:table-cell table:style-name="ce59" office:value-type="float" office:value="13869" calcext:value-type="float">
            <text:p>13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27" calcext:value-type="float">
            <text:p>5,927</text:p>
          </table:table-cell>
          <table:table-cell table:style-name="ce43" office:value-type="float" office:value="18664" calcext:value-type="float">
            <text:p>18,664</text:p>
          </table:table-cell>
          <table:table-cell table:style-name="ce43" office:value-type="float" office:value="9766" calcext:value-type="float">
            <text:p>9,766</text:p>
          </table:table-cell>
          <table:table-cell table:style-name="ce59" office:value-type="float" office:value="8898" calcext:value-type="float">
            <text:p>8,8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23" calcext:value-type="float">
            <text:p>8,923</text:p>
          </table:table-cell>
          <table:table-cell table:style-name="ce43" office:value-type="float" office:value="27939" calcext:value-type="float">
            <text:p>27,939</text:p>
          </table:table-cell>
          <table:table-cell table:style-name="ce43" office:value-type="float" office:value="14953" calcext:value-type="float">
            <text:p>14,953</text:p>
          </table:table-cell>
          <table:table-cell table:style-name="ce59" office:value-type="float" office:value="12986" calcext:value-type="float">
            <text:p>12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8" calcext:value-type="float">
            <text:p>8,498</text:p>
          </table:table-cell>
          <table:table-cell table:style-name="ce43" office:value-type="float" office:value="25469" calcext:value-type="float">
            <text:p>25,469</text:p>
          </table:table-cell>
          <table:table-cell table:style-name="ce43" office:value-type="float" office:value="13473" calcext:value-type="float">
            <text:p>13,473</text:p>
          </table:table-cell>
          <table:table-cell table:style-name="ce59" office:value-type="float" office:value="11996" calcext:value-type="float">
            <text:p>11,9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4009" calcext:value-type="float">
            <text:p>14,009</text:p>
          </table:table-cell>
          <table:table-cell table:style-name="ce43" office:value-type="float" office:value="44600" calcext:value-type="float">
            <text:p>44,600</text:p>
          </table:table-cell>
          <table:table-cell table:style-name="ce43" office:value-type="float" office:value="22545" calcext:value-type="float">
            <text:p>22,545</text:p>
          </table:table-cell>
          <table:table-cell table:style-name="ce59" office:value-type="float" office:value="22055" calcext:value-type="float">
            <text:p>22,0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30" calcext:value-type="float">
            <text:p>5,730</text:p>
          </table:table-cell>
          <table:table-cell table:style-name="ce43" office:value-type="float" office:value="15391" calcext:value-type="float">
            <text:p>15,391</text:p>
          </table:table-cell>
          <table:table-cell table:style-name="ce43" office:value-type="float" office:value="8465" calcext:value-type="float">
            <text:p>8,465</text:p>
          </table:table-cell>
          <table:table-cell table:style-name="ce59" office:value-type="float" office:value="6926" calcext:value-type="float">
            <text:p>6,9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6" calcext:value-type="float">
            <text:p>4,406</text:p>
          </table:table-cell>
          <table:table-cell table:style-name="ce43" office:value-type="float" office:value="13349" calcext:value-type="float">
            <text:p>13,349</text:p>
          </table:table-cell>
          <table:table-cell table:style-name="ce43" office:value-type="float" office:value="7172" calcext:value-type="float">
            <text:p>7,172</text:p>
          </table:table-cell>
          <table:table-cell table:style-name="ce59" office:value-type="float" office:value="6177" calcext:value-type="float">
            <text:p>6,1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39" calcext:value-type="float">
            <text:p>8,739</text:p>
          </table:table-cell>
          <table:table-cell table:style-name="ce43" office:value-type="float" office:value="24576" calcext:value-type="float">
            <text:p>24,576</text:p>
          </table:table-cell>
          <table:table-cell table:style-name="ce43" office:value-type="float" office:value="13172" calcext:value-type="float">
            <text:p>13,172</text:p>
          </table:table-cell>
          <table:table-cell table:style-name="ce59" office:value-type="float" office:value="11404" calcext:value-type="float">
            <text:p>11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62" calcext:value-type="float">
            <text:p>9,362</text:p>
          </table:table-cell>
          <table:table-cell table:style-name="ce43" office:value-type="float" office:value="26857" calcext:value-type="float">
            <text:p>26,857</text:p>
          </table:table-cell>
          <table:table-cell table:style-name="ce43" office:value-type="float" office:value="14667" calcext:value-type="float">
            <text:p>14,667</text:p>
          </table:table-cell>
          <table:table-cell table:style-name="ce59" office:value-type="float" office:value="12190" calcext:value-type="float">
            <text:p>12,1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05" calcext:value-type="float">
            <text:p>8,905</text:p>
          </table:table-cell>
          <table:table-cell table:style-name="ce43" office:value-type="float" office:value="24742" calcext:value-type="float">
            <text:p>24,742</text:p>
          </table:table-cell>
          <table:table-cell table:style-name="ce43" office:value-type="float" office:value="13444" calcext:value-type="float">
            <text:p>13,444</text:p>
          </table:table-cell>
          <table:table-cell table:style-name="ce59" office:value-type="float" office:value="11298" calcext:value-type="float">
            <text:p>11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86" calcext:value-type="float">
            <text:p>9,586</text:p>
          </table:table-cell>
          <table:table-cell table:style-name="ce43" office:value-type="float" office:value="28489" calcext:value-type="float">
            <text:p>28,489</text:p>
          </table:table-cell>
          <table:table-cell table:style-name="ce43" office:value-type="float" office:value="15130" calcext:value-type="float">
            <text:p>15,130</text:p>
          </table:table-cell>
          <table:table-cell table:style-name="ce59" office:value-type="float" office:value="13359" calcext:value-type="float">
            <text:p>13,35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34" calcext:value-type="float">
            <text:p>10,134</text:p>
          </table:table-cell>
          <table:table-cell table:style-name="ce44" office:value-type="float" office:value="26525" calcext:value-type="float">
            <text:p>26,525</text:p>
          </table:table-cell>
          <table:table-cell table:style-name="ce44" office:value-type="float" office:value="14544" calcext:value-type="float">
            <text:p>14,544</text:p>
          </table:table-cell>
          <table:table-cell table:style-name="ce60" office:value-type="float" office:value="11981" calcext:value-type="float">
            <text:p>11,98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969" calcext:value-type="float">
            <text:p>181,969</text:p>
          </table:table-cell>
          <table:table-cell table:style-name="ce42" office:value-type="float" office:value="519839" calcext:value-type="float">
            <text:p>519,839</text:p>
          </table:table-cell>
          <table:table-cell table:style-name="ce42" office:value-type="float" office:value="270681" calcext:value-type="float">
            <text:p>270,681</text:p>
          </table:table-cell>
          <table:table-cell table:style-name="ce58" office:value-type="float" office:value="249158" calcext:value-type="float">
            <text:p>249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381" calcext:value-type="float">
            <text:p>12,381</text:p>
          </table:table-cell>
          <table:table-cell table:style-name="ce43" office:value-type="float" office:value="37212" calcext:value-type="float">
            <text:p>37,212</text:p>
          </table:table-cell>
          <table:table-cell table:style-name="ce43" office:value-type="float" office:value="19146" calcext:value-type="float">
            <text:p>19,146</text:p>
          </table:table-cell>
          <table:table-cell table:style-name="ce59" office:value-type="float" office:value="18066" calcext:value-type="float">
            <text:p>18,0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548" calcext:value-type="float">
            <text:p>15,548</text:p>
          </table:table-cell>
          <table:table-cell table:style-name="ce43" office:value-type="float" office:value="42956" calcext:value-type="float">
            <text:p>42,956</text:p>
          </table:table-cell>
          <table:table-cell table:style-name="ce43" office:value-type="float" office:value="21776" calcext:value-type="float">
            <text:p>21,776</text:p>
          </table:table-cell>
          <table:table-cell table:style-name="ce59" office:value-type="float" office:value="21180" calcext:value-type="float">
            <text:p>21,1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41" calcext:value-type="float">
            <text:p>10,041</text:p>
          </table:table-cell>
          <table:table-cell table:style-name="ce43" office:value-type="float" office:value="27954" calcext:value-type="float">
            <text:p>27,954</text:p>
          </table:table-cell>
          <table:table-cell table:style-name="ce43" office:value-type="float" office:value="14300" calcext:value-type="float">
            <text:p>14,300</text:p>
          </table:table-cell>
          <table:table-cell table:style-name="ce59" office:value-type="float" office:value="13654" calcext:value-type="float">
            <text:p>13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78" calcext:value-type="float">
            <text:p>11,378</text:p>
          </table:table-cell>
          <table:table-cell table:style-name="ce43" office:value-type="float" office:value="31697" calcext:value-type="float">
            <text:p>31,697</text:p>
          </table:table-cell>
          <table:table-cell table:style-name="ce43" office:value-type="float" office:value="16244" calcext:value-type="float">
            <text:p>16,244</text:p>
          </table:table-cell>
          <table:table-cell table:style-name="ce59" office:value-type="float" office:value="15453" calcext:value-type="float">
            <text:p>15,4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391" calcext:value-type="float">
            <text:p>24,391</text:p>
          </table:table-cell>
          <table:table-cell table:style-name="ce43" office:value-type="float" office:value="71862" calcext:value-type="float">
            <text:p>71,862</text:p>
          </table:table-cell>
          <table:table-cell table:style-name="ce43" office:value-type="float" office:value="36795" calcext:value-type="float">
            <text:p>36,795</text:p>
          </table:table-cell>
          <table:table-cell table:style-name="ce59" office:value-type="float" office:value="35067" calcext:value-type="float">
            <text:p>35,0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387" calcext:value-type="float">
            <text:p>5,387</text:p>
          </table:table-cell>
          <table:table-cell table:style-name="ce43" office:value-type="float" office:value="15113" calcext:value-type="float">
            <text:p>15,113</text:p>
          </table:table-cell>
          <table:table-cell table:style-name="ce43" office:value-type="float" office:value="8073" calcext:value-type="float">
            <text:p>8,073</text:p>
          </table:table-cell>
          <table:table-cell table:style-name="ce59" office:value-type="float" office:value="7040" calcext:value-type="float">
            <text:p>7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37" calcext:value-type="float">
            <text:p>10,637</text:p>
          </table:table-cell>
          <table:table-cell table:style-name="ce43" office:value-type="float" office:value="32797" calcext:value-type="float">
            <text:p>32,797</text:p>
          </table:table-cell>
          <table:table-cell table:style-name="ce43" office:value-type="float" office:value="17311" calcext:value-type="float">
            <text:p>17,311</text:p>
          </table:table-cell>
          <table:table-cell table:style-name="ce59" office:value-type="float" office:value="15486" calcext:value-type="float">
            <text:p>15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85" calcext:value-type="float">
            <text:p>8,985</text:p>
          </table:table-cell>
          <table:table-cell table:style-name="ce43" office:value-type="float" office:value="24202" calcext:value-type="float">
            <text:p>24,202</text:p>
          </table:table-cell>
          <table:table-cell table:style-name="ce43" office:value-type="float" office:value="12860" calcext:value-type="float">
            <text:p>12,860</text:p>
          </table:table-cell>
          <table:table-cell table:style-name="ce59" office:value-type="float" office:value="11342" calcext:value-type="float">
            <text:p>11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66" calcext:value-type="float">
            <text:p>9,366</text:p>
          </table:table-cell>
          <table:table-cell table:style-name="ce43" office:value-type="float" office:value="25751" calcext:value-type="float">
            <text:p>25,751</text:p>
          </table:table-cell>
          <table:table-cell table:style-name="ce43" office:value-type="float" office:value="13653" calcext:value-type="float">
            <text:p>13,653</text:p>
          </table:table-cell>
          <table:table-cell table:style-name="ce59" office:value-type="float" office:value="12098" calcext:value-type="float">
            <text:p>12,0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04" calcext:value-type="float">
            <text:p>7,504</text:p>
          </table:table-cell>
          <table:table-cell table:style-name="ce43" office:value-type="float" office:value="19258" calcext:value-type="float">
            <text:p>19,258</text:p>
          </table:table-cell>
          <table:table-cell table:style-name="ce43" office:value-type="float" office:value="10011" calcext:value-type="float">
            <text:p>10,011</text:p>
          </table:table-cell>
          <table:table-cell table:style-name="ce59" office:value-type="float" office:value="9247" calcext:value-type="float">
            <text:p>9,2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795" calcext:value-type="float">
            <text:p>5,795</text:p>
          </table:table-cell>
          <table:table-cell table:style-name="ce43" office:value-type="float" office:value="16119" calcext:value-type="float">
            <text:p>16,119</text:p>
          </table:table-cell>
          <table:table-cell table:style-name="ce43" office:value-type="float" office:value="8666" calcext:value-type="float">
            <text:p>8,666</text:p>
          </table:table-cell>
          <table:table-cell table:style-name="ce59" office:value-type="float" office:value="7453" calcext:value-type="float">
            <text:p>7,4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26" calcext:value-type="float">
            <text:p>17,926</text:p>
          </table:table-cell>
          <table:table-cell table:style-name="ce43" office:value-type="float" office:value="50431" calcext:value-type="float">
            <text:p>50,431</text:p>
          </table:table-cell>
          <table:table-cell table:style-name="ce43" office:value-type="float" office:value="26054" calcext:value-type="float">
            <text:p>26,054</text:p>
          </table:table-cell>
          <table:table-cell table:style-name="ce59" office:value-type="float" office:value="24377" calcext:value-type="float">
            <text:p>24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51" calcext:value-type="float">
            <text:p>15,951</text:p>
          </table:table-cell>
          <table:table-cell table:style-name="ce43" office:value-type="float" office:value="45724" calcext:value-type="float">
            <text:p>45,724</text:p>
          </table:table-cell>
          <table:table-cell table:style-name="ce43" office:value-type="float" office:value="23776" calcext:value-type="float">
            <text:p>23,776</text:p>
          </table:table-cell>
          <table:table-cell table:style-name="ce59" office:value-type="float" office:value="21948" calcext:value-type="float">
            <text:p>21,9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93" calcext:value-type="float">
            <text:p>11,693</text:p>
          </table:table-cell>
          <table:table-cell table:style-name="ce43" office:value-type="float" office:value="36546" calcext:value-type="float">
            <text:p>36,546</text:p>
          </table:table-cell>
          <table:table-cell table:style-name="ce43" office:value-type="float" office:value="19522" calcext:value-type="float">
            <text:p>19,522</text:p>
          </table:table-cell>
          <table:table-cell table:style-name="ce59" office:value-type="float" office:value="17024" calcext:value-type="float">
            <text:p>17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3" calcext:value-type="float">
            <text:p>6,763</text:p>
          </table:table-cell>
          <table:table-cell table:style-name="ce43" office:value-type="float" office:value="20010" calcext:value-type="float">
            <text:p>20,010</text:p>
          </table:table-cell>
          <table:table-cell table:style-name="ce43" office:value-type="float" office:value="10644" calcext:value-type="float">
            <text:p>10,644</text:p>
          </table:table-cell>
          <table:table-cell table:style-name="ce59" office:value-type="float" office:value="9366" calcext:value-type="float">
            <text:p>9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14" calcext:value-type="float">
            <text:p>4,314</text:p>
          </table:table-cell>
          <table:table-cell table:style-name="ce43" office:value-type="float" office:value="11865" calcext:value-type="float">
            <text:p>11,865</text:p>
          </table:table-cell>
          <table:table-cell table:style-name="ce43" office:value-type="float" office:value="6416" calcext:value-type="float">
            <text:p>6,416</text:p>
          </table:table-cell>
          <table:table-cell table:style-name="ce59" office:value-type="float" office:value="5449" calcext:value-type="float">
            <text:p>5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2" calcext:value-type="float">
            <text:p>1,94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2408" calcext:value-type="float">
            <text:p>2,408</text:p>
          </table:table-cell>
          <table:table-cell table:style-name="ce59" office:value-type="float" office:value="2213" calcext:value-type="float">
            <text:p>2,21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67" calcext:value-type="float">
            <text:p>1,967</text:p>
          </table:table-cell>
          <table:table-cell table:style-name="ce44" office:value-type="float" office:value="5721" calcext:value-type="float">
            <text:p>5,721</text:p>
          </table:table-cell>
          <table:table-cell table:style-name="ce44" office:value-type="float" office:value="3026" calcext:value-type="float">
            <text:p>3,026</text:p>
          </table:table-cell>
          <table:table-cell table:style-name="ce60" office:value-type="float" office:value="2695" calcext:value-type="float">
            <text:p>2,695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4445" calcext:value-type="float">
            <text:p>284,445</text:p>
          </table:table-cell>
          <table:table-cell table:style-name="ce42" office:value-type="float" office:value="841253" calcext:value-type="float">
            <text:p>841,253</text:p>
          </table:table-cell>
          <table:table-cell table:style-name="ce42" office:value-type="float" office:value="430925" calcext:value-type="float">
            <text:p>430,925</text:p>
          </table:table-cell>
          <table:table-cell table:style-name="ce58" office:value-type="float" office:value="410328" calcext:value-type="float">
            <text:p>410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749" calcext:value-type="float">
            <text:p>73,749</text:p>
          </table:table-cell>
          <table:table-cell table:style-name="ce43" office:value-type="float" office:value="202562" calcext:value-type="float">
            <text:p>202,562</text:p>
          </table:table-cell>
          <table:table-cell table:style-name="ce43" office:value-type="float" office:value="100507" calcext:value-type="float">
            <text:p>100,507</text:p>
          </table:table-cell>
          <table:table-cell table:style-name="ce59" office:value-type="float" office:value="102055" calcext:value-type="float">
            <text:p>102,0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174" calcext:value-type="float">
            <text:p>19,174</text:p>
          </table:table-cell>
          <table:table-cell table:style-name="ce43" office:value-type="float" office:value="54719" calcext:value-type="float">
            <text:p>54,719</text:p>
          </table:table-cell>
          <table:table-cell table:style-name="ce43" office:value-type="float" office:value="27391" calcext:value-type="float">
            <text:p>27,391</text:p>
          </table:table-cell>
          <table:table-cell table:style-name="ce59" office:value-type="float" office:value="27328" calcext:value-type="float">
            <text:p>27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377" calcext:value-type="float">
            <text:p>16,377</text:p>
          </table:table-cell>
          <table:table-cell table:style-name="ce43" office:value-type="float" office:value="48058" calcext:value-type="float">
            <text:p>48,058</text:p>
          </table:table-cell>
          <table:table-cell table:style-name="ce43" office:value-type="float" office:value="24299" calcext:value-type="float">
            <text:p>24,299</text:p>
          </table:table-cell>
          <table:table-cell table:style-name="ce59" office:value-type="float" office:value="23759" calcext:value-type="float">
            <text:p>23,7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345" calcext:value-type="float">
            <text:p>11,345</text:p>
          </table:table-cell>
          <table:table-cell table:style-name="ce43" office:value-type="float" office:value="30874" calcext:value-type="float">
            <text:p>30,874</text:p>
          </table:table-cell>
          <table:table-cell table:style-name="ce43" office:value-type="float" office:value="15826" calcext:value-type="float">
            <text:p>15,826</text:p>
          </table:table-cell>
          <table:table-cell table:style-name="ce59" office:value-type="float" office:value="15048" calcext:value-type="float">
            <text:p>15,0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808" calcext:value-type="float">
            <text:p>14,808</text:p>
          </table:table-cell>
          <table:table-cell table:style-name="ce43" office:value-type="float" office:value="51647" calcext:value-type="float">
            <text:p>51,647</text:p>
          </table:table-cell>
          <table:table-cell table:style-name="ce43" office:value-type="float" office:value="26740" calcext:value-type="float">
            <text:p>26,740</text:p>
          </table:table-cell>
          <table:table-cell table:style-name="ce59" office:value-type="float" office:value="24907" calcext:value-type="float">
            <text:p>24,9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17" calcext:value-type="float">
            <text:p>10,017</text:p>
          </table:table-cell>
          <table:table-cell table:style-name="ce43" office:value-type="float" office:value="30305" calcext:value-type="float">
            <text:p>30,305</text:p>
          </table:table-cell>
          <table:table-cell table:style-name="ce43" office:value-type="float" office:value="15792" calcext:value-type="float">
            <text:p>15,792</text:p>
          </table:table-cell>
          <table:table-cell table:style-name="ce59" office:value-type="float" office:value="14513" calcext:value-type="float">
            <text:p>14,5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53" calcext:value-type="float">
            <text:p>3,753</text:p>
          </table:table-cell>
          <table:table-cell table:style-name="ce43" office:value-type="float" office:value="11231" calcext:value-type="float">
            <text:p>11,231</text:p>
          </table:table-cell>
          <table:table-cell table:style-name="ce43" office:value-type="float" office:value="5839" calcext:value-type="float">
            <text:p>5,839</text:p>
          </table:table-cell>
          <table:table-cell table:style-name="ce59" office:value-type="float" office:value="5392" calcext:value-type="float">
            <text:p>5,3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38" calcext:value-type="float">
            <text:p>6,838</text:p>
          </table:table-cell>
          <table:table-cell table:style-name="ce43" office:value-type="float" office:value="22090" calcext:value-type="float">
            <text:p>22,090</text:p>
          </table:table-cell>
          <table:table-cell table:style-name="ce43" office:value-type="float" office:value="11444" calcext:value-type="float">
            <text:p>11,444</text:p>
          </table:table-cell>
          <table:table-cell table:style-name="ce59" office:value-type="float" office:value="10646" calcext:value-type="float">
            <text:p>10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51" calcext:value-type="float">
            <text:p>8,151</text:p>
          </table:table-cell>
          <table:table-cell table:style-name="ce43" office:value-type="float" office:value="27040" calcext:value-type="float">
            <text:p>27,040</text:p>
          </table:table-cell>
          <table:table-cell table:style-name="ce43" office:value-type="float" office:value="13755" calcext:value-type="float">
            <text:p>13,755</text:p>
          </table:table-cell>
          <table:table-cell table:style-name="ce59" office:value-type="float" office:value="13285" calcext:value-type="float">
            <text:p>13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28" calcext:value-type="float">
            <text:p>7,828</text:p>
          </table:table-cell>
          <table:table-cell table:style-name="ce43" office:value-type="float" office:value="26361" calcext:value-type="float">
            <text:p>26,361</text:p>
          </table:table-cell>
          <table:table-cell table:style-name="ce43" office:value-type="float" office:value="13705" calcext:value-type="float">
            <text:p>13,705</text:p>
          </table:table-cell>
          <table:table-cell table:style-name="ce59" office:value-type="float" office:value="12656" calcext:value-type="float">
            <text:p>12,6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67" calcext:value-type="float">
            <text:p>9,367</text:p>
          </table:table-cell>
          <table:table-cell table:style-name="ce43" office:value-type="float" office:value="25163" calcext:value-type="float">
            <text:p>25,163</text:p>
          </table:table-cell>
          <table:table-cell table:style-name="ce43" office:value-type="float" office:value="13384" calcext:value-type="float">
            <text:p>13,384</text:p>
          </table:table-cell>
          <table:table-cell table:style-name="ce59" office:value-type="float" office:value="11779" calcext:value-type="float">
            <text:p>11,7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79" calcext:value-type="float">
            <text:p>6,479</text:p>
          </table:table-cell>
          <table:table-cell table:style-name="ce43" office:value-type="float" office:value="20765" calcext:value-type="float">
            <text:p>20,765</text:p>
          </table:table-cell>
          <table:table-cell table:style-name="ce43" office:value-type="float" office:value="10884" calcext:value-type="float">
            <text:p>10,884</text:p>
          </table:table-cell>
          <table:table-cell table:style-name="ce59" office:value-type="float" office:value="9881" calcext:value-type="float">
            <text:p>9,8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509" calcext:value-type="float">
            <text:p>18,509</text:p>
          </table:table-cell>
          <table:table-cell table:style-name="ce43" office:value-type="float" office:value="55644" calcext:value-type="float">
            <text:p>55,644</text:p>
          </table:table-cell>
          <table:table-cell table:style-name="ce43" office:value-type="float" office:value="28835" calcext:value-type="float">
            <text:p>28,835</text:p>
          </table:table-cell>
          <table:table-cell table:style-name="ce59" office:value-type="float" office:value="26809" calcext:value-type="float">
            <text:p>26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50" calcext:value-type="float">
            <text:p>5,650</text:p>
          </table:table-cell>
          <table:table-cell table:style-name="ce43" office:value-type="float" office:value="17544" calcext:value-type="float">
            <text:p>17,544</text:p>
          </table:table-cell>
          <table:table-cell table:style-name="ce43" office:value-type="float" office:value="9299" calcext:value-type="float">
            <text:p>9,299</text:p>
          </table:table-cell>
          <table:table-cell table:style-name="ce59" office:value-type="float" office:value="8245" calcext:value-type="float">
            <text:p>8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23" calcext:value-type="float">
            <text:p>3,423</text:p>
          </table:table-cell>
          <table:table-cell table:style-name="ce43" office:value-type="float" office:value="10058" calcext:value-type="float">
            <text:p>10,058</text:p>
          </table:table-cell>
          <table:table-cell table:style-name="ce43" office:value-type="float" office:value="5367" calcext:value-type="float">
            <text:p>5,367</text:p>
          </table:table-cell>
          <table:table-cell table:style-name="ce59" office:value-type="float" office:value="4691" calcext:value-type="float">
            <text:p>4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30" calcext:value-type="float">
            <text:p>8,530</text:p>
          </table:table-cell>
          <table:table-cell table:style-name="ce43" office:value-type="float" office:value="25120" calcext:value-type="float">
            <text:p>25,120</text:p>
          </table:table-cell>
          <table:table-cell table:style-name="ce43" office:value-type="float" office:value="13174" calcext:value-type="float">
            <text:p>13,174</text:p>
          </table:table-cell>
          <table:table-cell table:style-name="ce59" office:value-type="float" office:value="11946" calcext:value-type="float">
            <text:p>11,9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69" calcext:value-type="float">
            <text:p>11,769</text:p>
          </table:table-cell>
          <table:table-cell table:style-name="ce43" office:value-type="float" office:value="36217" calcext:value-type="float">
            <text:p>36,217</text:p>
          </table:table-cell>
          <table:table-cell table:style-name="ce43" office:value-type="float" office:value="18736" calcext:value-type="float">
            <text:p>18,736</text:p>
          </table:table-cell>
          <table:table-cell table:style-name="ce59" office:value-type="float" office:value="17481" calcext:value-type="float">
            <text:p>17,4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57" calcext:value-type="float">
            <text:p>4,457</text:p>
          </table:table-cell>
          <table:table-cell table:style-name="ce43" office:value-type="float" office:value="16155" calcext:value-type="float">
            <text:p>16,155</text:p>
          </table:table-cell>
          <table:table-cell table:style-name="ce43" office:value-type="float" office:value="8206" calcext:value-type="float">
            <text:p>8,206</text:p>
          </table:table-cell>
          <table:table-cell table:style-name="ce59" office:value-type="float" office:value="7949" calcext:value-type="float">
            <text:p>7,9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27" calcext:value-type="float">
            <text:p>6,927</text:p>
          </table:table-cell>
          <table:table-cell table:style-name="ce43" office:value-type="float" office:value="18896" calcext:value-type="float">
            <text:p>18,896</text:p>
          </table:table-cell>
          <table:table-cell table:style-name="ce43" office:value-type="float" office:value="9699" calcext:value-type="float">
            <text:p>9,699</text:p>
          </table:table-cell>
          <table:table-cell table:style-name="ce59" office:value-type="float" office:value="9197" calcext:value-type="float">
            <text:p>9,1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81" calcext:value-type="float">
            <text:p>3,681</text:p>
          </table:table-cell>
          <table:table-cell table:style-name="ce43" office:value-type="float" office:value="10857" calcext:value-type="float">
            <text:p>10,857</text:p>
          </table:table-cell>
          <table:table-cell table:style-name="ce43" office:value-type="float" office:value="5568" calcext:value-type="float">
            <text:p>5,568</text:p>
          </table:table-cell>
          <table:table-cell table:style-name="ce59" office:value-type="float" office:value="5289" calcext:value-type="float">
            <text:p>5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80" calcext:value-type="float">
            <text:p>6,980</text:p>
          </table:table-cell>
          <table:table-cell table:style-name="ce43" office:value-type="float" office:value="19905" calcext:value-type="float">
            <text:p>19,905</text:p>
          </table:table-cell>
          <table:table-cell table:style-name="ce43" office:value-type="float" office:value="10351" calcext:value-type="float">
            <text:p>10,351</text:p>
          </table:table-cell>
          <table:table-cell table:style-name="ce59" office:value-type="float" office:value="9554" calcext:value-type="float">
            <text:p>9,5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46" calcext:value-type="float">
            <text:p>4,346</text:p>
          </table:table-cell>
          <table:table-cell table:style-name="ce43" office:value-type="float" office:value="12517" calcext:value-type="float">
            <text:p>12,517</text:p>
          </table:table-cell>
          <table:table-cell table:style-name="ce43" office:value-type="float" office:value="6876" calcext:value-type="float">
            <text:p>6,876</text:p>
          </table:table-cell>
          <table:table-cell table:style-name="ce59" office:value-type="float" office:value="5641" calcext:value-type="float">
            <text:p>5,6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3" calcext:value-type="float">
            <text:p>3,483</text:p>
          </table:table-cell>
          <table:table-cell table:style-name="ce43" office:value-type="float" office:value="8917" calcext:value-type="float">
            <text:p>8,917</text:p>
          </table:table-cell>
          <table:table-cell table:style-name="ce43" office:value-type="float" office:value="4810" calcext:value-type="float">
            <text:p>4,810</text:p>
          </table:table-cell>
          <table:table-cell table:style-name="ce59" office:value-type="float" office:value="4107" calcext:value-type="float">
            <text:p>4,1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06" calcext:value-type="float">
            <text:p>3,006</text:p>
          </table:table-cell>
          <table:table-cell table:style-name="ce43" office:value-type="float" office:value="7999" calcext:value-type="float">
            <text:p>7,999</text:p>
          </table:table-cell>
          <table:table-cell table:style-name="ce43" office:value-type="float" office:value="4382" calcext:value-type="float">
            <text:p>4,382</text:p>
          </table:table-cell>
          <table:table-cell table:style-name="ce59" office:value-type="float" office:value="3617" calcext:value-type="float">
            <text:p>3,6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9" calcext:value-type="float">
            <text:p>2,139</text:p>
          </table:table-cell>
          <table:table-cell table:style-name="ce43" office:value-type="float" office:value="5644" calcext:value-type="float">
            <text:p>5,644</text:p>
          </table:table-cell>
          <table:table-cell table:style-name="ce43" office:value-type="float" office:value="3007" calcext:value-type="float">
            <text:p>3,007</text:p>
          </table:table-cell>
          <table:table-cell table:style-name="ce59" office:value-type="float" office:value="2637" calcext:value-type="float">
            <text:p>2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2" calcext:value-type="float">
            <text:p>2,292</text:p>
          </table:table-cell>
          <table:table-cell table:style-name="ce43" office:value-type="float" office:value="7701" calcext:value-type="float">
            <text:p>7,701</text:p>
          </table:table-cell>
          <table:table-cell table:style-name="ce43" office:value-type="float" office:value="3883" calcext:value-type="float">
            <text:p>3,883</text:p>
          </table:table-cell>
          <table:table-cell table:style-name="ce59" office:value-type="float" office:value="3818" calcext:value-type="float">
            <text:p>3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6" calcext:value-type="float">
            <text:p>1,056</text:p>
          </table:table-cell>
          <table:table-cell table:style-name="ce43" office:value-type="float" office:value="3329" calcext:value-type="float">
            <text:p>3,329</text:p>
          </table:table-cell>
          <table:table-cell table:style-name="ce43" office:value-type="float" office:value="1706" calcext:value-type="float">
            <text:p>1,706</text:p>
          </table:table-cell>
          <table:table-cell table:style-name="ce59" office:value-type="float" office:value="1623" calcext:value-type="float">
            <text:p>1,6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17" calcext:value-type="float">
            <text:p>2,017</text:p>
          </table:table-cell>
          <table:table-cell table:style-name="ce43" office:value-type="float" office:value="6769" calcext:value-type="float">
            <text:p>6,769</text:p>
          </table:table-cell>
          <table:table-cell table:style-name="ce43" office:value-type="float" office:value="3458" calcext:value-type="float">
            <text:p>3,458</text:p>
          </table:table-cell>
          <table:table-cell table:style-name="ce59" office:value-type="float" office:value="3311" calcext:value-type="float">
            <text:p>3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314" calcext:value-type="float">
            <text:p>1,314</text:p>
          </table:table-cell>
          <table:table-cell table:style-name="ce43" office:value-type="float" office:value="5217" calcext:value-type="float">
            <text:p>5,217</text:p>
          </table:table-cell>
          <table:table-cell table:style-name="ce43" office:value-type="float" office:value="2749" calcext:value-type="float">
            <text:p>2,749</text:p>
          </table:table-cell>
          <table:table-cell table:style-name="ce59" office:value-type="float" office:value="2468" calcext:value-type="float">
            <text:p>2,4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35" calcext:value-type="float">
            <text:p>2,235</text:p>
          </table:table-cell>
          <table:table-cell table:style-name="ce43" office:value-type="float" office:value="7570" calcext:value-type="float">
            <text:p>7,570</text:p>
          </table:table-cell>
          <table:table-cell table:style-name="ce43" office:value-type="float" office:value="3854" calcext:value-type="float">
            <text:p>3,854</text:p>
          </table:table-cell>
          <table:table-cell table:style-name="ce59" office:value-type="float" office:value="3716" calcext:value-type="float">
            <text:p>3,7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55" calcext:value-type="float">
            <text:p>1,355</text:p>
          </table:table-cell>
          <table:table-cell table:style-name="ce43" office:value-type="float" office:value="4806" calcext:value-type="float">
            <text:p>4,806</text:p>
          </table:table-cell>
          <table:table-cell table:style-name="ce43" office:value-type="float" office:value="2464" calcext:value-type="float">
            <text:p>2,464</text:p>
          </table:table-cell>
          <table:table-cell table:style-name="ce59" office:value-type="float" office:value="2342" calcext:value-type="float">
            <text:p>2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27" calcext:value-type="float">
            <text:p>1,527</text:p>
          </table:table-cell>
          <table:table-cell table:style-name="ce43" office:value-type="float" office:value="4806" calcext:value-type="float">
            <text:p>4,806</text:p>
          </table:table-cell>
          <table:table-cell table:style-name="ce43" office:value-type="float" office:value="2485" calcext:value-type="float">
            <text:p>2,485</text:p>
          </table:table-cell>
          <table:table-cell table:style-name="ce59" office:value-type="float" office:value="2321" calcext:value-type="float">
            <text:p>2,32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3" calcext:value-type="float">
            <text:p>1,863</text:p>
          </table:table-cell>
          <table:table-cell table:style-name="ce44" office:value-type="float" office:value="4767" calcext:value-type="float">
            <text:p>4,767</text:p>
          </table:table-cell>
          <table:table-cell table:style-name="ce44" office:value-type="float" office:value="2450" calcext:value-type="float">
            <text:p>2,450</text:p>
          </table:table-cell>
          <table:table-cell table:style-name="ce60" office:value-type="float" office:value="2317" calcext:value-type="float">
            <text:p>2,317</text:p>
          </table:table-cell>
          <table:table-cell table:number-columns-repeated="1019"/>
        </table:table-row>
        <table:table-row table:style-name="ro7">
          <table:table-cell table:style-name="ce91"/>
          <table:table-cell table:style-name="ce92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臺東縣</text:p>
          </table:table-cell>
          <table:table-cell table:style-name="ce51" office:value-type="float" office:value="82326" calcext:value-type="float">
            <text:p>82,326</text:p>
          </table:table-cell>
          <table:table-cell table:style-name="ce42" office:value-type="float" office:value="222452" calcext:value-type="float">
            <text:p>222,452</text:p>
          </table:table-cell>
          <table:table-cell table:style-name="ce42" office:value-type="float" office:value="115174" calcext:value-type="float">
            <text:p>115,174</text:p>
          </table:table-cell>
          <table:table-cell table:style-name="ce58" office:value-type="float" office:value="107278" calcext:value-type="float">
            <text:p>107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285" calcext:value-type="float">
            <text:p>39,285</text:p>
          </table:table-cell>
          <table:table-cell table:style-name="ce43" office:value-type="float" office:value="106759" calcext:value-type="float">
            <text:p>106,759</text:p>
          </table:table-cell>
          <table:table-cell table:style-name="ce43" office:value-type="float" office:value="53641" calcext:value-type="float">
            <text:p>53,641</text:p>
          </table:table-cell>
          <table:table-cell table:style-name="ce59" office:value-type="float" office:value="53118" calcext:value-type="float">
            <text:p>53,1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36" calcext:value-type="float">
            <text:p>5,436</text:p>
          </table:table-cell>
          <table:table-cell table:style-name="ce43" office:value-type="float" office:value="14652" calcext:value-type="float">
            <text:p>14,652</text:p>
          </table:table-cell>
          <table:table-cell table:style-name="ce43" office:value-type="float" office:value="7745" calcext:value-type="float">
            <text:p>7,745</text:p>
          </table:table-cell>
          <table:table-cell table:style-name="ce59" office:value-type="float" office:value="6907" calcext:value-type="float">
            <text:p>6,9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196" calcext:value-type="float">
            <text:p>3,196</text:p>
          </table:table-cell>
          <table:table-cell table:style-name="ce43" office:value-type="float" office:value="8923" calcext:value-type="float">
            <text:p>8,923</text:p>
          </table:table-cell>
          <table:table-cell table:style-name="ce43" office:value-type="float" office:value="4685" calcext:value-type="float">
            <text:p>4,685</text:p>
          </table:table-cell>
          <table:table-cell table:style-name="ce59" office:value-type="float" office:value="4238" calcext:value-type="float">
            <text:p>4,2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2" calcext:value-type="float">
            <text:p>6,662</text:p>
          </table:table-cell>
          <table:table-cell table:style-name="ce43" office:value-type="float" office:value="17507" calcext:value-type="float">
            <text:p>17,507</text:p>
          </table:table-cell>
          <table:table-cell table:style-name="ce43" office:value-type="float" office:value="9278" calcext:value-type="float">
            <text:p>9,278</text:p>
          </table:table-cell>
          <table:table-cell table:style-name="ce59" office:value-type="float" office:value="8229" calcext:value-type="float">
            <text:p>8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14" calcext:value-type="float">
            <text:p>2,514</text:p>
          </table:table-cell>
          <table:table-cell table:style-name="ce43" office:value-type="float" office:value="6324" calcext:value-type="float">
            <text:p>6,324</text:p>
          </table:table-cell>
          <table:table-cell table:style-name="ce43" office:value-type="float" office:value="3304" calcext:value-type="float">
            <text:p>3,304</text:p>
          </table:table-cell>
          <table:table-cell table:style-name="ce59" office:value-type="float" office:value="3020" calcext:value-type="float">
            <text:p>3,0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26" calcext:value-type="float">
            <text:p>4,626</text:p>
          </table:table-cell>
          <table:table-cell table:style-name="ce43" office:value-type="float" office:value="11374" calcext:value-type="float">
            <text:p>11,374</text:p>
          </table:table-cell>
          <table:table-cell table:style-name="ce43" office:value-type="float" office:value="6042" calcext:value-type="float">
            <text:p>6,042</text:p>
          </table:table-cell>
          <table:table-cell table:style-name="ce59" office:value-type="float" office:value="5332" calcext:value-type="float">
            <text:p>5,3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71" calcext:value-type="float">
            <text:p>3,771</text:p>
          </table:table-cell>
          <table:table-cell table:style-name="ce43" office:value-type="float" office:value="8847" calcext:value-type="float">
            <text:p>8,847</text:p>
          </table:table-cell>
          <table:table-cell table:style-name="ce43" office:value-type="float" office:value="4867" calcext:value-type="float">
            <text:p>4,867</text:p>
          </table:table-cell>
          <table:table-cell table:style-name="ce59" office:value-type="float" office:value="3980" calcext:value-type="float">
            <text:p>3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26" calcext:value-type="float">
            <text:p>2,926</text:p>
          </table:table-cell>
          <table:table-cell table:style-name="ce43" office:value-type="float" office:value="7579" calcext:value-type="float">
            <text:p>7,579</text:p>
          </table:table-cell>
          <table:table-cell table:style-name="ce43" office:value-type="float" office:value="4298" calcext:value-type="float">
            <text:p>4,298</text:p>
          </table:table-cell>
          <table:table-cell table:style-name="ce59" office:value-type="float" office:value="3281" calcext:value-type="float">
            <text:p>3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82" calcext:value-type="float">
            <text:p>3,082</text:p>
          </table:table-cell>
          <table:table-cell table:style-name="ce43" office:value-type="float" office:value="8107" calcext:value-type="float">
            <text:p>8,107</text:p>
          </table:table-cell>
          <table:table-cell table:style-name="ce43" office:value-type="float" office:value="4336" calcext:value-type="float">
            <text:p>4,336</text:p>
          </table:table-cell>
          <table:table-cell table:style-name="ce59" office:value-type="float" office:value="3771" calcext:value-type="float">
            <text:p>3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34" calcext:value-type="float">
            <text:p>3,234</text:p>
          </table:table-cell>
          <table:table-cell table:style-name="ce43" office:value-type="float" office:value="8488" calcext:value-type="float">
            <text:p>8,488</text:p>
          </table:table-cell>
          <table:table-cell table:style-name="ce43" office:value-type="float" office:value="4441" calcext:value-type="float">
            <text:p>4,441</text:p>
          </table:table-cell>
          <table:table-cell table:style-name="ce59" office:value-type="float" office:value="4047" calcext:value-type="float">
            <text:p>4,0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88" calcext:value-type="float">
            <text:p>1,088</text:p>
          </table:table-cell>
          <table:table-cell table:style-name="ce43" office:value-type="float" office:value="3775" calcext:value-type="float">
            <text:p>3,775</text:p>
          </table:table-cell>
          <table:table-cell table:style-name="ce43" office:value-type="float" office:value="1972" calcext:value-type="float">
            <text:p>1,972</text:p>
          </table:table-cell>
          <table:table-cell table:style-name="ce59" office:value-type="float" office:value="1803" calcext:value-type="float">
            <text:p>1,8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6" calcext:value-type="float">
            <text:p>1,076</text:p>
          </table:table-cell>
          <table:table-cell table:style-name="ce43" office:value-type="float" office:value="3575" calcext:value-type="float">
            <text:p>3,575</text:p>
          </table:table-cell>
          <table:table-cell table:style-name="ce43" office:value-type="float" office:value="1907" calcext:value-type="float">
            <text:p>1,907</text:p>
          </table:table-cell>
          <table:table-cell table:style-name="ce59" office:value-type="float" office:value="1668" calcext:value-type="float">
            <text:p>1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3" office:value-type="float" office:value="4322" calcext:value-type="float">
            <text:p>4,322</text:p>
          </table:table-cell>
          <table:table-cell table:style-name="ce43" office:value-type="float" office:value="2303" calcext:value-type="float">
            <text:p>2,303</text:p>
          </table:table-cell>
          <table:table-cell table:style-name="ce59" office:value-type="float" office:value="2019" calcext:value-type="float">
            <text:p>2,0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53" calcext:value-type="float">
            <text:p>1,453</text:p>
          </table:table-cell>
          <table:table-cell table:style-name="ce43" office:value-type="float" office:value="3589" calcext:value-type="float">
            <text:p>3,589</text:p>
          </table:table-cell>
          <table:table-cell table:style-name="ce43" office:value-type="float" office:value="1956" calcext:value-type="float">
            <text:p>1,956</text:p>
          </table:table-cell>
          <table:table-cell table:style-name="ce59" office:value-type="float" office:value="1633" calcext:value-type="float">
            <text:p>1,6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3" calcext:value-type="float">
            <text:p>1,103</text:p>
          </table:table-cell>
          <table:table-cell table:style-name="ce43" office:value-type="float" office:value="3586" calcext:value-type="float">
            <text:p>3,586</text:p>
          </table:table-cell>
          <table:table-cell table:style-name="ce43" office:value-type="float" office:value="1853" calcext:value-type="float">
            <text:p>1,853</text:p>
          </table:table-cell>
          <table:table-cell table:style-name="ce59" office:value-type="float" office:value="1733" calcext:value-type="float">
            <text:p>1,73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84" calcext:value-type="float">
            <text:p>1,784</text:p>
          </table:table-cell>
          <table:table-cell table:style-name="ce44" office:value-type="float" office:value="5045" calcext:value-type="float">
            <text:p>5,045</text:p>
          </table:table-cell>
          <table:table-cell table:style-name="ce44" office:value-type="float" office:value="2546" calcext:value-type="float">
            <text:p>2,546</text:p>
          </table:table-cell>
          <table:table-cell table:style-name="ce60" office:value-type="float" office:value="2499" calcext:value-type="float">
            <text:p>2,499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956" calcext:value-type="float">
            <text:p>124,956</text:p>
          </table:table-cell>
          <table:table-cell table:style-name="ce42" office:value-type="float" office:value="331945" calcext:value-type="float">
            <text:p>331,945</text:p>
          </table:table-cell>
          <table:table-cell table:style-name="ce42" office:value-type="float" office:value="169335" calcext:value-type="float">
            <text:p>169,335</text:p>
          </table:table-cell>
          <table:table-cell table:style-name="ce58" office:value-type="float" office:value="162610" calcext:value-type="float">
            <text:p>162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54" calcext:value-type="float">
            <text:p>41,454</text:p>
          </table:table-cell>
          <table:table-cell table:style-name="ce43" office:value-type="float" office:value="105724" calcext:value-type="float">
            <text:p>105,724</text:p>
          </table:table-cell>
          <table:table-cell table:style-name="ce43" office:value-type="float" office:value="51230" calcext:value-type="float">
            <text:p>51,230</text:p>
          </table:table-cell>
          <table:table-cell table:style-name="ce59" office:value-type="float" office:value="54494" calcext:value-type="float">
            <text:p>54,4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07" calcext:value-type="float">
            <text:p>4,407</text:p>
          </table:table-cell>
          <table:table-cell table:style-name="ce43" office:value-type="float" office:value="11115" calcext:value-type="float">
            <text:p>11,115</text:p>
          </table:table-cell>
          <table:table-cell table:style-name="ce43" office:value-type="float" office:value="5816" calcext:value-type="float">
            <text:p>5,816</text:p>
          </table:table-cell>
          <table:table-cell table:style-name="ce59" office:value-type="float" office:value="5299" calcext:value-type="float">
            <text:p>5,2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20" calcext:value-type="float">
            <text:p>8,920</text:p>
          </table:table-cell>
          <table:table-cell table:style-name="ce43" office:value-type="float" office:value="25013" calcext:value-type="float">
            <text:p>25,013</text:p>
          </table:table-cell>
          <table:table-cell table:style-name="ce43" office:value-type="float" office:value="13378" calcext:value-type="float">
            <text:p>13,378</text:p>
          </table:table-cell>
          <table:table-cell table:style-name="ce59" office:value-type="float" office:value="11635" calcext:value-type="float">
            <text:p>11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610" calcext:value-type="float">
            <text:p>7,610</text:p>
          </table:table-cell>
          <table:table-cell table:style-name="ce43" office:value-type="float" office:value="20216" calcext:value-type="float">
            <text:p>20,216</text:p>
          </table:table-cell>
          <table:table-cell table:style-name="ce43" office:value-type="float" office:value="10438" calcext:value-type="float">
            <text:p>10,438</text:p>
          </table:table-cell>
          <table:table-cell table:style-name="ce59" office:value-type="float" office:value="9778" calcext:value-type="float">
            <text:p>9,7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504" calcext:value-type="float">
            <text:p>31,504</text:p>
          </table:table-cell>
          <table:table-cell table:style-name="ce43" office:value-type="float" office:value="83240" calcext:value-type="float">
            <text:p>83,240</text:p>
          </table:table-cell>
          <table:table-cell table:style-name="ce43" office:value-type="float" office:value="42170" calcext:value-type="float">
            <text:p>42,170</text:p>
          </table:table-cell>
          <table:table-cell table:style-name="ce59" office:value-type="float" office:value="41070" calcext:value-type="float">
            <text:p>41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57" calcext:value-type="float">
            <text:p>7,057</text:p>
          </table:table-cell>
          <table:table-cell table:style-name="ce43" office:value-type="float" office:value="18195" calcext:value-type="float">
            <text:p>18,195</text:p>
          </table:table-cell>
          <table:table-cell table:style-name="ce43" office:value-type="float" office:value="9717" calcext:value-type="float">
            <text:p>9,717</text:p>
          </table:table-cell>
          <table:table-cell table:style-name="ce59" office:value-type="float" office:value="8478" calcext:value-type="float">
            <text:p>8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1" calcext:value-type="float">
            <text:p>5,031</text:p>
          </table:table-cell>
          <table:table-cell table:style-name="ce43" office:value-type="float" office:value="13219" calcext:value-type="float">
            <text:p>13,219</text:p>
          </table:table-cell>
          <table:table-cell table:style-name="ce43" office:value-type="float" office:value="7031" calcext:value-type="float">
            <text:p>7,031</text:p>
          </table:table-cell>
          <table:table-cell table:style-name="ce59" office:value-type="float" office:value="6188" calcext:value-type="float">
            <text:p>6,1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23" calcext:value-type="float">
            <text:p>1,723</text:p>
          </table:table-cell>
          <table:table-cell table:style-name="ce43" office:value-type="float" office:value="4541" calcext:value-type="float">
            <text:p>4,541</text:p>
          </table:table-cell>
          <table:table-cell table:style-name="ce43" office:value-type="float" office:value="2526" calcext:value-type="float">
            <text:p>2,526</text:p>
          </table:table-cell>
          <table:table-cell table:style-name="ce59" office:value-type="float" office:value="2015" calcext:value-type="float">
            <text:p>2,0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708" calcext:value-type="float">
            <text:p>4,708</text:p>
          </table:table-cell>
          <table:table-cell table:style-name="ce43" office:value-type="float" office:value="11926" calcext:value-type="float">
            <text:p>11,926</text:p>
          </table:table-cell>
          <table:table-cell table:style-name="ce43" office:value-type="float" office:value="6416" calcext:value-type="float">
            <text:p>6,416</text:p>
          </table:table-cell>
          <table:table-cell table:style-name="ce59" office:value-type="float" office:value="5510" calcext:value-type="float">
            <text:p>5,5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12" calcext:value-type="float">
            <text:p>4,012</text:p>
          </table:table-cell>
          <table:table-cell table:style-name="ce43" office:value-type="float" office:value="10633" calcext:value-type="float">
            <text:p>10,633</text:p>
          </table:table-cell>
          <table:table-cell table:style-name="ce43" office:value-type="float" office:value="5806" calcext:value-type="float">
            <text:p>5,806</text:p>
          </table:table-cell>
          <table:table-cell table:style-name="ce59" office:value-type="float" office:value="4827" calcext:value-type="float">
            <text:p>4,8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4" calcext:value-type="float">
            <text:p>4,774</text:p>
          </table:table-cell>
          <table:table-cell table:style-name="ce43" office:value-type="float" office:value="15666" calcext:value-type="float">
            <text:p>15,666</text:p>
          </table:table-cell>
          <table:table-cell table:style-name="ce43" office:value-type="float" office:value="8098" calcext:value-type="float">
            <text:p>8,098</text:p>
          </table:table-cell>
          <table:table-cell table:style-name="ce59" office:value-type="float" office:value="7568" calcext:value-type="float">
            <text:p>7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2" calcext:value-type="float">
            <text:p>2,082</text:p>
          </table:table-cell>
          <table:table-cell table:style-name="ce43" office:value-type="float" office:value="6420" calcext:value-type="float">
            <text:p>6,420</text:p>
          </table:table-cell>
          <table:table-cell table:style-name="ce43" office:value-type="float" office:value="3387" calcext:value-type="float">
            <text:p>3,387</text:p>
          </table:table-cell>
          <table:table-cell table:style-name="ce59" office:value-type="float" office:value="3033" calcext:value-type="float">
            <text:p>3,03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4" calcext:value-type="float">
            <text:p>1,674</text:p>
          </table:table-cell>
          <table:table-cell table:style-name="ce44" office:value-type="float" office:value="6037" calcext:value-type="float">
            <text:p>6,037</text:p>
          </table:table-cell>
          <table:table-cell table:style-name="ce44" office:value-type="float" office:value="3322" calcext:value-type="float">
            <text:p>3,322</text:p>
          </table:table-cell>
          <table:table-cell table:style-name="ce60" office:value-type="float" office:value="2715" calcext:value-type="float">
            <text:p>2,71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612" calcext:value-type="float">
            <text:p>38,612</text:p>
          </table:table-cell>
          <table:table-cell table:style-name="ce42" office:value-type="float" office:value="102304" calcext:value-type="float">
            <text:p>102,304</text:p>
          </table:table-cell>
          <table:table-cell table:style-name="ce42" office:value-type="float" office:value="52769" calcext:value-type="float">
            <text:p>52,769</text:p>
          </table:table-cell>
          <table:table-cell table:style-name="ce58" office:value-type="float" office:value="49535" calcext:value-type="float">
            <text:p>49,5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563" calcext:value-type="float">
            <text:p>23,563</text:p>
          </table:table-cell>
          <table:table-cell table:style-name="ce43" office:value-type="float" office:value="60924" calcext:value-type="float">
            <text:p>60,924</text:p>
          </table:table-cell>
          <table:table-cell table:style-name="ce43" office:value-type="float" office:value="31029" calcext:value-type="float">
            <text:p>31,029</text:p>
          </table:table-cell>
          <table:table-cell table:style-name="ce59" office:value-type="float" office:value="29895" calcext:value-type="float">
            <text:p>29,8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444" calcext:value-type="float">
            <text:p>5,444</text:p>
          </table:table-cell>
          <table:table-cell table:style-name="ce43" office:value-type="float" office:value="14413" calcext:value-type="float">
            <text:p>14,413</text:p>
          </table:table-cell>
          <table:table-cell table:style-name="ce43" office:value-type="float" office:value="7643" calcext:value-type="float">
            <text:p>7,643</text:p>
          </table:table-cell>
          <table:table-cell table:style-name="ce59" office:value-type="float" office:value="6770" calcext:value-type="float">
            <text:p>6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47" calcext:value-type="float">
            <text:p>3,347</text:p>
          </table:table-cell>
          <table:table-cell table:style-name="ce43" office:value-type="float" office:value="9710" calcext:value-type="float">
            <text:p>9,710</text:p>
          </table:table-cell>
          <table:table-cell table:style-name="ce43" office:value-type="float" office:value="5091" calcext:value-type="float">
            <text:p>5,091</text:p>
          </table:table-cell>
          <table:table-cell table:style-name="ce59" office:value-type="float" office:value="4619" calcext:value-type="float">
            <text:p>4,6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5" calcext:value-type="float">
            <text:p>2,945</text:p>
          </table:table-cell>
          <table:table-cell table:style-name="ce43" office:value-type="float" office:value="8417" calcext:value-type="float">
            <text:p>8,417</text:p>
          </table:table-cell>
          <table:table-cell table:style-name="ce43" office:value-type="float" office:value="4322" calcext:value-type="float">
            <text:p>4,322</text:p>
          </table:table-cell>
          <table:table-cell table:style-name="ce59" office:value-type="float" office:value="4095" calcext:value-type="float">
            <text:p>4,0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79" calcext:value-type="float">
            <text:p>1,979</text:p>
          </table:table-cell>
          <table:table-cell table:style-name="ce43" office:value-type="float" office:value="5091" calcext:value-type="float">
            <text:p>5,091</text:p>
          </table:table-cell>
          <table:table-cell table:style-name="ce43" office:value-type="float" office:value="2734" calcext:value-type="float">
            <text:p>2,734</text:p>
          </table:table-cell>
          <table:table-cell table:style-name="ce59" office:value-type="float" office:value="2357" calcext:value-type="float">
            <text:p>2,35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34" calcext:value-type="float">
            <text:p>1,334</text:p>
          </table:table-cell>
          <table:table-cell table:style-name="ce44" office:value-type="float" office:value="3749" calcext:value-type="float">
            <text:p>3,749</text:p>
          </table:table-cell>
          <table:table-cell table:style-name="ce44" office:value-type="float" office:value="1950" calcext:value-type="float">
            <text:p>1,950</text:p>
          </table:table-cell>
          <table:table-cell table:style-name="ce60" office:value-type="float" office:value="1799" calcext:value-type="float">
            <text:p>1,79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style-name="ce95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基隆市</text:p>
          </table:table-cell>
          <table:table-cell table:style-name="ce51" office:value-type="float" office:value="150987" calcext:value-type="float">
            <text:p>150,987</text:p>
          </table:table-cell>
          <table:table-cell table:style-name="ce42" office:value-type="float" office:value="372105" calcext:value-type="float">
            <text:p>372,105</text:p>
          </table:table-cell>
          <table:table-cell table:style-name="ce42" office:value-type="float" office:value="186942" calcext:value-type="float">
            <text:p>186,942</text:p>
          </table:table-cell>
          <table:table-cell table:style-name="ce58" office:value-type="float" office:value="185163" calcext:value-type="float">
            <text:p>185,16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91" calcext:value-type="float">
            <text:p>22,491</text:p>
          </table:table-cell>
          <table:table-cell table:style-name="ce43" office:value-type="float" office:value="52710" calcext:value-type="float">
            <text:p>52,710</text:p>
          </table:table-cell>
          <table:table-cell table:style-name="ce43" office:value-type="float" office:value="26994" calcext:value-type="float">
            <text:p>26,994</text:p>
          </table:table-cell>
          <table:table-cell table:style-name="ce59" office:value-type="float" office:value="25716" calcext:value-type="float">
            <text:p>25,71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116" calcext:value-type="float">
            <text:p>21,116</text:p>
          </table:table-cell>
          <table:table-cell table:style-name="ce43" office:value-type="float" office:value="54060" calcext:value-type="float">
            <text:p>54,060</text:p>
          </table:table-cell>
          <table:table-cell table:style-name="ce43" office:value-type="float" office:value="27305" calcext:value-type="float">
            <text:p>27,305</text:p>
          </table:table-cell>
          <table:table-cell table:style-name="ce59" office:value-type="float" office:value="26755" calcext:value-type="float">
            <text:p>26,75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23" calcext:value-type="float">
            <text:p>15,423</text:p>
          </table:table-cell>
          <table:table-cell table:style-name="ce43" office:value-type="float" office:value="38379" calcext:value-type="float">
            <text:p>38,379</text:p>
          </table:table-cell>
          <table:table-cell table:style-name="ce43" office:value-type="float" office:value="19323" calcext:value-type="float">
            <text:p>19,323</text:p>
          </table:table-cell>
          <table:table-cell table:style-name="ce59" office:value-type="float" office:value="19056" calcext:value-type="float">
            <text:p>19,05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364" calcext:value-type="float">
            <text:p>19,364</text:p>
          </table:table-cell>
          <table:table-cell table:style-name="ce43" office:value-type="float" office:value="45626" calcext:value-type="float">
            <text:p>45,626</text:p>
          </table:table-cell>
          <table:table-cell table:style-name="ce43" office:value-type="float" office:value="22525" calcext:value-type="float">
            <text:p>22,525</text:p>
          </table:table-cell>
          <table:table-cell table:style-name="ce59" office:value-type="float" office:value="23101" calcext:value-type="float">
            <text:p>23,10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60" calcext:value-type="float">
            <text:p>19,260</text:p>
          </table:table-cell>
          <table:table-cell table:style-name="ce43" office:value-type="float" office:value="48397" calcext:value-type="float">
            <text:p>48,397</text:p>
          </table:table-cell>
          <table:table-cell table:style-name="ce43" office:value-type="float" office:value="24620" calcext:value-type="float">
            <text:p>24,620</text:p>
          </table:table-cell>
          <table:table-cell table:style-name="ce59" office:value-type="float" office:value="23777" calcext:value-type="float">
            <text:p>23,777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41" calcext:value-type="float">
            <text:p>32,341</text:p>
          </table:table-cell>
          <table:table-cell table:style-name="ce43" office:value-type="float" office:value="81329" calcext:value-type="float">
            <text:p>81,329</text:p>
          </table:table-cell>
          <table:table-cell table:style-name="ce43" office:value-type="float" office:value="40477" calcext:value-type="float">
            <text:p>40,477</text:p>
          </table:table-cell>
          <table:table-cell table:style-name="ce59" office:value-type="float" office:value="40852" calcext:value-type="float">
            <text:p>40,8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92" calcext:value-type="float">
            <text:p>20,992</text:p>
          </table:table-cell>
          <table:table-cell table:style-name="ce44" office:value-type="float" office:value="51604" calcext:value-type="float">
            <text:p>51,604</text:p>
          </table:table-cell>
          <table:table-cell table:style-name="ce44" office:value-type="float" office:value="25698" calcext:value-type="float">
            <text:p>25,698</text:p>
          </table:table-cell>
          <table:table-cell table:style-name="ce60" office:value-type="float" office:value="25906" calcext:value-type="float">
            <text:p>25,906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7586" calcext:value-type="float">
            <text:p>157,586</text:p>
          </table:table-cell>
          <table:table-cell table:style-name="ce42" office:value-type="float" office:value="434060" calcext:value-type="float">
            <text:p>434,060</text:p>
          </table:table-cell>
          <table:table-cell table:style-name="ce42" office:value-type="float" office:value="214795" calcext:value-type="float">
            <text:p>214,795</text:p>
          </table:table-cell>
          <table:table-cell table:style-name="ce58" office:value-type="float" office:value="219265" calcext:value-type="float">
            <text:p>219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6442" calcext:value-type="float">
            <text:p>76,442</text:p>
          </table:table-cell>
          <table:table-cell table:style-name="ce43" office:value-type="float" office:value="208142" calcext:value-type="float">
            <text:p>208,142</text:p>
          </table:table-cell>
          <table:table-cell table:style-name="ce43" office:value-type="float" office:value="102564" calcext:value-type="float">
            <text:p>102,564</text:p>
          </table:table-cell>
          <table:table-cell table:style-name="ce59" office:value-type="float" office:value="105578" calcext:value-type="float">
            <text:p>105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943" calcext:value-type="float">
            <text:p>54,943</text:p>
          </table:table-cell>
          <table:table-cell table:style-name="ce43" office:value-type="float" office:value="149156" calcext:value-type="float">
            <text:p>149,156</text:p>
          </table:table-cell>
          <table:table-cell table:style-name="ce43" office:value-type="float" office:value="73131" calcext:value-type="float">
            <text:p>73,131</text:p>
          </table:table-cell>
          <table:table-cell table:style-name="ce59" office:value-type="float" office:value="76025" calcext:value-type="float">
            <text:p>76,02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201" calcext:value-type="float">
            <text:p>26,201</text:p>
          </table:table-cell>
          <table:table-cell table:style-name="ce44" office:value-type="float" office:value="76762" calcext:value-type="float">
            <text:p>76,762</text:p>
          </table:table-cell>
          <table:table-cell table:style-name="ce44" office:value-type="float" office:value="39100" calcext:value-type="float">
            <text:p>39,100</text:p>
          </table:table-cell>
          <table:table-cell table:style-name="ce60" office:value-type="float" office:value="37662" calcext:value-type="float">
            <text:p>37,662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702" calcext:value-type="float">
            <text:p>98,702</text:p>
          </table:table-cell>
          <table:table-cell table:style-name="ce42" office:value-type="float" office:value="270366" calcext:value-type="float">
            <text:p>270,366</text:p>
          </table:table-cell>
          <table:table-cell table:style-name="ce42" office:value-type="float" office:value="131907" calcext:value-type="float">
            <text:p>131,907</text:p>
          </table:table-cell>
          <table:table-cell table:style-name="ce58" office:value-type="float" office:value="138459" calcext:value-type="float">
            <text:p>138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74" calcext:value-type="float">
            <text:p>45,274</text:p>
          </table:table-cell>
          <table:table-cell table:style-name="ce43" office:value-type="float" office:value="122900" calcext:value-type="float">
            <text:p>122,900</text:p>
          </table:table-cell>
          <table:table-cell table:style-name="ce43" office:value-type="float" office:value="59486" calcext:value-type="float">
            <text:p>59,486</text:p>
          </table:table-cell>
          <table:table-cell table:style-name="ce59" office:value-type="float" office:value="63414" calcext:value-type="float">
            <text:p>63,41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428" calcext:value-type="float">
            <text:p>53,428</text:p>
          </table:table-cell>
          <table:table-cell table:style-name="ce44" office:value-type="float" office:value="147466" calcext:value-type="float">
            <text:p>147,466</text:p>
          </table:table-cell>
          <table:table-cell table:style-name="ce44" office:value-type="float" office:value="72421" calcext:value-type="float">
            <text:p>72,421</text:p>
          </table:table-cell>
          <table:table-cell table:style-name="ce60" office:value-type="float" office:value="75045" calcext:value-type="float">
            <text:p>75,04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588" calcext:value-type="float">
            <text:p>38,588</text:p>
          </table:table-cell>
          <table:table-cell table:style-name="ce42" office:value-type="float" office:value="132799" calcext:value-type="float">
            <text:p>132,799</text:p>
          </table:table-cell>
          <table:table-cell table:style-name="ce42" office:value-type="float" office:value="66591" calcext:value-type="float">
            <text:p>66,591</text:p>
          </table:table-cell>
          <table:table-cell table:style-name="ce58" office:value-type="float" office:value="66208" calcext:value-type="float">
            <text:p>66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681" calcext:value-type="float">
            <text:p>12,681</text:p>
          </table:table-cell>
          <table:table-cell table:style-name="ce43" office:value-type="float" office:value="42344" calcext:value-type="float">
            <text:p>42,344</text:p>
          </table:table-cell>
          <table:table-cell table:style-name="ce43" office:value-type="float" office:value="21255" calcext:value-type="float">
            <text:p>21,255</text:p>
          </table:table-cell>
          <table:table-cell table:style-name="ce59" office:value-type="float" office:value="21089" calcext:value-type="float">
            <text:p>21,0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584" calcext:value-type="float">
            <text:p>8,584</text:p>
          </table:table-cell>
          <table:table-cell table:style-name="ce43" office:value-type="float" office:value="28402" calcext:value-type="float">
            <text:p>28,402</text:p>
          </table:table-cell>
          <table:table-cell table:style-name="ce43" office:value-type="float" office:value="14314" calcext:value-type="float">
            <text:p>14,314</text:p>
          </table:table-cell>
          <table:table-cell table:style-name="ce59" office:value-type="float" office:value="14088" calcext:value-type="float">
            <text:p>14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60" calcext:value-type="float">
            <text:p>6,160</text:p>
          </table:table-cell>
          <table:table-cell table:style-name="ce43" office:value-type="float" office:value="20107" calcext:value-type="float">
            <text:p>20,107</text:p>
          </table:table-cell>
          <table:table-cell table:style-name="ce43" office:value-type="float" office:value="9952" calcext:value-type="float">
            <text:p>9,952</text:p>
          </table:table-cell>
          <table:table-cell table:style-name="ce59" office:value-type="float" office:value="10155" calcext:value-type="float">
            <text:p>10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957" calcext:value-type="float">
            <text:p>7,957</text:p>
          </table:table-cell>
          <table:table-cell table:style-name="ce43" office:value-type="float" office:value="28833" calcext:value-type="float">
            <text:p>28,833</text:p>
          </table:table-cell>
          <table:table-cell table:style-name="ce43" office:value-type="float" office:value="14552" calcext:value-type="float">
            <text:p>14,552</text:p>
          </table:table-cell>
          <table:table-cell table:style-name="ce59" office:value-type="float" office:value="14281" calcext:value-type="float">
            <text:p>14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73" calcext:value-type="float">
            <text:p>3,073</text:p>
          </table:table-cell>
          <table:table-cell table:style-name="ce43" office:value-type="float" office:value="12450" calcext:value-type="float">
            <text:p>12,450</text:p>
          </table:table-cell>
          <table:table-cell table:style-name="ce43" office:value-type="float" office:value="6187" calcext:value-type="float">
            <text:p>6,187</text:p>
          </table:table-cell>
          <table:table-cell table:style-name="ce59" office:value-type="float" office:value="6263" calcext:value-type="float">
            <text:p>6,2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3" calcext:value-type="float">
            <text:p>133</text:p>
          </table:table-cell>
          <table:table-cell table:style-name="ce44" office:value-type="float" office:value="663" calcext:value-type="float">
            <text:p>663</text:p>
          </table:table-cell>
          <table:table-cell table:style-name="ce44" office:value-type="float" office:value="331" calcext:value-type="float">
            <text:p>331</text:p>
          </table:table-cell>
          <table:table-cell table:style-name="ce60" office:value-type="float" office:value="332" calcext:value-type="float">
            <text:p>3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1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548" calcext:value-type="float">
            <text:p>2,548</text:p>
          </table:table-cell>
          <table:table-cell table:style-name="ce42" office:value-type="float" office:value="12547" calcext:value-type="float">
            <text:p>12,547</text:p>
          </table:table-cell>
          <table:table-cell table:style-name="ce42" office:value-type="float" office:value="7171" calcext:value-type="float">
            <text:p>7,171</text:p>
          </table:table-cell>
          <table:table-cell table:style-name="ce58" office:value-type="float" office:value="5376" calcext:value-type="float">
            <text:p>5,3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58" calcext:value-type="float">
            <text:p>1,458</text:p>
          </table:table-cell>
          <table:table-cell table:style-name="ce43" office:value-type="float" office:value="7409" calcext:value-type="float">
            <text:p>7,409</text:p>
          </table:table-cell>
          <table:table-cell table:style-name="ce43" office:value-type="float" office:value="4197" calcext:value-type="float">
            <text:p>4,197</text:p>
          </table:table-cell>
          <table:table-cell table:style-name="ce59" office:value-type="float" office:value="3212" calcext:value-type="float">
            <text:p>3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96" calcext:value-type="float">
            <text:p>496</text:p>
          </table:table-cell>
          <table:table-cell table:style-name="ce43" office:value-type="float" office:value="2333" calcext:value-type="float">
            <text:p>2,333</text:p>
          </table:table-cell>
          <table:table-cell table:style-name="ce43" office:value-type="float" office:value="1291" calcext:value-type="float">
            <text:p>1,291</text:p>
          </table:table-cell>
          <table:table-cell table:style-name="ce59" office:value-type="float" office:value="1042" calcext:value-type="float">
            <text:p>1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9" calcext:value-type="float">
            <text:p>279</text:p>
          </table:table-cell>
          <table:table-cell table:style-name="ce43" office:value-type="float" office:value="1535" calcext:value-type="float">
            <text:p>1,535</text:p>
          </table:table-cell>
          <table:table-cell table:style-name="ce43" office:value-type="float" office:value="915" calcext:value-type="float">
            <text:p>915</text:p>
          </table:table-cell>
          <table:table-cell table:style-name="ce59" office:value-type="float" office:value="620" calcext:value-type="float">
            <text:p>62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5" calcext:value-type="float">
            <text:p>315</text:p>
          </table:table-cell>
          <table:table-cell table:style-name="ce44" office:value-type="float" office:value="1270" calcext:value-type="float">
            <text:p>1,270</text:p>
          </table:table-cell>
          <table:table-cell table:style-name="ce44" office:value-type="float" office:value="768" calcext:value-type="float">
            <text:p>768</text:p>
          </table:table-cell>
          <table:table-cell table:style-name="ce60" office:value-type="float" office:value="502" calcext:value-type="float">
            <text:p>502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6-01-05T16:10:59</dc:date>
    <meta:print-date>2014-11-04T18:32:21</meta:print-date>
    <meta:document-statistic meta:table-count="23" meta:cell-count="2239" meta:object-count="0"/>
    <meta:generator>LibreOffice/5.0.5.2$Windows_x86 LibreOffice_project/55b006a02d247b5f7215fc6ea0fde844b30035b3</meta:generator>
  </office:meta>
</office:document-meta>
</file>